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jp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media/image38.png" manifest:media-type="image/png"/>
  <manifest:file-entry manifest:full-path="media/image3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7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385723"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1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3" style:parent-style-name="Graphics">
      <style:graphic-properties draw:fill="none" draw:stroke="non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5">
      <style:drawing-page-properties draw:fill="gradient" draw:fill-gradient-name="a9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8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gradient" draw:fill-gradient-name="a7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2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8" style:parent-style-name="Graphics">
      <style:graphic-properties draw:fill="none" draw:stroke="non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gradient" draw:fill-gradient-name="a7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gradient" draw:fill-gradient-name="a12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45">
      <style:graphic-properties draw:fill="none" fo:clip="rect(0in, 0in, 0in, 0in)" draw:stroke="none"/>
    </style:style>
    <style:style style:family="drawing-page" style:name="a1247">
      <style:drawing-page-properties draw:fill="gradient" draw:fill-gradient-name="a1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98156"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5" style:parent-style-name="Graphics">
      <style:graphic-properties draw:fill="none" draw:stroke="none"/>
    </style:style>
    <style:style style:family="drawing-page" style:name="a1267">
      <style:drawing-page-properties draw:fill="gradient" draw:fill-gradient-name="a12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parent-style-name="Graphics">
      <style:graphic-properties draw:fill="none" draw:stroke="none"/>
    </style:style>
    <style:style style:family="paragraph" style:name="a15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2">
      <style:drawing-page-properties draw:fill="gradient" draw:fill-gradient-name="a10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8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7">
      <style:graphic-properties draw:fill="none" draw:stroke="none"/>
    </style:style>
    <style:style style:family="text" style:name="a1549">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9">
      <style:drawing-page-properties draw:fill="gradient" draw:fill-gradient-name="a10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5">
      <style:drawing-page-properties draw:fill="gradient" draw:fill-gradient-name="a7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8">
      <style:drawing-page-properties draw:fill="gradient" draw:fill-gradient-name="a12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4">
      <style:drawing-page-properties draw:fill="gradient" draw:fill-gradient-name="a15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parent-style-name="Graphics">
      <style:graphic-properties draw:fill="none" draw:stroke="none"/>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9">
      <style:drawing-page-properties draw:fill="gradient" draw:fill-gradient-name="a8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5">
      <style:drawing-page-properties draw:fill="gradient" draw:fill-gradient-name="a7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97" style:parent-style-name="Graphics">
      <style:graphic-properties draw:fill="none" draw:stroke="none"/>
    </style:style>
    <style:style style:family="drawing-page" style:name="a1299">
      <style:drawing-page-properties draw:fill="gradient" draw:fill-gradient-name="a12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4" style:parent-style-name="Graphics">
      <style:graphic-properties draw:fill="none" draw:stroke="none"/>
    </style:style>
    <style:style style:family="graphic" style:name="a1320" style:parent-style-name="Graphics">
      <style:graphic-properties draw:fill="none" draw:stroke="none"/>
    </style:style>
    <style:style style:family="drawing-page" style:name="a826">
      <style:drawing-page-properties draw:fill="gradient" draw:fill-gradient-name="a8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2">
      <style:drawing-page-properties draw:fill="gradient" draw:fill-gradient-name="a13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2">
      <style:drawing-page-properties draw:fill="gradient" draw:fill-gradient-name="a15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fo:text-shadow="0.02997in 0.02894in 0pc #f09415"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54">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gradient" draw:fill-gradient-name="a10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65">
      <style:graphic-properties draw:fill="none" fo:clip="rect(0in, 0in, 0in, 0in)" draw:stroke="none"/>
    </style:style>
    <style:style style:family="drawing-page" style:name="a1067">
      <style:drawing-page-properties draw:fill="gradient" draw:fill-gradient-name="a10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parent-style-name="Graphics">
      <style:graphic-properties draw:fill="none" draw:stroke="none"/>
    </style:style>
    <style:style style:family="paragraph" style:name="a1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5">
      <style:drawing-page-properties draw:fill="gradient" draw:fill-gradient-name="a8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7">
      <style:drawing-page-properties draw:fill="gradient" draw:fill-gradient-name="a13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draw:fill="none" draw:stroke="non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gradient" draw:fill-gradient-name="a8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2" style:parent-style-name="Graphics">
      <style:graphic-properties draw:fill="none" draw:stroke="none"/>
    </style:style>
    <style:style style:family="drawing-page" style:name="a1084">
      <style:drawing-page-properties draw:fill="gradient" draw:fill-gradient-name="a10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parent-style-name="Graphics">
      <style:graphic-properties draw:fill="none" fo:clip="rect(0in, 0in, 0in, 0in)" draw:stroke="non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2">
      <style:drawing-page-properties draw:fill="gradient" draw:fill-gradient-name="a13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8" style:parent-style-name="Graphics">
      <style:graphic-properties draw:fill="none" draw:stroke="none"/>
    </style:style>
    <style:style style:family="paragraph" style:name="a10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8">
      <style:drawing-page-properties draw:fill="gradient" draw:fill-gradient-name="a10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gradient" draw:fill-gradient-name="a11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3" style:parent-style-name="Graphics">
      <style:graphic-properties draw:fill="none" draw:stroke="none"/>
    </style:style>
    <style:style style:family="paragraph" style:name="a8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00">
      <style:graphic-properties draw:fill="none" draw:stroke="none"/>
    </style:style>
    <style:style style:family="drawing-page" style:name="a905">
      <style:drawing-page-properties draw:fill="gradient" draw:fill-gradient-name="a9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1" style:parent-style-name="Graphics">
      <style:graphic-properties draw:fill="none" draw:stroke="non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draw:fill="none" draw:stroke="none"/>
    </style:style>
    <style:style style:family="drawing-page" style:name="a1406">
      <style:drawing-page-properties draw:fill="gradient" draw:fill-gradient-name="a14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91" style:parent-style-name="Graphics">
      <style:graphic-properties draw:fill="none" draw:stroke="non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2" style:parent-style-name="Graphics">
      <style:graphic-properties draw:fill="none" draw:stroke="non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3" style:parent-style-name="Graphics">
      <style:graphic-properties draw:fill="none" draw:stroke="none"/>
    </style:style>
    <style:style style:family="text" style:name="a89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5">
      <style:drawing-page-properties draw:fill="gradient" draw:fill-gradient-name="a13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none" fo:clip="rect(0in, 0in, 0in, 0in)" draw:stroke="non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2">
      <style:drawing-page-properties draw:fill="gradient" draw:fill-gradient-name="a9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16">
      <style:graphic-properties draw:fill="none" draw:stroke="non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Trebuchet MS"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draw:fill="none" draw:stroke="none"/>
    </style:style>
    <style:style style:family="paragraph" style:name="a9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4">
      <style:drawing-page-properties draw:fill="gradient" draw:fill-gradient-name="a14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1">
      <style:drawing-page-properties draw:fill="gradient" draw:fill-gradient-name="a11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draw:fill="none" draw:stroke="none"/>
    </style:style>
    <style:style style:family="paragraph" style:name="a93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0">
      <style:graphic-properties draw:fill="none" draw:stroke="none"/>
    </style:style>
    <style:style style:family="text" style:name="a945">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2">
      <style:drawing-page-properties draw:fill="gradient" draw:fill-gradient-name="a14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draw:fill="none" draw:stroke="none"/>
    </style:style>
    <style:style style:family="graphic" style:name="a1448" style:parent-style-name="Graphics">
      <style:graphic-properties draw:fill="none" draw:stroke="non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4" style:parent-style-name="Graphics">
      <style:graphic-properties draw:fill="none" draw:stroke="none"/>
    </style:style>
    <style:style style:family="drawing-page" style:name="a1450">
      <style:drawing-page-properties draw:fill="gradient" draw:fill-gradient-name="a14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gradient" draw:fill-gradient-name="a9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draw:fill="none" draw:stroke="none"/>
    </style:style>
    <style:style style:family="graphic" style:name="a1456" style:parent-style-name="Graphics">
      <style:graphic-properties draw:fill="none" draw:stroke="none"/>
    </style:style>
    <style:style style:family="drawing-page" style:name="a1458">
      <style:drawing-page-properties draw:fill="gradient" draw:fill-gradient-name="a14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gradient" draw:fill-gradient-name="a68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65278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1852in" fo:padding-bottom="0.1852in" fo:padding-left="0.1852in" fo:padding-right="0.18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parent-style-name="Graphics">
      <style:graphic-properties draw:fill="none" draw:stroke="none"/>
    </style:style>
    <style:style style:family="paragraph" style:name="a11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5">
      <style:drawing-page-properties draw:fill="gradient" draw:fill-gradient-name="a11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parent-style-name="Graphics">
      <style:graphic-properties draw:fill="none" draw:stroke="none"/>
    </style:style>
    <style:style style:family="presentation" style:name="a1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gradient" draw:fill-gradient-name="a9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a31515"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af00db"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top" draw:textarea-horizontal-align="center" draw:fill="solid" draw:fill-color="#c55a11" draw:opacity="100%" draw:stroke="none" draw:auto-grow-width="false" draw:auto-grow-height="true"/>
      <style:paragraph-properties style:font-independent-line-spacing="true" style:writing-mode="lr-tb"/>
    </style:style>
    <style:style style:family="drawing-page" style:name="a703">
      <style:drawing-page-properties draw:fill="gradient" draw:fill-gradient-name="a7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1f4e7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draw:fill="none" draw:stroke="none"/>
    </style:style>
    <style:style style:family="graphic" style:name="a6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2">
      <style:drawing-page-properties draw:fill="gradient" draw:fill-gradient-name="a11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7">
      <style:graphic-properties draw:fill="none" draw:stroke="non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9">
      <style:drawing-page-properties draw:fill="gradient" draw:fill-gradient-name="a11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af00db"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5">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1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681" draw:master-page-name="Master1-Layout7-blank-Blank" presentation:presentation-page-layout-name="Master1-PPL7" draw:id="Slide-256">
        <draw:custom-shape svg:x="2.41748in" svg:y="0.44243in" svg:width="8.70874in" svg:height="0.89183in" draw:id="id192" draw:style-name="a685" draw:name="Diagram 4">
          <svg:title/>
          <svg:desc/>
          <text:p text:style-name="a684" text:class-names="" text:cond-style-name=""><text:span text:style-name="a682" text:class-names="">STATISTICAL MACHINE LEARNING PROJECT<text:s text:c="1"/></text:span><text:span text:style-name="a683" text:class-names=""/></text:p>
          <draw:enhanced-geometry xmlns:dr3d="urn:oasis:names:tc:opendocument:xmlns:dr3d:1.0" draw:type="non-primitive" svg:viewBox="0 0 7963270 8154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963270"/>
            <draw:equation draw:name="f2" draw:formula="815490"/>
            <draw:equation draw:name="f3" draw:formula="135918"/>
            <draw:equation draw:name="f4" draw:formula="60853"/>
            <draw:equation draw:name="f5" draw:formula="7827352"/>
            <draw:equation draw:name="f6" draw:formula="7902417"/>
            <draw:equation draw:name="f7" draw:formula="679572"/>
            <draw:equation draw:name="f8" draw:formula="754637"/>
            <draw:equation draw:name="f9" draw:formula="?f2 - ?f0"/>
            <draw:equation draw:name="f10" draw:formula="?f1 - ?f0"/>
            <draw:equation draw:name="f11" draw:formula="?f10 / 7963270"/>
            <draw:equation draw:name="f12" draw:formula="?f9 / 815490"/>
            <draw:equation draw:name="f13" draw:formula="0 * ?f10"/>
            <draw:equation draw:name="f14" draw:formula="135918 * ?f9"/>
            <draw:equation draw:name="f15" draw:formula="135918 * ?f10"/>
            <draw:equation draw:name="f16" draw:formula="0 * ?f9"/>
            <draw:equation draw:name="f17" draw:formula="7827352 * ?f10"/>
            <draw:equation draw:name="f18" draw:formula="7963270 * ?f10"/>
            <draw:equation draw:name="f19" draw:formula="679572 * ?f9"/>
            <draw:equation draw:name="f20" draw:formula="815490 * ?f9"/>
            <draw:equation draw:name="f21" draw:formula="?f13 / 7963270"/>
            <draw:equation draw:name="f22" draw:formula="?f14 / 815490"/>
            <draw:equation draw:name="f23" draw:formula="?f15 / 7963270"/>
            <draw:equation draw:name="f24" draw:formula="?f16 / 815490"/>
            <draw:equation draw:name="f25" draw:formula="?f17 / 7963270"/>
            <draw:equation draw:name="f26" draw:formula="?f18 / 7963270"/>
            <draw:equation draw:name="f27" draw:formula="?f19 / 815490"/>
            <draw:equation draw:name="f28" draw:formula="?f20 / 8154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frame draw:id="id193" draw:style-name="a686" draw:name="Picture 6" svg:x="3.4834in" svg:y="1.77745in" svg:width="5.29534in" svg:height="3.2994in" style:rel-width="scale" style:rel-height="scale">
          <draw:image xlink:href="media/image1.jpg" xlink:type="simple" xlink:show="embed" xlink:actuate="onLoad"/>
          <svg:title/>
          <svg:desc/>
        </draw:frame>
        <draw:frame draw:id="id194" draw:style-name="a692" draw:name="TextBox 7" svg:x="3.3103in" svg:y="6.88931in" svg:width="3.28687in" svg:height="0.25244in">
          <draw:text-box>
            <text:p text:style-name="a691" text:class-names="" text:cond-style-name=""><text:span text:style-name="a687" text:class-names=""><text:a office:title="https://www.blacklistednews.com/article/77147/ab-5--california-drivers-fight-for.html" xlink:href="https://www.blacklistednews.com/article/77147/ab-5--california-drivers-fight-for.html" text:style-name="" text:visited-style-name="">This Photo</text:a></text:span><text:span text:style-name="a688" text:class-names=""><text:s text:c="1"/>by Unknown Author is licensed under<text:s text:c="1"/></text:span><text:span text:style-name="a689" text:class-names=""><text:a office:title="https://creativecommons.org/licenses/by/3.0/" xlink:href="https://creativecommons.org/licenses/by/3.0/" text:style-name="" text:visited-style-name="">CC BY</text:a></text:span><text:span text:style-name="a690" text:class-names=""/></text:p>
          </draw:text-box>
          <svg:title/>
          <svg:desc/>
        </draw:frame>
        <draw:custom-shape svg:x="9.17476in" svg:y="10.40777in" svg:width="3.28155in" svg:height="1.91855in" draw:id="id195" draw:style-name="a695" draw:name="Rectangle 8">
          <svg:title/>
          <svg:desc/>
          <text:p text:style-name="a694" text:class-names="" text:cond-style-name=""><text:span text:style-name="a693" text:class-names="">Your text here</text:span></text:p>
          <draw:enhanced-geometry xmlns:dr3d="urn:oasis:names:tc:opendocument:xmlns:dr3d:1.0" draw:type="non-primitive" svg:viewBox="0 0 21600 21600" draw:enhanced-path="M 0 0 L 21600 0 21600 21600 0 21600 Z N" draw:mirror-vertical="true" draw:mirror-horizontal="true"/>
        </draw:custom-shape>
        <draw:custom-shape svg:x="8.92844in" svg:y="11.12254in" svg:width="2.47212in" svg:height="2.82734in" draw:id="id196" draw:style-name="a698" draw:name="Rectangle 9">
          <svg:title/>
          <svg:desc/>
          <text:p text:style-name="a697" text:class-names="" text:cond-style-name=""><text:span text:style-name="a696" text:class-names="">Your text here</text:span></text:p>
          <draw:enhanced-geometry xmlns:dr3d="urn:oasis:names:tc:opendocument:xmlns:dr3d:1.0" draw:type="non-primitive" svg:viewBox="0 0 21600 21600" draw:enhanced-path="M 0 0 L 21600 0 21600 21600 0 21600 Z N"/>
        </draw:custom-shape>
        <draw:custom-shape svg:x="2.09709in" svg:y="5.59223in" svg:width="8.06796in" svg:height="1.00977in" draw:id="id197" draw:style-name="a701" draw:name="Rectangle 10">
          <svg:title/>
          <svg:desc/>
          <text:p text:style-name="a700" text:class-names="" text:cond-style-name=""><text:span text:style-name="a699" text:class-names="">PIZZA PRICE PREDICTION<text:s text:c="1"/></text:span></text:p>
          <draw:enhanced-geometry xmlns:dr3d="urn:oasis:names:tc:opendocument:xmlns:dr3d:1.0" draw:type="non-primitive" svg:viewBox="0 0 21600 21600" draw:enhanced-path="M 0 0 L 21600 0 21600 21600 0 21600 Z N"/>
        </draw:custom-shape>
      </draw:page>
      <draw:page draw:name="Slide2" draw:style-name="a703" draw:master-page-name="Master1-Layout7-blank-Blank" presentation:presentation-page-layout-name="Master1-PPL7" draw:id="Slide-257">
        <draw:custom-shape svg:x="0.86408in" svg:y="0.31068in" svg:width="9.4466in" svg:height="5.55371in" draw:id="id198" draw:style-name="a718" draw:name="Rectangle 1">
          <svg:title/>
          <svg:desc/>
          <text:p text:style-name="a706" text:class-names="" text:cond-style-name=""><text:span text:style-name="a704" text:class-names="">NAME:</text:span><text:span text:style-name="a705" text:class-names="">B.NAGA SAI DHANYA</text:span></text:p>
          <text:p text:style-name="a709" text:class-names="" text:cond-style-name=""><text:span text:style-name="a707" text:class-names="">HT.NO:</text:span><text:span text:style-name="a708" text:class-names="">2203A52138</text:span></text:p>
          <text:p text:style-name="a711" text:class-names="" text:cond-style-name=""><text:span text:style-name="a710" text:class-names="">Under the guidance of<text:s text:c="1"/></text:span></text:p>
          <text:p text:style-name="a713" text:class-names="" text:cond-style-name=""><text:span text:style-name="a712" text:class-names="">MR.D.RAMESH</text:span></text:p>
          <text:p text:style-name="a715" text:class-names="" text:cond-style-name=""><text:span text:style-name="a714" text:class-names="">Asst professor</text:span></text:p>
          <text:p text:style-name="a717" text:class-names="" text:cond-style-name=""><text:span text:style-name="a716" text:class-names="">CS&amp;ML</text:span></text:p>
          <draw:enhanced-geometry xmlns:dr3d="urn:oasis:names:tc:opendocument:xmlns:dr3d:1.0" draw:type="non-primitive" svg:viewBox="0 0 21600 21600" draw:enhanced-path="M 0 0 L 21600 0 21600 21600 0 21600 Z N"/>
        </draw:custom-shape>
      </draw:page>
      <draw:page draw:name="Slide3" draw:style-name="a720" draw:master-page-name="Master1-Layout2-obj-Title-and-Content" presentation:presentation-page-layout-name="Master1-PPL2" draw:id="Slide-258">
        <draw:frame draw:id="id199" presentation:style-name="a724" draw:name="Title 1" svg:x="0.74401in" svg:y="0.82374in" svg:width="10.51385in" svg:height="1.18213in" presentation:class="title" presentation:placeholder="false">
          <draw:text-box>
            <text:p text:style-name="a723" text:class-names="" text:cond-style-name=""><text:span text:style-name="a721" text:class-names="">INTRODUCTION</text:span><text:span text:style-name="a722" text:class-names=""/></text:p>
          </draw:text-box>
          <svg:title/>
          <svg:desc/>
        </draw:frame>
        <draw:frame draw:id="id200" presentation:style-name="a735" draw:name="Content Placeholder 2" svg:x="0.74401in" svg:y="2.55564in" svg:width="10.51385in" svg:height="3.93626in" presentation:class="outline" presentation:placeholder="false">
          <draw:text-box>
            <text:list text:style-name="a727">
              <text:list-item>
                <text:p text:style-name="a726" text:class-names="" text:cond-style-name=""><text:span text:style-name="a725" text:class-names="">Pizza price prediction using machine learning is an exciting application of artificial intelligence and data science in food industry.</text:span></text:p>
              </text:list-item>
            </text:list>
            <text:list text:style-name="a730">
              <text:list-item>
                <text:p text:style-name="a729" text:class-names="" text:cond-style-name=""><text:span text:style-name="a728" text:class-names="">With the increasing demand for convenience in ordering food , accurately predicting the prize of a pizza can benefit both consumers and businesses.</text:span></text:p>
              </text:list-item>
            </text:list>
            <text:list text:style-name="a734">
              <text:list-item>
                <text:p text:style-name="a733" text:class-names="" text:cond-style-name=""><text:span text:style-name="a731" text:class-names="">This project leverages various machine learning algorithms and data analysis techniques to estimate the cost of a pizza based on several factors , such as its size, toppings, location of the pizzeria and more.</text:span><text:span text:style-name="a732" text:class-names=""/></text:p>
              </text:list-item>
            </text:list>
          </draw:text-box>
          <svg:title/>
          <svg:desc/>
        </draw:frame>
      </draw:page>
      <draw:page draw:name="Slide4" draw:style-name="a737" draw:master-page-name="Master1-Layout7-blank-Blank" presentation:presentation-page-layout-name="Master1-PPL7" draw:id="Slide-259">
        <draw:frame draw:id="id201" draw:style-name="a738" draw:name="Picture 4" svg:x="0in" svg:y="0in" svg:width="13.33333in" svg:height="7.5in" style:rel-width="scale" style:rel-height="scale">
          <draw:image xlink:href="media/image2.png" xlink:type="simple" xlink:show="embed" xlink:actuate="onLoad"/>
          <svg:title/>
          <svg:desc/>
        </draw:frame>
      </draw:page>
      <draw:page draw:name="Slide5" draw:style-name="a740" draw:master-page-name="Master1-Layout2-obj-Title-and-Content" presentation:presentation-page-layout-name="Master1-PPL2" draw:id="Slide-260">
        <draw:frame draw:id="id202" presentation:style-name="a744" draw:name="Title 1" svg:x="0.74401in" svg:y="0.82374in" svg:width="10.51385in" svg:height="1.18213in" presentation:class="title" presentation:placeholder="false">
          <draw:text-box>
            <text:p text:style-name="a743" text:class-names="" text:cond-style-name=""><text:span text:style-name="a741" text:class-names="">ATTRIBUTES</text:span><text:span text:style-name="a742" text:class-names=""/></text:p>
          </draw:text-box>
          <svg:title/>
          <svg:desc/>
        </draw:frame>
        <draw:frame draw:id="id203" presentation:style-name="a773" draw:name="Content Placeholder 2" svg:x="0.74401in" svg:y="2.55564in" svg:width="10.51385in" svg:height="3.93626in" presentation:class="outline" presentation:placeholder="false">
          <draw:text-box>
            <text:list text:style-name="a747">
              <text:list-item>
                <text:p text:style-name="a746" text:class-names="" text:cond-style-name=""><text:span text:style-name="a745" text:class-names="">Company</text:span></text:p>
              </text:list-item>
            </text:list>
            <text:list text:style-name="a750">
              <text:list-item>
                <text:p text:style-name="a749" text:class-names="" text:cond-style-name=""><text:span text:style-name="a748" text:class-names="">Prize</text:span></text:p>
              </text:list-item>
            </text:list>
            <text:list text:style-name="a753">
              <text:list-item>
                <text:p text:style-name="a752" text:class-names="" text:cond-style-name=""><text:span text:style-name="a751" text:class-names="">Variant</text:span></text:p>
              </text:list-item>
            </text:list>
            <text:list text:style-name="a756">
              <text:list-item>
                <text:p text:style-name="a755" text:class-names="" text:cond-style-name=""><text:span text:style-name="a754" text:class-names="">Diameter</text:span></text:p>
              </text:list-item>
            </text:list>
            <text:list text:style-name="a759">
              <text:list-item>
                <text:p text:style-name="a758" text:class-names="" text:cond-style-name=""><text:span text:style-name="a757" text:class-names="">Toppings</text:span></text:p>
              </text:list-item>
            </text:list>
            <text:list text:style-name="a762">
              <text:list-item>
                <text:p text:style-name="a761" text:class-names="" text:cond-style-name=""><text:span text:style-name="a760" text:class-names="">Extra cheese</text:span></text:p>
              </text:list-item>
            </text:list>
            <text:list text:style-name="a765">
              <text:list-item>
                <text:p text:style-name="a764" text:class-names="" text:cond-style-name=""><text:span text:style-name="a763" text:class-names="">Extra sauce</text:span></text:p>
              </text:list-item>
            </text:list>
            <text:list text:style-name="a768">
              <text:list-item>
                <text:p text:style-name="a767" text:class-names="" text:cond-style-name=""><text:span text:style-name="a766" text:class-names="">Extra mushroom</text:span></text:p>
              </text:list-item>
            </text:list>
            <text:list text:style-name="a772">
              <text:list-item>
                <text:p text:style-name="a771" text:class-names="" text:cond-style-name=""><text:span text:style-name="a769" text:class-names="">Size</text:span><text:span text:style-name="a770" text:class-names=""/></text:p>
              </text:list-item>
            </text:list>
          </draw:text-box>
          <svg:title/>
          <svg:desc/>
        </draw:frame>
      </draw:page>
      <draw:page draw:name="Slide6" draw:style-name="a775" draw:master-page-name="Master1-Layout2-obj-Title-and-Content" presentation:presentation-page-layout-name="Master1-PPL2" draw:id="Slide-261">
        <draw:frame draw:id="id204" presentation:style-name="a779" draw:name="Title 1" svg:x="0.74401in" svg:y="0.82374in" svg:width="10.51385in" svg:height="1.18213in" presentation:class="title" presentation:placeholder="false">
          <draw:text-box>
            <text:p text:style-name="a778" text:class-names="" text:cond-style-name=""><text:span text:style-name="a776" text:class-names="">APPROACH</text:span><text:span text:style-name="a777" text:class-names=""/></text:p>
          </draw:text-box>
          <svg:title/>
          <svg:desc/>
        </draw:frame>
        <draw:frame draw:id="id205" presentation:style-name="a793" draw:name="Content Placeholder 2" svg:x="0.74401in" svg:y="2.55564in" svg:width="10.51385in" svg:height="3.93626in" presentation:class="outline" presentation:placeholder="false">
          <draw:text-box>
            <text:list text:style-name="a782">
              <text:list-item>
                <text:p text:style-name="a781" text:class-names="" text:cond-style-name=""><text:span text:style-name="a780" text:class-names="">The approach that we are using pizza price prediction and analysis is REGRESSION.</text:span></text:p>
              </text:list-item>
            </text:list>
            <text:list text:style-name="a785">
              <text:list-item>
                <text:p text:style-name="a784" text:class-names="" text:cond-style-name=""><text:span text:style-name="a783" text:class-names="">Regression algorithm is a supervised machine learning task where the goal is to predict a continuous numerical output(or target) based on input features. It involves finding a mathematical relationship (usually a linear one)between input features and target variables. The goal of regression is to create a model that can make accurate prediction of the numerical target for new, unseen data points</text:span></text:p>
              </text:list-item>
            </text:list>
            <text:list text:style-name="a788">
              <text:list-item>
                <text:p text:style-name="a787" text:class-names="" text:cond-style-name=""><text:span text:style-name="a786" text:class-names="">In the above data set the target variable is price.</text:span></text:p>
              </text:list-item>
            </text:list>
            <text:list text:style-name="a792">
              <text:list-item>
                <text:p text:style-name="a791" text:class-names="" text:cond-style-name=""><text:span text:style-name="a789" text:class-names="">In the prize price prediction and analysis there are 8 independent variables(x) and one dependent variable(y).<text:s text:c="1"/></text:span><text:span text:style-name="a790" text:class-names=""/></text:p>
              </text:list-item>
            </text:list>
          </draw:text-box>
          <svg:title/>
          <svg:desc/>
        </draw:frame>
      </draw:page>
      <draw:page draw:name="Slide7" draw:style-name="a795" draw:master-page-name="Master1-Layout2-obj-Title-and-Content" presentation:presentation-page-layout-name="Master1-PPL2" draw:id="Slide-262">
        <draw:frame draw:id="id206" presentation:style-name="a799" draw:name="Title 1" svg:x="0.74401in" svg:y="0.82374in" svg:width="10.51385in" svg:height="1.18213in" presentation:class="title" presentation:placeholder="false">
          <draw:text-box>
            <text:p text:style-name="a798" text:class-names="" text:cond-style-name=""><text:span text:style-name="a796" text:class-names="">LINEAR REGRESSION.</text:span><text:span text:style-name="a797" text:class-names=""/></text:p>
          </draw:text-box>
          <svg:title/>
          <svg:desc/>
        </draw:frame>
        <draw:frame draw:id="id207" presentation:style-name="a806" draw:name="Content Placeholder 2" svg:x="0.74401in" svg:y="2.55564in" svg:width="10.51385in" svg:height="3.93626in" presentation:class="outline" presentation:placeholder="false">
          <draw:text-box>
            <text:list text:style-name="a802">
              <text:list-item>
                <text:p text:style-name="a801" text:class-names="" text:cond-style-name=""><text:span text:style-name="a800" text:class-names="">Linear regression is a statistical method used for modeling the relationship between a dependent variable (often denoted as "Y") and one or more independent variables (often denoted as "X"). It assumes a linear relationship between the independent variables and the dependent variable, which means it tries to find the best-fit straight line that describes the relationship between them.</text:span></text:p>
              </text:list-item>
            </text:list>
            <text:list text:style-name="a805">
              <text:list-item>
                <text:p text:style-name="a804" text:class-names="" text:cond-style-name=""><text:span text:style-name="a803" text:class-names=""/></text:p>
              </text:list-item>
            </text:list>
          </draw:text-box>
          <svg:title/>
          <svg:desc/>
        </draw:frame>
        <draw:frame draw:id="id208" draw:style-name="a807" draw:name="Picture 8" svg:x="4.91489in" svg:y="4.98251in" svg:width="2.90143in" svg:height="1.63994in" style:rel-width="scale" style:rel-height="scale">
          <draw:image xlink:href="media/image3.jpg" xlink:type="simple" xlink:show="embed" xlink:actuate="onLoad"/>
          <svg:title/>
          <svg:desc/>
        </draw:frame>
      </draw:page>
      <draw:page draw:name="Slide19" draw:style-name="a809" draw:master-page-name="Master1-Layout2-obj-Title-and-Content" presentation:presentation-page-layout-name="Master1-PPL2" draw:id="Slide-274">
        <draw:frame draw:id="id209" presentation:style-name="a813" draw:name="Title 1" svg:x="0.74401in" svg:y="0.82374in" svg:width="10.51385in" svg:height="1.18213in" presentation:class="title" presentation:placeholder="false">
          <draw:text-box>
            <text:p text:style-name="a812" text:class-names="" text:cond-style-name=""><text:span text:style-name="a810" text:class-names="">LINEAR REGRESSION VALUES OF MY PROJECT</text:span><text:span text:style-name="a811" text:class-names=""/></text:p>
          </draw:text-box>
          <svg:title/>
          <svg:desc/>
        </draw:frame>
        <draw:frame draw:id="id210" presentation:style-name="a823" draw:name="Content Placeholder 2" svg:x="0.74401in" svg:y="2.55564in" svg:width="10.51385in" svg:height="3.93626in" presentation:class="outline" presentation:placeholder="false">
          <draw:text-box>
            <text:list text:style-name="a817">
              <text:list-item>
                <text:p text:style-name="a816" text:class-names="" text:cond-style-name=""><text:span text:style-name="a814" text:class-names="">Mean Square Error:</text:span><text:span text:style-name="a815" text:class-names="">27649.199914292443</text:span></text:p>
              </text:list-item>
            </text:list>
            <text:list text:style-name="a822">
              <text:list-item>
                <text:p text:style-name="a821" text:class-names="" text:cond-style-name=""><text:span text:style-name="a818" text:class-names="">Related Graph</text:span><text:span text:style-name="a819" text:class-names="">:</text:span><text:span text:style-name="a820" text:class-names=""/></text:p>
              </text:list-item>
            </text:list>
          </draw:text-box>
          <svg:title/>
          <svg:desc/>
        </draw:frame>
        <draw:frame draw:id="id211" draw:style-name="a824" draw:name="Picture 4" svg:x="5.06122in" svg:y="3.22165in" svg:width="4.95918in" svg:height="3.92572in" style:rel-width="scale" style:rel-height="scale">
          <draw:image xlink:href="media/image4.png" xlink:type="simple" xlink:show="embed" xlink:actuate="onLoad"/>
          <svg:title/>
          <svg:desc/>
        </draw:frame>
      </draw:page>
      <draw:page draw:name="Slide20" draw:style-name="a826" draw:master-page-name="Master1-Layout2-obj-Title-and-Content" presentation:presentation-page-layout-name="Master1-PPL2" draw:id="Slide-275">
        <draw:frame draw:id="id212" presentation:style-name="a830" draw:name="Title 1" svg:x="0.74401in" svg:y="0.82374in" svg:width="10.51385in" svg:height="1.18213in" presentation:class="title" presentation:placeholder="false">
          <draw:text-box>
            <text:p text:style-name="a829" text:class-names="" text:cond-style-name=""><text:span text:style-name="a827" text:class-names="">LINEAR REGRESSION VALUES OF MY PROJECT</text:span><text:span text:style-name="a828" text:class-names=""/></text:p>
          </draw:text-box>
          <svg:title/>
          <svg:desc/>
        </draw:frame>
        <draw:frame draw:id="id213" presentation:style-name="a842" draw:name="Content Placeholder 2" svg:x="0.74401in" svg:y="2.55564in" svg:width="10.51385in" svg:height="3.93626in" presentation:class="outline" presentation:placeholder="false">
          <draw:text-box>
            <text:list text:style-name="a835">
              <text:list-item>
                <text:p text:style-name="a834" text:class-names="" text:cond-style-name=""><text:span text:style-name="a831" text:class-names="">R2 Score:</text:span><text:span text:style-name="a832" text:class-names="">0.6712827779795159</text:span><text:span text:style-name="a833" text:class-names=""/></text:p>
              </text:list-item>
            </text:list>
            <text:list text:style-name="a838">
              <text:list-item>
                <text:p text:style-name="a837" text:class-names="" text:cond-style-name=""><text:span text:style-name="a836" text:class-names="">Related Graphs:</text:span></text:p>
              </text:list-item>
            </text:list>
            <text:list text:style-name="a841">
              <text:list-item>
                <text:p text:style-name="a840" text:class-names="" text:cond-style-name=""><text:span text:style-name="a839" text:class-names=""/></text:p>
              </text:list-item>
            </text:list>
          </draw:text-box>
          <svg:title/>
          <svg:desc/>
        </draw:frame>
        <draw:frame draw:id="id214" draw:style-name="a843" draw:name="Picture 4" svg:x="4.73469in" svg:y="2.98655in" svg:width="5.48979in" svg:height="4.27766in" style:rel-width="scale" style:rel-height="scale">
          <draw:image xlink:href="media/image5.png" xlink:type="simple" xlink:show="embed" xlink:actuate="onLoad"/>
          <svg:title/>
          <svg:desc/>
        </draw:frame>
      </draw:page>
      <draw:page draw:name="Slide21" draw:style-name="a845" draw:master-page-name="Master1-Layout2-obj-Title-and-Content" presentation:presentation-page-layout-name="Master1-PPL2" draw:id="Slide-276">
        <draw:frame draw:id="id215" presentation:style-name="a849" draw:name="Title 1" svg:x="0.74401in" svg:y="0.82374in" svg:width="10.51385in" svg:height="1.18213in" presentation:class="title" presentation:placeholder="false">
          <draw:text-box>
            <text:p text:style-name="a848" text:class-names="" text:cond-style-name=""><text:span text:style-name="a846" text:class-names="">COMPARISON GRAPH BETWEEN R2 SCORE AND MEAN SQUARE ERROR</text:span><text:span text:style-name="a847" text:class-names=""/></text:p>
          </draw:text-box>
          <svg:title/>
          <svg:desc/>
        </draw:frame>
        <draw:frame draw:id="id216" presentation:style-name="a850" draw:name="Content Placeholder 4" svg:x="2.32653in" svg:y="2.33829in" svg:width="6.98499in" svg:height="4.15303in" style:rel-width="scale" style:rel-height="scale" presentation:class="graphic" presentation:placeholder="false">
          <draw:image xlink:href="media/image6.png" xlink:type="simple" xlink:show="embed" xlink:actuate="onLoad"/>
          <svg:title/>
          <svg:desc/>
        </draw:frame>
      </draw:page>
      <draw:page draw:name="Slide22" draw:style-name="a852" draw:master-page-name="Master1-Layout2-obj-Title-and-Content" presentation:presentation-page-layout-name="Master1-PPL2" draw:id="Slide-277">
        <draw:frame draw:id="id217" presentation:style-name="a856" draw:name="Title 1" svg:x="0.74401in" svg:y="0.82374in" svg:width="10.51385in" svg:height="1.18213in" presentation:class="title" presentation:placeholder="false">
          <draw:text-box>
            <text:p text:style-name="a855" text:class-names="" text:cond-style-name=""><text:span text:style-name="a853" text:class-names="">AFTER ASSESSING CONSISTENCY TO MY PROJECT USING R2 SCORE AND MSE</text:span><text:span text:style-name="a854" text:class-names=""/></text:p>
          </draw:text-box>
          <svg:title/>
          <svg:desc/>
        </draw:frame>
        <draw:frame draw:id="id218" presentation:style-name="a903" draw:name="Content Placeholder 2" svg:x="0.36735in" svg:y="2.27551in" svg:width="10.81633in" svg:height="5.03061in" presentation:class="outline" presentation:placeholder="false">
          <draw:text-box>
            <text:list text:style-name="a859">
              <text:list-item>
                <text:p text:style-name="a858" text:class-names="" text:cond-style-name=""><text:span text:style-name="a857" text:class-names="">TRAINING SET:</text:span></text:p>
              </text:list-item>
            </text:list>
            <text:list text:style-name="a862">
              <text:list-item>
                <text:p text:style-name="a861" text:class-names="" text:cond-style-name=""><text:span text:style-name="a860" text:class-names="">R2 Score:0.1747 <text:s text:c="1"/></text:span></text:p>
              </text:list-item>
            </text:list>
            <text:list text:style-name="a865">
              <text:list-item>
                <text:p text:style-name="a864" text:class-names="" text:cond-style-name=""><text:span text:style-name="a863" text:class-names="">Mean Square error:0.0728 <text:s text:c="35"/></text:span></text:p>
              </text:list-item>
            </text:list>
            <text:list text:style-name="a868">
              <text:list-item>
                <text:p text:style-name="a867" text:class-names="" text:cond-style-name=""><text:span text:style-name="a866" text:class-names="">TESTING DATA:</text:span></text:p>
              </text:list-item>
            </text:list>
            <text:list text:style-name="a871">
              <text:list-item>
                <text:p text:style-name="a870" text:class-names="" text:cond-style-name=""><text:span text:style-name="a869" text:class-names="">R2 score:-0.0628</text:span></text:p>
              </text:list-item>
            </text:list>
            <text:list text:style-name="a874">
              <text:list-item>
                <text:p text:style-name="a873" text:class-names="" text:cond-style-name=""><text:span text:style-name="a872" text:class-names="">Mean square error:0.1239</text:span></text:p>
              </text:list-item>
            </text:list>
            <text:list text:style-name="a878">
              <text:list-item>
                <text:p text:style-name="a877" text:class-names="" text:cond-style-name=""><text:span text:style-name="a875" text:class-names="">Cross-validation Results</text:span><text:span text:style-name="a876" text:class-names="">:<text:s text:c="1"/></text:span></text:p>
              </text:list-item>
            </text:list>
            <text:list text:style-name="a884">
              <text:list-item>
                <text:p text:style-name="a883" text:class-names="" text:cond-style-name=""><text:span text:style-name="a879" text:class-names="">Cross-validated R-squared scores</text:span><text:span text:style-name="a880" text:class-names="">:<text:s text:c="1"/></text:span><text:span text:style-name="a881" text:class-names="">[-0.07646084 -0.24130812 0.00247151 0.07864969 -0.63409871]</text:span><text:span text:style-name="a882" text:class-names=""><text:s text:c="1"/></text:span></text:p>
              </text:list-item>
            </text:list>
            <text:list text:style-name="a890">
              <text:list-item>
                <text:p text:style-name="a889" text:class-names="" text:cond-style-name=""><text:span text:style-name="a885" text:class-names="">Mean R-squared score</text:span><text:span text:style-name="a886" text:class-names="">:<text:s text:c="1"/></text:span><text:span text:style-name="a887" text:class-names="">-0.1741</text:span><text:span text:style-name="a888" text:class-names=""><text:s text:c="1"/></text:span></text:p>
              </text:list-item>
            </text:list>
            <text:list text:style-name="a896">
              <text:list-item>
                <text:p text:style-name="a895" text:class-names="" text:cond-style-name=""><text:span text:style-name="a891" text:class-names="">Cross-validated MSE</text:span><text:span text:style-name="a892" text:class-names="">:<text:s text:c="1"/></text:span><text:span text:style-name="a893" text:class-names="">[0.10351999 0.10899519 0.06444464 0.07042901 0.1186697 ]</text:span><text:span text:style-name="a894" text:class-names=""><text:s text:c="1"/></text:span></text:p>
              </text:list-item>
            </text:list>
            <text:list text:style-name="a902">
              <text:list-item>
                <text:p text:style-name="a901" text:class-names="" text:cond-style-name=""><text:span text:style-name="a897" text:class-names="">Mean MSE</text:span><text:span text:style-name="a898" text:class-names="">:<text:s text:c="1"/></text:span><text:span text:style-name="a899" text:class-names="">0.0932</text:span><text:span text:style-name="a900" text:class-names=""/></text:p>
              </text:list-item>
            </text:list>
          </draw:text-box>
          <svg:title/>
          <svg:desc/>
        </draw:frame>
      </draw:page>
      <draw:page draw:name="Slide23" draw:style-name="a905" draw:master-page-name="Master1-Layout2-obj-Title-and-Content" presentation:presentation-page-layout-name="Master1-PPL2" draw:id="Slide-278">
        <draw:frame draw:id="id219" presentation:style-name="a909" draw:name="Title 1" svg:x="0.74401in" svg:y="0.82374in" svg:width="10.51385in" svg:height="1.18213in" presentation:class="title" presentation:placeholder="false">
          <draw:text-box>
            <text:p text:style-name="a908" text:class-names="" text:cond-style-name=""><text:span text:style-name="a906" text:class-names="">GRAPHS AFTER VALIDATION:</text:span><text:span text:style-name="a907" text:class-names=""/></text:p>
          </draw:text-box>
          <svg:title/>
          <svg:desc/>
        </draw:frame>
        <draw:frame draw:id="id220" presentation:style-name="a910" draw:name="Content Placeholder 2" svg:x="1.09673in" svg:y="2.57143in" svg:width="9.81002in" svg:height="3.85714in" style:rel-width="scale" style:rel-height="scale" presentation:class="graphic" presentation:placeholder="false">
          <draw:image xlink:href="media/image7.png" xlink:type="simple" xlink:show="embed" xlink:actuate="onLoad"/>
          <svg:title/>
          <svg:desc/>
        </draw:frame>
      </draw:page>
      <draw:page draw:name="Slide25" draw:style-name="a912" draw:master-page-name="Master1-Layout2-obj-Title-and-Content" presentation:presentation-page-layout-name="Master1-PPL2" draw:id="Slide-280">
        <draw:frame draw:id="id221" presentation:style-name="a916" draw:name="Title 1" svg:x="0.74401in" svg:y="0.82374in" svg:width="10.51385in" svg:height="1.18213in" presentation:class="title" presentation:placeholder="false">
          <draw:text-box>
            <text:p text:style-name="a915" text:class-names="" text:cond-style-name=""><text:span text:style-name="a913" text:class-names="">APPLYING BOOTSTARP FOR MY PROJECT TO LINEAR REGRESSION</text:span><text:span text:style-name="a914" text:class-names=""/></text:p>
          </draw:text-box>
          <svg:title/>
          <svg:desc/>
        </draw:frame>
        <draw:frame draw:id="id222" presentation:style-name="a953" draw:name="Content Placeholder 2" svg:x="0.47959in" svg:y="2.2551in" svg:width="12.26531in" svg:height="5.17347in" presentation:class="outline" presentation:placeholder="false">
          <draw:text-box>
            <text:list text:style-name="a919">
              <text:list-item>
                <text:p text:style-name="a918" text:class-names="" text:cond-style-name=""><text:span text:style-name="a917" text:class-names="">Related graph:</text:span></text:p>
              </text:list-item>
            </text:list>
            <text:list text:style-name="a922">
              <text:list-item>
                <text:p text:style-name="a921" text:class-names="" text:cond-style-name=""><text:span text:style-name="a920" text:class-names=""/></text:p>
              </text:list-item>
            </text:list>
            <text:list text:style-name="a925">
              <text:list-item>
                <text:p text:style-name="a924" text:class-names="" text:cond-style-name=""><text:span text:style-name="a923" text:class-names=""/></text:p>
              </text:list-item>
            </text:list>
            <text:list text:style-name="a928">
              <text:list-item>
                <text:p text:style-name="a927" text:class-names="" text:cond-style-name=""><text:span text:style-name="a926" text:class-names=""/></text:p>
              </text:list-item>
            </text:list>
            <text:list text:style-name="a931">
              <text:list-item>
                <text:p text:style-name="a930" text:class-names="" text:cond-style-name=""><text:span text:style-name="a929" text:class-names=""/></text:p>
              </text:list-item>
            </text:list>
            <text:list text:style-name="a934">
              <text:list-item>
                <text:p text:style-name="a933" text:class-names="" text:cond-style-name=""><text:span text:style-name="a932" text:class-names=""/></text:p>
              </text:list-item>
            </text:list>
            <text:list text:style-name="a937">
              <text:list-item>
                <text:p text:style-name="a936" text:class-names="" text:cond-style-name=""><text:span text:style-name="a935" text:class-names=""/></text:p>
              </text:list-item>
            </text:list>
            <text:list text:style-name="a940">
              <text:list-item>
                <text:p text:style-name="a939" text:class-names="" text:cond-style-name=""><text:span text:style-name="a938" text:class-names=""/></text:p>
              </text:list-item>
            </text:list>
            <text:list text:style-name="a943">
              <text:list-item>
                <text:p text:style-name="a942" text:class-names="" text:cond-style-name=""><text:span text:style-name="a941" text:class-names=""/></text:p>
              </text:list-item>
            </text:list>
            <text:list text:style-name="a947">
              <text:list-item>
                <text:p text:style-name="a946" text:class-names="" text:cond-style-name=""><text:span text:style-name="a944" text:class-names="">Final Mean Squared Error (MSE):<text:s text:c="1"/></text:span><text:span text:style-name="a945" text:class-names="">0.8187<text:s text:c="1"/></text:span></text:p>
              </text:list-item>
            </text:list>
            <text:list text:style-name="a952">
              <text:list-item>
                <text:p text:style-name="a951" text:class-names="" text:cond-style-name=""><text:span text:style-name="a948" text:class-names="">Standard Mean of MSE</text:span><text:span text:style-name="a949" text:class-names="">: 0.8188</text:span><text:span text:style-name="a950" text:class-names=""/></text:p>
              </text:list-item>
            </text:list>
          </draw:text-box>
          <svg:title/>
          <svg:desc/>
        </draw:frame>
        <draw:frame draw:id="id223" draw:style-name="a954" draw:name="Picture 4" svg:x="2.90816in" svg:y="2.66967in" svg:width="7.14286in" svg:height="3.59594in" style:rel-width="scale" style:rel-height="scale">
          <draw:image xlink:href="media/image8.png" xlink:type="simple" xlink:show="embed" xlink:actuate="onLoad"/>
          <svg:title/>
          <svg:desc/>
        </draw:frame>
      </draw:page>
      <draw:page draw:name="Slide8" draw:style-name="a956" draw:master-page-name="Master1-Layout2-obj-Title-and-Content" presentation:presentation-page-layout-name="Master1-PPL2" draw:id="Slide-263">
        <draw:frame draw:id="id224" presentation:style-name="a960" draw:name="Title 1" svg:x="0.74401in" svg:y="0.82374in" svg:width="10.51385in" svg:height="1.18213in" presentation:class="title" presentation:placeholder="false">
          <draw:text-box>
            <text:p text:style-name="a959" text:class-names="" text:cond-style-name=""><text:span text:style-name="a957" text:class-names="">SUPPORT VECTOR MACHINE</text:span><text:span text:style-name="a958" text:class-names=""/></text:p>
          </draw:text-box>
          <svg:title/>
          <svg:desc/>
        </draw:frame>
        <draw:frame draw:id="id225" presentation:style-name="a965" draw:name="Content Placeholder 2" svg:x="0.74401in" svg:y="2.55564in" svg:width="10.51385in" svg:height="3.93626in" presentation:class="outline" presentation:placeholder="false">
          <draw:text-box>
            <text:list text:style-name="a964">
              <text:list-item>
                <text:p text:style-name="a963" text:class-names="" text:cond-style-name=""><text:span text:style-name="a961" text:class-names="">A Support Vector Machine (SVM) is a supervised machine learning algorithm that is primarily used for classification tasks, but it can also be adapted for regression tasks. SVMs are known for their effectiveness in handling both linear and non-linear data, making them versatile and powerful models in various fields, including image classification, text classification, and bioinformatics. Here's an overview of SVMs and how they work:</text:span><text:span text:style-name="a962" text:class-names=""/></text:p>
              </text:list-item>
            </text:list>
          </draw:text-box>
          <svg:title/>
          <svg:desc/>
        </draw:frame>
        <draw:frame draw:id="id226" draw:style-name="a966" draw:name="Picture 6" svg:x="7.23084in" svg:y="4.97959in" svg:width="2.70794in" svg:height="2.0281in" style:rel-width="scale" style:rel-height="scale">
          <draw:image xlink:href="media/image9.jpeg" xlink:type="simple" xlink:show="embed" xlink:actuate="onLoad"/>
          <svg:title/>
          <svg:desc/>
        </draw:frame>
      </draw:page>
      <draw:page draw:name="Slide24" draw:style-name="a968" draw:master-page-name="Master1-Layout2-obj-Title-and-Content" presentation:presentation-page-layout-name="Master1-PPL2" draw:id="Slide-279">
        <draw:frame draw:id="id227" presentation:style-name="a972" draw:name="Title 1" svg:x="0.74401in" svg:y="0.82374in" svg:width="10.51385in" svg:height="1.18213in" presentation:class="title" presentation:placeholder="false">
          <draw:text-box>
            <text:p text:style-name="a971" text:class-names="" text:cond-style-name=""><text:span text:style-name="a969" text:class-names="">SVM VALUES OF MY PROJECT:</text:span><text:span text:style-name="a970" text:class-names=""/></text:p>
          </draw:text-box>
          <svg:title/>
          <svg:desc/>
        </draw:frame>
        <draw:frame draw:id="id228" presentation:style-name="a982" draw:name="Content Placeholder 2" svg:x="0.74401in" svg:y="2.55564in" svg:width="10.51385in" svg:height="3.93626in" presentation:class="outline" presentation:placeholder="false">
          <draw:text-box>
            <text:list text:style-name="a976">
              <text:list-item>
                <text:p text:style-name="a975" text:class-names="" text:cond-style-name=""><text:span text:style-name="a973" text:class-names="">Mean Squared Error</text:span><text:span text:style-name="a974" text:class-names="">: 89026.48924045675</text:span></text:p>
              </text:list-item>
            </text:list>
            <text:list text:style-name="a981">
              <text:list-item>
                <text:p text:style-name="a980" text:class-names="" text:cond-style-name=""><text:span text:style-name="a977" text:class-names="">Related graph</text:span><text:span text:style-name="a978" text:class-names="">:</text:span><text:span text:style-name="a979" text:class-names=""/></text:p>
              </text:list-item>
            </text:list>
          </draw:text-box>
          <svg:title/>
          <svg:desc/>
        </draw:frame>
        <draw:frame draw:id="id229" draw:style-name="a983" draw:name="Picture 4" svg:x="4.92857in" svg:y="3.17186in" svg:width="5.2781in" svg:height="4.07786in" style:rel-width="scale" style:rel-height="scale">
          <draw:image xlink:href="media/image10.png" xlink:type="simple" xlink:show="embed" xlink:actuate="onLoad"/>
          <svg:title/>
          <svg:desc/>
        </draw:frame>
      </draw:page>
      <draw:page draw:name="Slide26" draw:style-name="a985" draw:master-page-name="Master1-Layout2-obj-Title-and-Content" presentation:presentation-page-layout-name="Master1-PPL2" draw:id="Slide-281">
        <draw:frame draw:id="id230" presentation:style-name="a989" draw:name="Title 1" svg:x="0.74401in" svg:y="0.82374in" svg:width="10.51385in" svg:height="1.18213in" presentation:class="title" presentation:placeholder="false">
          <draw:text-box>
            <text:p text:style-name="a988" text:class-names="" text:cond-style-name=""><text:span text:style-name="a986" text:class-names="">SVM VALUES OF MY PROJECT:</text:span><text:span text:style-name="a987" text:class-names=""/></text:p>
          </draw:text-box>
          <svg:title/>
          <svg:desc/>
        </draw:frame>
        <draw:frame draw:id="id231" presentation:style-name="a999" draw:name="Content Placeholder 2" svg:x="0.74401in" svg:y="2.55564in" svg:width="10.51385in" svg:height="3.93626in" presentation:class="outline" presentation:placeholder="false">
          <draw:text-box>
            <text:list text:style-name="a994">
              <text:list-item>
                <text:p text:style-name="a993" text:class-names="" text:cond-style-name=""><text:span text:style-name="a990" text:class-names="">R2 Score:</text:span><text:span text:style-name="a991" text:class-names=""><text:s text:c="1"/>-0.058422678416528706</text:span><text:span text:style-name="a992" text:class-names=""/></text:p>
              </text:list-item>
            </text:list>
            <text:list text:style-name="a998">
              <text:list-item>
                <text:p text:style-name="a997" text:class-names="" text:cond-style-name=""><text:span text:style-name="a995" text:class-names="">Related Graph:</text:span><text:span text:style-name="a996" text:class-names=""/></text:p>
              </text:list-item>
            </text:list>
          </draw:text-box>
          <svg:title/>
          <svg:desc/>
        </draw:frame>
        <draw:frame draw:id="id232" draw:style-name="a1000" draw:name="Picture 4" svg:x="4.76531in" svg:y="3.10331in" svg:width="5.41137in" svg:height="4.21655in" style:rel-width="scale" style:rel-height="scale">
          <draw:image xlink:href="media/image11.png" xlink:type="simple" xlink:show="embed" xlink:actuate="onLoad"/>
          <svg:title/>
          <svg:desc/>
        </draw:frame>
      </draw:page>
      <draw:page draw:name="Slide27" draw:style-name="a1002" draw:master-page-name="Master1-Layout2-obj-Title-and-Content" presentation:presentation-page-layout-name="Master1-PPL2" draw:id="Slide-282">
        <draw:frame draw:id="id233" presentation:style-name="a1006" draw:name="Title 1" svg:x="0.74401in" svg:y="0.82374in" svg:width="10.51385in" svg:height="1.18213in" presentation:class="title" presentation:placeholder="false">
          <draw:text-box>
            <text:p text:style-name="a1005" text:class-names="" text:cond-style-name=""><text:span text:style-name="a1003" text:class-names="">COMPARISON GRAPH BETWEEN R2 SCORE AND MEAN SQUARE ERROR OF SVM</text:span><text:span text:style-name="a1004" text:class-names=""/></text:p>
          </draw:text-box>
          <svg:title/>
          <svg:desc/>
        </draw:frame>
        <draw:frame draw:id="id234" presentation:style-name="a1007" draw:name="Content Placeholder 4" svg:x="3.10568in" svg:y="2.55556in" svg:width="5.79212in" svg:height="3.93576in" style:rel-width="scale" style:rel-height="scale" presentation:class="graphic" presentation:placeholder="false">
          <draw:image xlink:href="media/image12.png" xlink:type="simple" xlink:show="embed" xlink:actuate="onLoad"/>
          <svg:title/>
          <svg:desc/>
        </draw:frame>
      </draw:page>
      <draw:page draw:name="Slide28" draw:style-name="a1009" draw:master-page-name="Master1-Layout2-obj-Title-and-Content" presentation:presentation-page-layout-name="Master1-PPL2" draw:id="Slide-283">
        <draw:frame draw:id="id235" presentation:style-name="a1013" draw:name="Title 1" svg:x="0.74401in" svg:y="0.82374in" svg:width="10.51385in" svg:height="1.18213in" presentation:class="title" presentation:placeholder="false">
          <draw:text-box>
            <text:p text:style-name="a1012" text:class-names="" text:cond-style-name=""><text:span text:style-name="a1010" text:class-names="">AFTER ASSESSING CONSISTENCY TO MY PROJECT USING R2 SCORE AND MSE FOR SVM</text:span><text:span text:style-name="a1011" text:class-names=""/></text:p>
          </draw:text-box>
          <svg:title/>
          <svg:desc/>
        </draw:frame>
        <draw:frame draw:id="id236" presentation:style-name="a1058" draw:name="Content Placeholder 2" svg:x="1.2449in" svg:y="2.55564in" svg:width="10.86735in" svg:height="4.94436in" presentation:class="outline" presentation:placeholder="false">
          <draw:text-box>
            <text:list text:style-name="a1016">
              <text:list-item>
                <text:p text:style-name="a1015" text:class-names="" text:cond-style-name=""><text:span text:style-name="a1014" text:class-names="">Training Set:<text:s text:c="1"/></text:span></text:p>
              </text:list-item>
            </text:list>
            <text:list text:style-name="a1020">
              <text:list-item>
                <text:p text:style-name="a1019" text:class-names="" text:cond-style-name=""><text:span text:style-name="a1017" text:class-names="">R-squared</text:span><text:span text:style-name="a1018" text:class-names="">: 0.4903,<text:s text:c="1"/></text:span></text:p>
              </text:list-item>
            </text:list>
            <text:list text:style-name="a1024">
              <text:list-item>
                <text:p text:style-name="a1023" text:class-names="" text:cond-style-name=""><text:span text:style-name="a1021" text:class-names="">MSE</text:span><text:span text:style-name="a1022" text:class-names="">: 0.0450<text:s text:c="1"/></text:span></text:p>
              </text:list-item>
            </text:list>
            <text:list text:style-name="a1028">
              <text:list-item>
                <text:p text:style-name="a1027" text:class-names="" text:cond-style-name=""><text:span text:style-name="a1025" text:class-names="">Testing Set</text:span><text:span text:style-name="a1026" text:class-names="">:<text:s text:c="1"/></text:span></text:p>
              </text:list-item>
            </text:list>
            <text:list text:style-name="a1032">
              <text:list-item>
                <text:p text:style-name="a1031" text:class-names="" text:cond-style-name=""><text:span text:style-name="a1029" text:class-names="">R-squared</text:span><text:span text:style-name="a1030" text:class-names="">: -1.2100,<text:s text:c="1"/></text:span></text:p>
              </text:list-item>
            </text:list>
            <text:list text:style-name="a1036">
              <text:list-item>
                <text:p text:style-name="a1035" text:class-names="" text:cond-style-name=""><text:span text:style-name="a1033" text:class-names="">MSE</text:span><text:span text:style-name="a1034" text:class-names="">: 0.1690<text:s text:c="1"/></text:span></text:p>
              </text:list-item>
            </text:list>
            <text:list text:style-name="a1040">
              <text:list-item>
                <text:p text:style-name="a1039" text:class-names="" text:cond-style-name=""><text:span text:style-name="a1037" text:class-names="">Cross-validation Results</text:span><text:span text:style-name="a1038" text:class-names="">:<text:s text:c="1"/></text:span></text:p>
              </text:list-item>
            </text:list>
            <text:list text:style-name="a1044">
              <text:list-item>
                <text:p text:style-name="a1043" text:class-names="" text:cond-style-name=""><text:span text:style-name="a1041" text:class-names="">Cross-validated R-squared scores</text:span><text:span text:style-name="a1042" text:class-names="">: [-0.16411389 -0.89419292 -0.4244078 0.09676638 -0.89856183]<text:s text:c="1"/></text:span></text:p>
              </text:list-item>
            </text:list>
            <text:list text:style-name="a1048">
              <text:list-item>
                <text:p text:style-name="a1047" text:class-names="" text:cond-style-name=""><text:span text:style-name="a1045" text:class-names="">Mean R-squared score</text:span><text:span text:style-name="a1046" text:class-names="">: -0.4569<text:s text:c="1"/></text:span></text:p>
              </text:list-item>
            </text:list>
            <text:list text:style-name="a1052">
              <text:list-item>
                <text:p text:style-name="a1051" text:class-names="" text:cond-style-name=""><text:span text:style-name="a1049" text:class-names="">Cross-validated MSE</text:span><text:span text:style-name="a1050" text:class-names="">: [0.11194932 0.16632286 0.09202288 0.06904415 0.13787524]<text:s text:c="1"/></text:span></text:p>
              </text:list-item>
            </text:list>
            <text:list text:style-name="a1057">
              <text:list-item>
                <text:p text:style-name="a1056" text:class-names="" text:cond-style-name=""><text:span text:style-name="a1053" text:class-names="">Mean MSE</text:span><text:span text:style-name="a1054" text:class-names="">: 0.1154</text:span><text:span text:style-name="a1055" text:class-names=""/></text:p>
              </text:list-item>
            </text:list>
          </draw:text-box>
          <svg:title/>
          <svg:desc/>
        </draw:frame>
      </draw:page>
      <draw:page draw:name="Slide29" draw:style-name="a1060" draw:master-page-name="Master1-Layout2-obj-Title-and-Content" presentation:presentation-page-layout-name="Master1-PPL2" draw:id="Slide-284">
        <draw:frame draw:id="id237" presentation:style-name="a1064" draw:name="Title 1" svg:x="0.74401in" svg:y="0.82374in" svg:width="10.51385in" svg:height="1.18213in" presentation:class="title" presentation:placeholder="false">
          <draw:text-box>
            <text:p text:style-name="a1063" text:class-names="" text:cond-style-name=""><text:span text:style-name="a1061" text:class-names="">GRAPHS AFTER VALIDATION:</text:span><text:span text:style-name="a1062" text:class-names=""/></text:p>
          </draw:text-box>
          <svg:title/>
          <svg:desc/>
        </draw:frame>
        <draw:frame draw:id="id238" presentation:style-name="a1065" draw:name="Content Placeholder 2" svg:x="1.09673in" svg:y="2.57343in" svg:width="9.81002in" svg:height="3.90001in" style:rel-width="scale" style:rel-height="scale" presentation:class="graphic" presentation:placeholder="false">
          <draw:image xlink:href="media/image13.png" xlink:type="simple" xlink:show="embed" xlink:actuate="onLoad"/>
          <svg:title/>
          <svg:desc/>
        </draw:frame>
      </draw:page>
      <draw:page draw:name="Slide30" draw:style-name="a1067" draw:master-page-name="Master1-Layout2-obj-Title-and-Content" presentation:presentation-page-layout-name="Master1-PPL2" draw:id="Slide-285">
        <draw:frame draw:id="id239" presentation:style-name="a1077" draw:name="Content Placeholder 2" svg:x="0.74401in" svg:y="2.55564in" svg:width="10.51385in" svg:height="3.93626in" presentation:class="outline" presentation:placeholder="false">
          <draw:text-box>
            <text:list text:style-name="a1071">
              <text:list-item>
                <text:p text:style-name="a1070" text:class-names="" text:cond-style-name=""><text:span text:style-name="a1068" text:class-names="">Final MSE:<text:s text:c="1"/></text:span><text:span text:style-name="a1069" text:class-names="">0.004988859920423778<text:s text:c="1"/></text:span></text:p>
              </text:list-item>
            </text:list>
            <text:list text:style-name="a1076">
              <text:list-item>
                <text:p text:style-name="a1075" text:class-names="" text:cond-style-name=""><text:span text:style-name="a1072" text:class-names="">Standard Deviation of MSE:<text:s text:c="1"/></text:span><text:span text:style-name="a1073" text:class-names="">0.00021106708391213912</text:span><text:span text:style-name="a1074" text:class-names=""/></text:p>
              </text:list-item>
            </text:list>
          </draw:text-box>
          <svg:title/>
          <svg:desc/>
        </draw:frame>
        <draw:frame draw:id="id240" presentation:style-name="a1081" draw:name="Title 3" svg:x="0.74401in" svg:y="0.82374in" svg:width="10.51385in" svg:height="1.18213in" presentation:class="title" presentation:placeholder="false">
          <draw:text-box>
            <text:p text:style-name="a1080" text:class-names="" text:cond-style-name=""><text:span text:style-name="a1078" text:class-names="">BOOTSRAP TO SVM:</text:span><text:span text:style-name="a1079" text:class-names=""/></text:p>
          </draw:text-box>
          <svg:title/>
          <svg:desc/>
        </draw:frame>
        <draw:frame draw:id="id241" draw:style-name="a1082" draw:name="Picture 5" svg:x="5.55102in" svg:y="3.5084in" svg:width="4.85065in" svg:height="3.55195in" style:rel-width="scale" style:rel-height="scale">
          <draw:image xlink:href="media/image8.png" xlink:type="simple" xlink:show="embed" xlink:actuate="onLoad"/>
          <svg:title/>
          <svg:desc/>
        </draw:frame>
      </draw:page>
      <draw:page draw:name="Slide45" draw:style-name="a1084" draw:master-page-name="Master1-Layout2-obj-Title-and-Content" presentation:presentation-page-layout-name="Master1-PPL2" draw:id="Slide-300">
        <draw:frame draw:id="id242" presentation:style-name="a1088" draw:name="Title 1" svg:x="0.74401in" svg:y="0.82374in" svg:width="10.51385in" svg:height="1.18213in" presentation:class="title" presentation:placeholder="false">
          <draw:text-box>
            <text:p text:style-name="a1087" text:class-names="" text:cond-style-name=""><text:span text:style-name="a1085" text:class-names="">KERNEL NEURAL NETWORKS:</text:span><text:span text:style-name="a1086" text:class-names=""/></text:p>
          </draw:text-box>
          <svg:title/>
          <svg:desc/>
        </draw:frame>
        <draw:frame draw:id="id243" presentation:style-name="a1096" draw:name="Content Placeholder 2" svg:x="0.74401in" svg:y="2.55564in" svg:width="10.51385in" svg:height="3.93626in" presentation:class="outline" presentation:placeholder="false">
          <draw:text-box>
            <text:list text:style-name="a1092">
              <text:list-item>
                <text:p text:style-name="a1091" text:class-names="" text:cond-style-name=""><text:span text:style-name="a1089" text:class-names=""><text:line-break/></text:span><text:span text:style-name="a1090" text:class-names="">K-Nearest Neighbors (KNN) is a simple, instance-based machine learning algorithm used for both classification and regression tasks. It's a non-parametric method that makes predictions based on the similarity of a new data point to its neighbouring data points.</text:span></text:p>
              </text:list-item>
            </text:list>
            <text:list text:style-name="a1095">
              <text:list-item>
                <text:p text:style-name="a1094" text:class-names="" text:cond-style-name=""><text:span text:style-name="a1093" text:class-names=""/></text:p>
              </text:list-item>
            </text:list>
          </draw:text-box>
          <svg:title/>
          <svg:desc/>
        </draw:frame>
      </draw:page>
      <draw:page draw:name="Slide32" draw:style-name="a1098" draw:master-page-name="Master1-Layout2-obj-Title-and-Content" presentation:presentation-page-layout-name="Master1-PPL2" draw:id="Slide-287">
        <draw:frame draw:id="id244" presentation:style-name="a1102" draw:name="Title 1" svg:x="0.74401in" svg:y="0.82374in" svg:width="10.51385in" svg:height="1.18213in" presentation:class="title" presentation:placeholder="false">
          <draw:text-box>
            <text:p text:style-name="a1101" text:class-names="" text:cond-style-name=""><text:span text:style-name="a1099" text:class-names="">KERNEL NEURAL NETWORKS:</text:span><text:span text:style-name="a1100" text:class-names=""/></text:p>
          </draw:text-box>
          <svg:title/>
          <svg:desc/>
        </draw:frame>
        <draw:frame draw:id="id245" presentation:style-name="a1107" draw:name="Content Placeholder 2" svg:x="0.74401in" svg:y="2.55564in" svg:width="10.51385in" svg:height="3.93626in" presentation:class="outline" presentation:placeholder="false">
          <draw:text-box>
            <text:list text:style-name="a1106">
              <text:list-item>
                <text:p text:style-name="a1105" text:class-names="" text:cond-style-name=""><text:span text:style-name="a1103" text:class-names="">Mean Square Error:0.1095487</text:span><text:span text:style-name="a1104" text:class-names=""/></text:p>
              </text:list-item>
            </text:list>
          </draw:text-box>
          <svg:title/>
          <svg:desc/>
        </draw:frame>
        <draw:frame draw:id="id246" draw:style-name="a1108" draw:name="Picture 7" svg:x="5.76531in" svg:y="3.38775in" svg:width="4.87853in" svg:height="3.81223in" style:rel-width="scale" style:rel-height="scale">
          <draw:image xlink:href="media/image14.png" xlink:type="simple" xlink:show="embed" xlink:actuate="onLoad"/>
          <svg:title/>
          <svg:desc/>
        </draw:frame>
      </draw:page>
      <draw:page draw:name="Slide33" draw:style-name="a1110" draw:master-page-name="Master1-Layout2-obj-Title-and-Content" presentation:presentation-page-layout-name="Master1-PPL2" draw:id="Slide-288">
        <draw:frame draw:id="id247" presentation:style-name="a1114" draw:name="Title 1" svg:x="0.74401in" svg:y="0.82374in" svg:width="10.51385in" svg:height="1.18213in" presentation:class="title" presentation:placeholder="false">
          <draw:text-box>
            <text:p text:style-name="a1113" text:class-names="" text:cond-style-name=""><text:span text:style-name="a1111" text:class-names="">KNN:</text:span><text:span text:style-name="a1112" text:class-names=""/></text:p>
          </draw:text-box>
          <svg:title/>
          <svg:desc/>
        </draw:frame>
        <draw:frame draw:id="id248" presentation:style-name="a1149" draw:name="Content Placeholder 2" svg:x="0.74401in" svg:y="2.55564in" svg:width="10.51385in" svg:height="3.93626in" presentation:class="outline" presentation:placeholder="false">
          <draw:text-box>
            <text:list text:style-name="a1117">
              <text:list-item>
                <text:p text:style-name="a1116" text:class-names="" text:cond-style-name=""><text:span text:style-name="a1115" text:class-names="">K=1, R-squared Score: -2.1651<text:s text:c="1"/></text:span></text:p>
              </text:list-item>
            </text:list>
            <text:list text:style-name="a1120">
              <text:list-item>
                <text:p text:style-name="a1119" text:class-names="" text:cond-style-name=""><text:span text:style-name="a1118" text:class-names="">K=2, R-squared Score: -1.5628<text:s text:c="1"/></text:span></text:p>
              </text:list-item>
            </text:list>
            <text:list text:style-name="a1123">
              <text:list-item>
                <text:p text:style-name="a1122" text:class-names="" text:cond-style-name=""><text:span text:style-name="a1121" text:class-names="">K=3, R-squared Score: -0.9706<text:s text:c="1"/></text:span></text:p>
              </text:list-item>
            </text:list>
            <text:list text:style-name="a1126">
              <text:list-item>
                <text:p text:style-name="a1125" text:class-names="" text:cond-style-name=""><text:span text:style-name="a1124" text:class-names="">K=4, R-squared Score: -0.5968<text:s text:c="1"/></text:span></text:p>
              </text:list-item>
            </text:list>
            <text:list text:style-name="a1129">
              <text:list-item>
                <text:p text:style-name="a1128" text:class-names="" text:cond-style-name=""><text:span text:style-name="a1127" text:class-names="">K=5, R-squared Score: -0.4327<text:s text:c="1"/></text:span></text:p>
              </text:list-item>
            </text:list>
            <text:list text:style-name="a1132">
              <text:list-item>
                <text:p text:style-name="a1131" text:class-names="" text:cond-style-name=""><text:span text:style-name="a1130" text:class-names="">K=6, R-squared Score: -0.5414<text:s text:c="1"/></text:span></text:p>
              </text:list-item>
            </text:list>
            <text:list text:style-name="a1135">
              <text:list-item>
                <text:p text:style-name="a1134" text:class-names="" text:cond-style-name=""><text:span text:style-name="a1133" text:class-names="">K=7, R-squared Score: -0.4966<text:s text:c="1"/></text:span></text:p>
              </text:list-item>
            </text:list>
            <text:list text:style-name="a1138">
              <text:list-item>
                <text:p text:style-name="a1137" text:class-names="" text:cond-style-name=""><text:span text:style-name="a1136" text:class-names="">K=8, R-squared Score: -0.4336<text:s text:c="1"/></text:span></text:p>
              </text:list-item>
            </text:list>
            <text:list text:style-name="a1141">
              <text:list-item>
                <text:p text:style-name="a1140" text:class-names="" text:cond-style-name=""><text:span text:style-name="a1139" text:class-names="">K=9, R-squared Score: -0.4021<text:s text:c="1"/></text:span></text:p>
              </text:list-item>
            </text:list>
            <text:list text:style-name="a1144">
              <text:list-item>
                <text:p text:style-name="a1143" text:class-names="" text:cond-style-name=""><text:span text:style-name="a1142" text:class-names="">K=10, R-squared Score: -0.4179<text:s text:c="1"/></text:span></text:p>
              </text:list-item>
            </text:list>
            <text:list text:style-name="a1148">
              <text:list-item>
                <text:p text:style-name="a1147" text:class-names="" text:cond-style-name=""><text:span text:style-name="a1145" text:class-names="">K=11, R-squared Score: -0.4028</text:span><text:span text:style-name="a1146" text:class-names=""/></text:p>
              </text:list-item>
            </text:list>
          </draw:text-box>
          <svg:title/>
          <svg:desc/>
        </draw:frame>
      </draw:page>
      <draw:page draw:name="Slide34" draw:style-name="a1151" draw:master-page-name="Master1-Layout2-obj-Title-and-Content" presentation:presentation-page-layout-name="Master1-PPL2" draw:id="Slide-289">
        <draw:frame draw:id="id249" presentation:style-name="a1155" draw:name="Title 1" svg:x="0.74401in" svg:y="0.82374in" svg:width="10.51385in" svg:height="1.18213in" presentation:class="title" presentation:placeholder="false">
          <draw:text-box>
            <text:p text:style-name="a1154" text:class-names="" text:cond-style-name=""><text:span text:style-name="a1152" text:class-names="">KNN R2score:</text:span><text:span text:style-name="a1153" text:class-names=""/></text:p>
          </draw:text-box>
          <svg:title/>
          <svg:desc/>
        </draw:frame>
        <draw:frame draw:id="id250" presentation:style-name="a1183" draw:name="Content Placeholder 2" svg:x="0.74401in" svg:y="2.55564in" svg:width="10.51385in" svg:height="3.93626in" presentation:class="outline" presentation:placeholder="false">
          <draw:text-box>
            <text:list text:style-name="a1158">
              <text:list-item>
                <text:p text:style-name="a1157" text:class-names="" text:cond-style-name=""><text:span text:style-name="a1156" text:class-names="">K=12, R-squared Score: -0.4034</text:span></text:p>
              </text:list-item>
            </text:list>
            <text:list text:style-name="a1161">
              <text:list-item>
                <text:p text:style-name="a1160" text:class-names="" text:cond-style-name=""><text:span text:style-name="a1159" text:class-names="">K=13, R-squared Score: -0.3657</text:span></text:p>
              </text:list-item>
            </text:list>
            <text:list text:style-name="a1164">
              <text:list-item>
                <text:p text:style-name="a1163" text:class-names="" text:cond-style-name=""><text:span text:style-name="a1162" text:class-names="">K=14, R-squared Score: -0.3305</text:span></text:p>
              </text:list-item>
            </text:list>
            <text:list text:style-name="a1167">
              <text:list-item>
                <text:p text:style-name="a1166" text:class-names="" text:cond-style-name=""><text:span text:style-name="a1165" text:class-names="">K=15, R-squared Score: -0.3337</text:span></text:p>
              </text:list-item>
            </text:list>
            <text:list text:style-name="a1170">
              <text:list-item>
                <text:p text:style-name="a1169" text:class-names="" text:cond-style-name=""><text:span text:style-name="a1168" text:class-names="">K=16, R-squared Score: -0.3773</text:span></text:p>
              </text:list-item>
            </text:list>
            <text:list text:style-name="a1173">
              <text:list-item>
                <text:p text:style-name="a1172" text:class-names="" text:cond-style-name=""><text:span text:style-name="a1171" text:class-names="">K=17, R-squared Score: -0.4014</text:span></text:p>
              </text:list-item>
            </text:list>
            <text:list text:style-name="a1176">
              <text:list-item>
                <text:p text:style-name="a1175" text:class-names="" text:cond-style-name=""><text:span text:style-name="a1174" text:class-names="">K=18, R-squared Score: -0.3863</text:span></text:p>
              </text:list-item>
            </text:list>
            <text:list text:style-name="a1179">
              <text:list-item>
                <text:p text:style-name="a1178" text:class-names="" text:cond-style-name=""><text:span text:style-name="a1177" text:class-names="">K=19, R-squared Score: -0.4188</text:span></text:p>
              </text:list-item>
            </text:list>
            <text:list text:style-name="a1182">
              <text:list-item>
                <text:p text:style-name="a1181" text:class-names="" text:cond-style-name=""><text:span text:style-name="a1180" text:class-names=""/></text:p>
              </text:list-item>
            </text:list>
          </draw:text-box>
          <svg:title/>
          <svg:desc/>
        </draw:frame>
      </draw:page>
      <draw:page draw:name="Slide35" draw:style-name="a1185" draw:master-page-name="Master1-Layout2-obj-Title-and-Content" presentation:presentation-page-layout-name="Master1-PPL2" draw:id="Slide-290">
        <draw:frame draw:id="id251" presentation:style-name="a1189" draw:name="Title 1" svg:x="0.74401in" svg:y="0.82374in" svg:width="10.51385in" svg:height="1.18213in" presentation:class="title" presentation:placeholder="false">
          <draw:text-box>
            <text:p text:style-name="a1188" text:class-names="" text:cond-style-name=""><text:span text:style-name="a1186" text:class-names="">KNN R2 SCORE GRAPH:</text:span><text:span text:style-name="a1187" text:class-names=""/></text:p>
          </draw:text-box>
          <svg:title/>
          <svg:desc/>
        </draw:frame>
        <draw:frame draw:id="id252" presentation:style-name="a1190" draw:name="Content Placeholder 4" svg:x="3.44385in" svg:y="2.55556in" svg:width="5.11577in" svg:height="3.93576in" style:rel-width="scale" style:rel-height="scale" presentation:class="graphic" presentation:placeholder="false">
          <draw:image xlink:href="media/image15.png" xlink:type="simple" xlink:show="embed" xlink:actuate="onLoad"/>
          <svg:title/>
          <svg:desc/>
        </draw:frame>
      </draw:page>
      <draw:page draw:name="Slide36" draw:style-name="a1192" draw:master-page-name="Master1-Layout2-obj-Title-and-Content" presentation:presentation-page-layout-name="Master1-PPL2" draw:id="Slide-291">
        <draw:frame draw:id="id253" presentation:style-name="a1196" draw:name="Title 1" svg:x="0.74401in" svg:y="0.82374in" svg:width="10.51385in" svg:height="1.18213in" presentation:class="title" presentation:placeholder="false">
          <draw:text-box>
            <text:p text:style-name="a1195" text:class-names="" text:cond-style-name=""><text:span text:style-name="a1193" text:class-names="">GRAPH BETWEEN R2 SCORE AND MSE</text:span><text:span text:style-name="a1194" text:class-names=""/></text:p>
          </draw:text-box>
          <svg:title/>
          <svg:desc/>
        </draw:frame>
        <draw:frame draw:id="id254" presentation:style-name="a1197" draw:name="Content Placeholder 3" svg:x="2.74951in" svg:y="2.55556in" svg:width="6.50444in" svg:height="3.93576in" style:rel-width="scale" style:rel-height="scale" presentation:class="graphic" presentation:placeholder="false">
          <draw:image xlink:href="media/image16.png" xlink:type="simple" xlink:show="embed" xlink:actuate="onLoad"/>
          <svg:title/>
          <svg:desc/>
        </draw:frame>
      </draw:page>
      <draw:page draw:name="Slide37" draw:style-name="a1199" draw:master-page-name="Master1-Layout2-obj-Title-and-Content" presentation:presentation-page-layout-name="Master1-PPL2" draw:id="Slide-292">
        <draw:frame draw:id="id255" presentation:style-name="a1203" draw:name="Title 1" svg:x="0.74401in" svg:y="0.82374in" svg:width="10.51385in" svg:height="1.18213in" presentation:class="title" presentation:placeholder="false">
          <draw:text-box>
            <text:p text:style-name="a1202" text:class-names="" text:cond-style-name=""><text:span text:style-name="a1200" text:class-names="">AFTER ASSESSING CONSISTENCY TO MY PROJECT USING R2 SCORE AND MSE FOR KNN</text:span><text:span text:style-name="a1201" text:class-names=""/></text:p>
          </draw:text-box>
          <svg:title/>
          <svg:desc/>
        </draw:frame>
        <draw:frame draw:id="id256" presentation:style-name="a1238" draw:name="Content Placeholder 2" svg:x="0.74401in" svg:y="2.55564in" svg:width="10.51385in" svg:height="3.93626in" presentation:class="outline" presentation:placeholder="false">
          <draw:text-box>
            <text:list text:style-name="a1206">
              <text:list-item>
                <text:p text:style-name="a1205" text:class-names="" text:cond-style-name=""><text:span text:style-name="a1204" text:class-names="">Training Set:<text:s text:c="1"/></text:span></text:p>
              </text:list-item>
            </text:list>
            <text:list text:style-name="a1209">
              <text:list-item>
                <text:p text:style-name="a1208" text:class-names="" text:cond-style-name=""><text:span text:style-name="a1207" text:class-names="">R-squared: 0.2538,<text:s text:c="1"/></text:span></text:p>
              </text:list-item>
            </text:list>
            <text:list text:style-name="a1212">
              <text:list-item>
                <text:p text:style-name="a1211" text:class-names="" text:cond-style-name=""><text:span text:style-name="a1210" text:class-names="">MSE: 0.0659<text:s text:c="1"/></text:span></text:p>
              </text:list-item>
            </text:list>
            <text:list text:style-name="a1215">
              <text:list-item>
                <text:p text:style-name="a1214" text:class-names="" text:cond-style-name=""><text:span text:style-name="a1213" text:class-names="">Testing Set:<text:s text:c="1"/></text:span></text:p>
              </text:list-item>
            </text:list>
            <text:list text:style-name="a1218">
              <text:list-item>
                <text:p text:style-name="a1217" text:class-names="" text:cond-style-name=""><text:span text:style-name="a1216" text:class-names="">R-squared: -0.4327,<text:s text:c="1"/></text:span></text:p>
              </text:list-item>
            </text:list>
            <text:list text:style-name="a1221">
              <text:list-item>
                <text:p text:style-name="a1220" text:class-names="" text:cond-style-name=""><text:span text:style-name="a1219" text:class-names="">MSE: 0.1095<text:s text:c="1"/></text:span></text:p>
              </text:list-item>
            </text:list>
            <text:list text:style-name="a1224">
              <text:list-item>
                <text:p text:style-name="a1223" text:class-names="" text:cond-style-name=""><text:span text:style-name="a1222" text:class-names="">Cross-validation Results:</text:span></text:p>
              </text:list-item>
            </text:list>
            <text:list text:style-name="a1227">
              <text:list-item>
                <text:p text:style-name="a1226" text:class-names="" text:cond-style-name=""><text:span text:style-name="a1225" text:class-names=""><text:s text:c="1"/>Cross-validated R-squared scores: [-0.12853262 -0.27787188 -0.33261432 0.23844909 -0.78042678]<text:s text:c="1"/></text:span></text:p>
              </text:list-item>
            </text:list>
            <text:list text:style-name="a1230">
              <text:list-item>
                <text:p text:style-name="a1229" text:class-names="" text:cond-style-name=""><text:span text:style-name="a1228" text:class-names="">Mean R-squared score: -0.2562<text:s text:c="1"/></text:span></text:p>
              </text:list-item>
            </text:list>
            <text:list text:style-name="a1233">
              <text:list-item>
                <text:p text:style-name="a1232" text:class-names="" text:cond-style-name=""><text:span text:style-name="a1231" text:class-names="">Cross-validated MSE: [0.10852758 0.11220573 0.08609263 0.05821377 0.12929617]<text:s text:c="1"/></text:span></text:p>
              </text:list-item>
            </text:list>
            <text:list text:style-name="a1237">
              <text:list-item>
                <text:p text:style-name="a1236" text:class-names="" text:cond-style-name=""><text:span text:style-name="a1234" text:class-names="">Mean MSE: 0.0989</text:span><text:span text:style-name="a1235" text:class-names=""/></text:p>
              </text:list-item>
            </text:list>
          </draw:text-box>
          <svg:title/>
          <svg:desc/>
        </draw:frame>
      </draw:page>
      <draw:page draw:name="Slide38" draw:style-name="a1240" draw:master-page-name="Master1-Layout2-obj-Title-and-Content" presentation:presentation-page-layout-name="Master1-PPL2" draw:id="Slide-293">
        <draw:frame draw:id="id257" presentation:style-name="a1244" draw:name="Title 1" svg:x="0.74401in" svg:y="0.82374in" svg:width="10.51385in" svg:height="1.18213in" presentation:class="title" presentation:placeholder="false">
          <draw:text-box>
            <text:p text:style-name="a1243" text:class-names="" text:cond-style-name=""><text:span text:style-name="a1241" text:class-names="">GRAPHS AFTER VALIDATION:</text:span><text:span text:style-name="a1242" text:class-names=""/></text:p>
          </draw:text-box>
          <svg:title/>
          <svg:desc/>
        </draw:frame>
        <draw:frame draw:id="id258" presentation:style-name="a1245" draw:name="Content Placeholder 2" svg:x="1.09673in" svg:y="2.57343in" svg:width="9.81002in" svg:height="3.90001in" style:rel-width="scale" style:rel-height="scale" presentation:class="graphic" presentation:placeholder="false">
          <draw:image xlink:href="media/image17.png" xlink:type="simple" xlink:show="embed" xlink:actuate="onLoad"/>
          <svg:title/>
          <svg:desc/>
        </draw:frame>
      </draw:page>
      <draw:page draw:name="Slide46" draw:style-name="a1247" draw:master-page-name="Master1-Layout2-obj-Title-and-Content" presentation:presentation-page-layout-name="Master1-PPL2" draw:id="Slide-301">
        <draw:frame draw:id="id259" presentation:style-name="a1251" draw:name="Title 1" svg:x="0.74401in" svg:y="0.82374in" svg:width="10.51385in" svg:height="1.18213in" presentation:class="title" presentation:placeholder="false">
          <draw:text-box>
            <text:p text:style-name="a1250" text:class-names="" text:cond-style-name=""><text:span text:style-name="a1248" text:class-names="">BOOTSTRAPING TO KNN:</text:span><text:span text:style-name="a1249" text:class-names=""/></text:p>
          </draw:text-box>
          <svg:title/>
          <svg:desc/>
        </draw:frame>
        <draw:frame draw:id="id260" presentation:style-name="a1264" draw:name="Content Placeholder 2" svg:x="0.74401in" svg:y="2.55564in" svg:width="10.51385in" svg:height="3.93626in" presentation:class="outline" presentation:placeholder="false">
          <draw:text-box>
            <text:list text:style-name="a1255">
              <text:list-item>
                <text:p text:style-name="a1254" text:class-names="" text:cond-style-name=""><text:span text:style-name="a1252" text:class-names="">Mean of MSE</text:span><text:span text:style-name="a1253" text:class-names="">:0.0013744983367140055</text:span></text:p>
              </text:list-item>
            </text:list>
            <text:list text:style-name="a1260">
              <text:list-item>
                <text:p text:style-name="a1259" text:class-names="" text:cond-style-name=""><text:span text:style-name="a1256" text:class-names="">Standard Deviation of MSE</text:span><text:span text:style-name="a1257" text:class-names="">:</text:span><text:span text:style-name="a1258" text:class-names="">0.0008355466681229206</text:span></text:p>
              </text:list-item>
            </text:list>
            <text:list text:style-name="a1263">
              <text:list-item>
                <text:p text:style-name="a1262" text:class-names="" text:cond-style-name=""><text:span text:style-name="a1261" text:class-names=""/></text:p>
              </text:list-item>
            </text:list>
          </draw:text-box>
          <svg:title/>
          <svg:desc/>
        </draw:frame>
        <draw:frame draw:id="id261" draw:style-name="a1265" draw:name="Picture 3" svg:x="7.09184in" svg:y="3.64309in" svg:width="4.16602in" svg:height="3.04525in" style:rel-width="scale" style:rel-height="scale">
          <draw:image xlink:href="media/image18.png" xlink:type="simple" xlink:show="embed" xlink:actuate="onLoad"/>
          <svg:title/>
          <svg:desc/>
        </draw:frame>
      </draw:page>
      <draw:page draw:name="Slide39" draw:style-name="a1267" draw:master-page-name="Master1-Layout2-obj-Title-and-Content" presentation:presentation-page-layout-name="Master1-PPL2" draw:id="Slide-294">
        <draw:frame draw:id="id262" presentation:style-name="a1271" draw:name="Title 1" svg:x="0.74401in" svg:y="0.82374in" svg:width="10.51385in" svg:height="1.18213in" presentation:class="title" presentation:placeholder="false">
          <draw:text-box>
            <text:p text:style-name="a1270" text:class-names="" text:cond-style-name=""><text:span text:style-name="a1268" text:class-names="">LASSO REGRESSION:</text:span><text:span text:style-name="a1269" text:class-names=""/></text:p>
          </draw:text-box>
          <svg:title/>
          <svg:desc/>
        </draw:frame>
        <draw:frame draw:id="id263" presentation:style-name="a1276" draw:name="Content Placeholder 2" svg:x="0.74401in" svg:y="2.55564in" svg:width="10.51385in" svg:height="3.93626in" presentation:class="outline" presentation:placeholder="false">
          <draw:text-box>
            <text:list text:style-name="a1275">
              <text:list-item>
                <text:p text:style-name="a1274" text:class-names="" text:cond-style-name=""><text:span text:style-name="a1272" text:class-names="">Lasso Regression is a linear regression method that helps build simpler and more interpretable models by penalizing the absolute size of the regression coefficients. It encourages the model to select only the most relevant features while making less important features contribute less or not at all to the predictions. This approach aids in preventing overfitting and is especially useful for datasets with numerous features.</text:span><text:span text:style-name="a1273" text:class-names=""/></text:p>
              </text:list-item>
            </text:list>
          </draw:text-box>
          <svg:title/>
          <svg:desc/>
        </draw:frame>
      </draw:page>
      <draw:page draw:name="Slide40" draw:style-name="a1278" draw:master-page-name="Master1-Layout2-obj-Title-and-Content" presentation:presentation-page-layout-name="Master1-PPL2" draw:id="Slide-295">
        <draw:frame draw:id="id264" presentation:style-name="a1282" draw:name="Title 1" svg:x="0.74401in" svg:y="0.82374in" svg:width="10.51385in" svg:height="1.18213in" presentation:class="title" presentation:placeholder="false">
          <draw:text-box>
            <text:p text:style-name="a1281" text:class-names="" text:cond-style-name=""><text:span text:style-name="a1279" text:class-names="">LASSO REGRESSION VALUES:</text:span><text:span text:style-name="a1280" text:class-names=""/></text:p>
          </draw:text-box>
          <svg:title/>
          <svg:desc/>
        </draw:frame>
        <draw:frame draw:id="id265" presentation:style-name="a1296" draw:name="Content Placeholder 2" svg:x="0.74401in" svg:y="2.55564in" svg:width="10.51385in" svg:height="4.94436in" presentation:class="outline" presentation:placeholder="false">
          <draw:text-box>
            <text:list text:style-name="a1286">
              <text:list-item>
                <text:p text:style-name="a1285" text:class-names="" text:cond-style-name=""><text:span text:style-name="a1283" text:class-names="">Mean Squared Error</text:span><text:span text:style-name="a1284" text:class-names="">: 0.10264182840136542<text:s text:c="1"/></text:span></text:p>
              </text:list-item>
            </text:list>
            <text:list text:style-name="a1290">
              <text:list-item>
                <text:p text:style-name="a1289" text:class-names="" text:cond-style-name=""><text:span text:style-name="a1287" text:class-names="">Lasso Coefficients</text:span><text:span text:style-name="a1288" text:class-names="">: [-0.06604457 -0. -0. 0.21524116 -0.03997919]</text:span></text:p>
              </text:list-item>
            </text:list>
            <text:list text:style-name="a1295">
              <text:list-item>
                <text:p text:style-name="a1294" text:class-names="" text:cond-style-name=""><text:span text:style-name="a1291" text:class-names="">Related graph</text:span><text:span text:style-name="a1292" text:class-names="">:</text:span><text:span text:style-name="a1293" text:class-names=""/></text:p>
              </text:list-item>
            </text:list>
          </draw:text-box>
          <svg:title/>
          <svg:desc/>
        </draw:frame>
        <draw:frame draw:id="id266" draw:style-name="a1297" draw:name="Picture 4" svg:x="5.73333in" svg:y="3.75in" svg:width="4.43334in" svg:height="3.46434in" style:rel-width="scale" style:rel-height="scale">
          <draw:image xlink:href="media/image19.png" xlink:type="simple" xlink:show="embed" xlink:actuate="onLoad"/>
          <svg:title/>
          <svg:desc/>
        </draw:frame>
      </draw:page>
      <draw:page draw:name="Slide43" draw:style-name="a1299" draw:master-page-name="Master1-Layout2-obj-Title-and-Content" presentation:presentation-page-layout-name="Master1-PPL2" draw:id="Slide-298">
        <draw:frame draw:id="id267" presentation:style-name="a1303" draw:name="Title 1" svg:x="0.74401in" svg:y="0.82374in" svg:width="10.51385in" svg:height="1.18213in" presentation:class="title" presentation:placeholder="false">
          <draw:text-box>
            <text:p text:style-name="a1302" text:class-names="" text:cond-style-name=""><text:span text:style-name="a1300" text:class-names="">APPLYING BOOTSTARP TO LASSO REGRESSION</text:span><text:span text:style-name="a1301" text:class-names=""/></text:p>
          </draw:text-box>
          <svg:title/>
          <svg:desc/>
        </draw:frame>
        <draw:frame draw:id="id268" presentation:style-name="a1319" draw:name="Content Placeholder 2" svg:x="0.74401in" svg:y="2.55564in" svg:width="12.15599in" svg:height="4.74436in" presentation:class="outline" presentation:placeholder="false">
          <draw:text-box>
            <text:list text:style-name="a1306">
              <text:list-item>
                <text:p text:style-name="a1305" text:class-names="" text:cond-style-name=""><text:span text:style-name="a1304" text:class-names="">Mean of MSE across 100 iterations for Lasso regression: 0.094158404255854<text:s text:c="1"/></text:span></text:p>
              </text:list-item>
            </text:list>
            <text:list text:style-name="a1309">
              <text:list-item>
                <text:p text:style-name="a1308" text:class-names="" text:cond-style-name=""><text:span text:style-name="a1307" text:class-names="">Standard Deviation of MSE for Lasso regression: 0.016638368132069516<text:s text:c="1"/></text:span></text:p>
              </text:list-item>
            </text:list>
            <text:list text:style-name="a1312">
              <text:list-item>
                <text:p text:style-name="a1311" text:class-names="" text:cond-style-name=""><text:span text:style-name="a1310" text:class-names="">Average Lasso Coefficients: [-0.02461083 -0.01105168 -0.00040924 0.06948892 -0.00404553]</text:span></text:p>
              </text:list-item>
            </text:list>
            <text:list text:style-name="a1315">
              <text:list-item>
                <text:p text:style-name="a1314" text:class-names="" text:cond-style-name=""><text:span text:style-name="a1313" text:class-names="">Related Graph:</text:span></text:p>
              </text:list-item>
            </text:list>
            <text:list text:style-name="a1318">
              <text:list-item>
                <text:p text:style-name="a1317" text:class-names="" text:cond-style-name=""><text:span text:style-name="a1316" text:class-names=""/></text:p>
              </text:list-item>
            </text:list>
          </draw:text-box>
          <svg:title/>
          <svg:desc/>
        </draw:frame>
        <draw:frame draw:id="id269" draw:style-name="a1320" draw:name="Picture 4" svg:x="8.67778in" svg:y="4.78023in" svg:width="3.41111in" svg:height="2.53379in" style:rel-width="scale" style:rel-height="scale">
          <draw:image xlink:href="media/image20.png" xlink:type="simple" xlink:show="embed" xlink:actuate="onLoad"/>
          <svg:title/>
          <svg:desc/>
        </draw:frame>
      </draw:page>
      <draw:page draw:name="Slide41" draw:style-name="a1322" draw:master-page-name="Master1-Layout2-obj-Title-and-Content" presentation:presentation-page-layout-name="Master1-PPL2" draw:id="Slide-296">
        <draw:frame draw:id="id270" presentation:style-name="a1326" draw:name="Title 1" svg:x="0.74401in" svg:y="0.82374in" svg:width="10.51385in" svg:height="1.18213in" presentation:class="title" presentation:placeholder="false">
          <draw:text-box>
            <text:p text:style-name="a1325" text:class-names="" text:cond-style-name=""><text:span text:style-name="a1323" text:class-names="">RIDGE REGRESSION:</text:span><text:span text:style-name="a1324" text:class-names=""/></text:p>
          </draw:text-box>
          <svg:title/>
          <svg:desc/>
        </draw:frame>
        <draw:frame draw:id="id271" presentation:style-name="a1345" draw:name="Content Placeholder 2" svg:x="0.74401in" svg:y="2.55564in" svg:width="10.51385in" svg:height="3.93626in" presentation:class="outline" presentation:placeholder="false">
          <draw:text-box>
            <text:list text:style-name="a1329">
              <text:list-item>
                <text:p text:style-name="a1328" text:class-names="" text:cond-style-name=""><text:span text:style-name="a1327" text:class-names="">Ridge Regression is a variation of linear regression that helps prevent overfitting by adding a "penalty" for large coefficients. It works by adjusting the standard linear regression equation to also consider the squared values of the coefficients. This modification helps to reduce the impact of less important features and is especially useful when there are many correlated features in the dataset. Ridge Regression doesn't usually eliminate features entirely (unlike Lasso), but it helps in smoothing out the impact of less relevant predictors, making predictions more stable and reliable.</text:span></text:p>
              </text:list-item>
            </text:list>
            <text:list text:style-name="a1332">
              <text:list-item>
                <text:p text:style-name="a1331" text:class-names="" text:cond-style-name=""><text:span text:style-name="a1330" text:class-names=""/></text:p>
              </text:list-item>
            </text:list>
            <text:list text:style-name="a1335">
              <text:list-item>
                <text:p text:style-name="a1334" text:class-names="" text:cond-style-name=""><text:span text:style-name="a1333" text:class-names=""/></text:p>
              </text:list-item>
            </text:list>
            <text:list text:style-name="a1338">
              <text:list-item>
                <text:p text:style-name="a1337" text:class-names="" text:cond-style-name=""><text:span text:style-name="a1336" text:class-names=""/></text:p>
              </text:list-item>
            </text:list>
            <text:list text:style-name="a1341">
              <text:list-item>
                <text:p text:style-name="a1340" text:class-names="" text:cond-style-name=""><text:span text:style-name="a1339" text:class-names=""/></text:p>
              </text:list-item>
            </text:list>
            <text:list text:style-name="a1344">
              <text:list-item>
                <text:p text:style-name="a1343" text:class-names="" text:cond-style-name=""><text:span text:style-name="a1342" text:class-names=""/></text:p>
              </text:list-item>
            </text:list>
          </draw:text-box>
          <svg:title/>
          <svg:desc/>
        </draw:frame>
      </draw:page>
      <draw:page draw:name="Slide42" draw:style-name="a1347" draw:master-page-name="Master1-Layout2-obj-Title-and-Content" presentation:presentation-page-layout-name="Master1-PPL2" draw:id="Slide-297">
        <draw:frame draw:id="id272" presentation:style-name="a1351" draw:name="Title 1" svg:x="0.89956in" svg:y="0.85106in" svg:width="10.51385in" svg:height="1.18213in" presentation:class="title" presentation:placeholder="false">
          <draw:text-box>
            <text:p text:style-name="a1350" text:class-names="" text:cond-style-name=""><text:span text:style-name="a1348" text:class-names="">RIDGE REGRESSION VALUES OF MY PROJECT:</text:span><text:span text:style-name="a1349" text:class-names=""/></text:p>
          </draw:text-box>
          <svg:title/>
          <svg:desc/>
        </draw:frame>
        <draw:frame draw:id="id273" presentation:style-name="a1359" draw:name="Content Placeholder 2" svg:x="0.74401in" svg:y="2.55564in" svg:width="10.51385in" svg:height="3.93626in" presentation:class="outline" presentation:placeholder="false">
          <draw:text-box>
            <text:list text:style-name="a1354">
              <text:list-item>
                <text:p text:style-name="a1353" text:class-names="" text:cond-style-name=""><text:span text:style-name="a1352" text:class-names="">Mean Squared Error: 0.10264182840136542<text:s text:c="1"/></text:span></text:p>
              </text:list-item>
            </text:list>
            <text:list text:style-name="a1358">
              <text:list-item>
                <text:p text:style-name="a1357" text:class-names="" text:cond-style-name=""><text:span text:style-name="a1355" text:class-names="">Ridge Coefficients: [-0.19857171 -0.17919655]</text:span><text:span text:style-name="a1356" text:class-names=""/></text:p>
              </text:list-item>
            </text:list>
          </draw:text-box>
          <svg:title/>
          <svg:desc/>
        </draw:frame>
        <draw:frame draw:id="id274" draw:style-name="a1360" draw:name="Picture 2" svg:x="6.43333in" svg:y="3.56973in" svg:width="4.82453in" svg:height="3.72742in" style:rel-width="scale" style:rel-height="scale">
          <draw:image xlink:href="media/image21.png" xlink:type="simple" xlink:show="embed" xlink:actuate="onLoad"/>
          <svg:title/>
          <svg:desc/>
        </draw:frame>
      </draw:page>
      <draw:page draw:name="Slide44" draw:style-name="a1362" draw:master-page-name="Master1-Layout2-obj-Title-and-Content" presentation:presentation-page-layout-name="Master1-PPL2" draw:id="Slide-299">
        <draw:frame draw:id="id275" presentation:style-name="a1366" draw:name="Title 1" svg:x="0.74401in" svg:y="0.82374in" svg:width="10.51385in" svg:height="1.18213in" presentation:class="title" presentation:placeholder="false">
          <draw:text-box>
            <text:p text:style-name="a1365" text:class-names="" text:cond-style-name=""><text:span text:style-name="a1363" text:class-names="">APPLYING BOOTSTRAP TO RIDGE REGRESSION:</text:span><text:span text:style-name="a1364" text:class-names=""/></text:p>
          </draw:text-box>
          <svg:title/>
          <svg:desc/>
        </draw:frame>
        <draw:frame draw:id="id276" presentation:style-name="a1382" draw:name="Content Placeholder 2" svg:x="0.3396in" svg:y="2.31929in" svg:width="11.32266in" svg:height="4.94436in" presentation:class="outline" presentation:placeholder="false">
          <draw:text-box>
            <text:list text:style-name="a1369">
              <text:list-item>
                <text:p text:style-name="a1368" text:class-names="" text:cond-style-name=""><text:span text:style-name="a1367" text:class-names="">Mean of MSE across 100 iterations: 0.1889272648874924</text:span></text:p>
              </text:list-item>
            </text:list>
            <text:list text:style-name="a1372">
              <text:list-item>
                <text:p text:style-name="a1371" text:class-names="" text:cond-style-name=""><text:span text:style-name="a1370" text:class-names="">Standard Deviation of MSE: 0.04247523874132859</text:span></text:p>
              </text:list-item>
            </text:list>
            <text:list text:style-name="a1375">
              <text:list-item>
                <text:p text:style-name="a1374" text:class-names="" text:cond-style-name=""><text:span text:style-name="a1373" text:class-names="">Average Ridge Coefficients: [-0.37470147]</text:span></text:p>
              </text:list-item>
            </text:list>
            <text:list text:style-name="a1378">
              <text:list-item>
                <text:p text:style-name="a1377" text:class-names="" text:cond-style-name=""><text:span text:style-name="a1376" text:class-names="">Related Graph:</text:span></text:p>
              </text:list-item>
            </text:list>
            <text:list text:style-name="a1381">
              <text:list-item>
                <text:p text:style-name="a1380" text:class-names="" text:cond-style-name=""><text:span text:style-name="a1379" text:class-names=""/></text:p>
              </text:list-item>
            </text:list>
          </draw:text-box>
          <svg:title/>
          <svg:desc/>
        </draw:frame>
        <draw:frame draw:id="id277" draw:style-name="a1383" draw:name="Picture 3" svg:x="5.17778in" svg:y="4.1214in" svg:width="4.38472in" svg:height="3.257in" style:rel-width="scale" style:rel-height="scale">
          <draw:image xlink:href="media/image22.png" xlink:type="simple" xlink:show="embed" xlink:actuate="onLoad"/>
          <svg:title/>
          <svg:desc/>
        </draw:frame>
      </draw:page>
      <draw:page draw:name="Slide9" draw:style-name="a1385" draw:master-page-name="Master1-Layout2-obj-Title-and-Content" presentation:presentation-page-layout-name="Master1-PPL2" draw:id="Slide-264">
        <draw:frame draw:id="id278" presentation:style-name="a1389" draw:name="Title 1" svg:x="0.74401in" svg:y="0.82374in" svg:width="10.51385in" svg:height="1.18213in" presentation:class="title" presentation:placeholder="false">
          <draw:text-box>
            <text:p text:style-name="a1388" text:class-names="" text:cond-style-name=""><text:span text:style-name="a1386" text:class-names="">RELATED GRAPHS OF DIFFERENT ALGORITHMS USED IN THE PROJECT:</text:span><text:span text:style-name="a1387" text:class-names=""/></text:p>
          </draw:text-box>
          <svg:title/>
          <svg:desc/>
        </draw:frame>
        <draw:frame draw:id="id279" presentation:style-name="a1390" draw:name="Content Placeholder 4" svg:x="1.46835in" svg:y="2.13742in" svg:width="3.99052in" svg:height="1.9751in" style:rel-width="scale" style:rel-height="scale" presentation:class="graphic" presentation:placeholder="false">
          <draw:image xlink:href="media/image23.png" xlink:type="simple" xlink:show="embed" xlink:actuate="onLoad"/>
          <svg:title/>
          <svg:desc/>
        </draw:frame>
        <draw:frame draw:id="id280" draw:style-name="a1391" draw:name="Picture 6" svg:x="8.12658in" svg:y="2.10281in" svg:width="4.29008in" svg:height="2.12337in" style:rel-width="scale" style:rel-height="scale">
          <draw:image xlink:href="media/image24.png" xlink:type="simple" xlink:show="embed" xlink:actuate="onLoad"/>
          <svg:title/>
          <svg:desc/>
        </draw:frame>
        <draw:frame draw:id="id281" draw:style-name="a1392" draw:name="Picture 8" svg:x="1.19388in" svg:y="4.35967in" svg:width="5.05929in" svg:height="3.02208in" style:rel-width="scale" style:rel-height="scale">
          <draw:image xlink:href="media/image25.png" xlink:type="simple" xlink:show="embed" xlink:actuate="onLoad"/>
          <svg:title/>
          <svg:desc/>
        </draw:frame>
        <draw:frame draw:id="id282" draw:style-name="a1393" draw:name="Picture 10" svg:x="8.63291in" svg:y="4.465in" svg:width="2.70382in" svg:height="2.70382in" style:rel-width="scale" style:rel-height="scale">
          <draw:image xlink:href="media/image26.png" xlink:type="simple" xlink:show="embed" xlink:actuate="onLoad"/>
          <svg:title/>
          <svg:desc/>
        </draw:frame>
      </draw:page>
      <draw:page draw:name="Slide11" draw:style-name="a1395" draw:master-page-name="Master1-Layout2-obj-Title-and-Content" presentation:presentation-page-layout-name="Master1-PPL2" draw:id="Slide-266">
        <draw:frame draw:id="id283" presentation:style-name="a1399" draw:name="Title 1" svg:x="0.74401in" svg:y="0.82374in" svg:width="10.51385in" svg:height="1.18213in" presentation:class="title" presentation:placeholder="false">
          <draw:text-box>
            <text:p text:style-name="a1398" text:class-names="" text:cond-style-name=""><text:span text:style-name="a1396" text:class-names="">DIAMETER GRAPH</text:span><text:span text:style-name="a1397" text:class-names=""/></text:p>
          </draw:text-box>
          <svg:title/>
          <svg:desc/>
        </draw:frame>
        <draw:frame draw:id="id284" presentation:style-name="a1400" draw:name="Content Placeholder 4" svg:x="0.38092in" svg:y="2.5325in" svg:width="5.62001in" svg:height="4.32001in" style:rel-width="scale" style:rel-height="scale" presentation:class="graphic" presentation:placeholder="false">
          <draw:image xlink:href="media/image27.png" xlink:type="simple" xlink:show="embed" xlink:actuate="onLoad"/>
          <svg:title/>
          <svg:desc/>
        </draw:frame>
        <draw:frame draw:id="id285" draw:style-name="a1401" draw:name="Picture 9" svg:x="7.08334in" svg:y="2.4137in" svg:width="5.40463in" svg:height="4.15445in" style:rel-width="scale" style:rel-height="scale">
          <draw:image xlink:href="media/image28.png" xlink:type="simple" xlink:show="embed" xlink:actuate="onLoad"/>
          <svg:title/>
          <svg:desc/>
        </draw:frame>
        <draw:custom-shape svg:x="6.00093in" svg:y="0.82374in" svg:width="4.59401in" svg:height="1.00977in" draw:id="id286" draw:style-name="a1404" draw:name="Rectangle 10">
          <svg:title/>
          <svg:desc/>
          <text:p text:style-name="a1403" text:class-names="" text:cond-style-name=""><text:span text:style-name="a1402" text:class-names="">SIZE GRAPH</text:span></text:p>
          <draw:enhanced-geometry xmlns:dr3d="urn:oasis:names:tc:opendocument:xmlns:dr3d:1.0" draw:type="non-primitive" svg:viewBox="0 0 21600 21600" draw:enhanced-path="M 0 0 L 21600 0 21600 21600 0 21600 Z N"/>
        </draw:custom-shape>
      </draw:page>
      <draw:page draw:name="Slide12" draw:style-name="a1406" draw:master-page-name="Master1-Layout5-twoTxTwoObj-Comparison" presentation:presentation-page-layout-name="Master1-PPL5" draw:id="Slide-267">
        <draw:frame draw:id="id287" presentation:style-name="a1410" draw:name="Title 3" svg:x="0.74401in" svg:y="0.82374in" svg:width="10.51385in" svg:height="1.18213in" presentation:class="title" presentation:placeholder="false">
          <draw:text-box>
            <text:p text:style-name="a1409" text:class-names="" text:cond-style-name=""><text:span text:style-name="a1407" text:class-names="">GRAPHS</text:span><text:span text:style-name="a1408" text:class-names=""/></text:p>
          </draw:text-box>
          <svg:title/>
          <svg:desc/>
        </draw:frame>
        <draw:frame draw:id="id288" presentation:style-name="a1415" draw:name="Text Placeholder 4" svg:x="0.9912in" svg:y="2.55564in" svg:width="4.891in" svg:height="0.75802in" presentation:class="outline" presentation:placeholder="false">
          <draw:text-box>
            <text:list text:style-name="a1414">
              <text:list-item>
                <text:p text:style-name="a1413" text:class-names="" text:cond-style-name=""><text:span text:style-name="a1411" text:class-names="">EXTRA SAUCE GRAPH</text:span><text:span text:style-name="a1412" text:class-names=""/></text:p>
              </text:list-item>
            </text:list>
          </draw:text-box>
          <svg:title/>
          <svg:desc/>
        </draw:frame>
        <draw:frame draw:id="id289" presentation:style-name="a1416" draw:name="Content Placeholder 9" svg:x="1.24679in" svg:y="3.31424in" svg:width="4.13315in" svg:height="3.17708in" style:rel-width="scale" style:rel-height="scale" presentation:class="graphic" presentation:placeholder="false">
          <draw:image xlink:href="media/image29.png" xlink:type="simple" xlink:show="embed" xlink:actuate="onLoad"/>
          <svg:title/>
          <svg:desc/>
        </draw:frame>
        <draw:frame draw:id="id290" presentation:style-name="a1421" draw:name="Text Placeholder 6" svg:x="6.365in" svg:y="2.55564in" svg:width="4.89286in" svg:height="0.75686in" presentation:class="outline" presentation:placeholder="false">
          <draw:text-box>
            <text:list text:style-name="a1420">
              <text:list-item>
                <text:p text:style-name="a1419" text:class-names="" text:cond-style-name=""><text:span text:style-name="a1417" text:class-names="">EXTRA CHEESE GRAPH</text:span><text:span text:style-name="a1418" text:class-names=""/></text:p>
              </text:list-item>
            </text:list>
          </draw:text-box>
          <svg:title/>
          <svg:desc/>
        </draw:frame>
        <draw:frame draw:id="id291" presentation:style-name="a1422" draw:name="Content Placeholder 15" svg:x="6.62657in" svg:y="3.31424in" svg:width="4.1236in" svg:height="3.17708in" style:rel-width="scale" style:rel-height="scale" presentation:class="graphic" presentation:placeholder="false">
          <draw:image xlink:href="media/image30.png" xlink:type="simple" xlink:show="embed" xlink:actuate="onLoad"/>
          <svg:title/>
          <svg:desc/>
        </draw:frame>
      </draw:page>
      <draw:page draw:name="Slide13" draw:style-name="a1424" draw:master-page-name="Master1-Layout5-twoTxTwoObj-Comparison" presentation:presentation-page-layout-name="Master1-PPL5" draw:id="Slide-268">
        <draw:frame draw:id="id292" presentation:style-name="a1428" draw:name="Title 1" svg:x="0.74401in" svg:y="0.82374in" svg:width="10.51385in" svg:height="1.18213in" presentation:class="title" presentation:placeholder="false">
          <draw:text-box>
            <text:p text:style-name="a1427" text:class-names="" text:cond-style-name=""><text:span text:style-name="a1425" text:class-names="">GRAPHS</text:span><text:span text:style-name="a1426" text:class-names=""/></text:p>
          </draw:text-box>
          <svg:title/>
          <svg:desc/>
        </draw:frame>
        <draw:frame draw:id="id293" presentation:style-name="a1433" draw:name="Text Placeholder 2" svg:x="0.9912in" svg:y="2.55564in" svg:width="4.891in" svg:height="0.75802in" presentation:class="outline" presentation:placeholder="false">
          <draw:text-box>
            <text:list text:style-name="a1432">
              <text:list-item>
                <text:p text:style-name="a1431" text:class-names="" text:cond-style-name=""><text:span text:style-name="a1429" text:class-names="">EXTRA MUSHROOMS</text:span><text:span text:style-name="a1430" text:class-names=""/></text:p>
              </text:list-item>
            </text:list>
          </draw:text-box>
          <svg:title/>
          <svg:desc/>
        </draw:frame>
        <draw:frame draw:id="id294" presentation:style-name="a1434" draw:name="Content Placeholder 7" svg:x="1.25157in" svg:y="3.31424in" svg:width="4.1236in" svg:height="3.17708in" style:rel-width="scale" style:rel-height="scale" presentation:class="graphic" presentation:placeholder="false">
          <draw:image xlink:href="media/image31.png" xlink:type="simple" xlink:show="embed" xlink:actuate="onLoad"/>
          <svg:title/>
          <svg:desc/>
        </draw:frame>
        <draw:frame draw:id="id295" presentation:style-name="a1439" draw:name="Text Placeholder 4" svg:x="6.365in" svg:y="2.55564in" svg:width="4.89286in" svg:height="0.75686in" presentation:class="outline" presentation:placeholder="false">
          <draw:text-box>
            <text:list text:style-name="a1438">
              <text:list-item>
                <text:p text:style-name="a1437" text:class-names="" text:cond-style-name=""><text:span text:style-name="a1435" text:class-names="">COMPANY</text:span><text:span text:style-name="a1436" text:class-names=""/></text:p>
              </text:list-item>
            </text:list>
          </draw:text-box>
          <svg:title/>
          <svg:desc/>
        </draw:frame>
        <draw:frame draw:id="id296" presentation:style-name="a1440" draw:name="Content Placeholder 9" svg:x="6.5887in" svg:y="3.31424in" svg:width="4.19934in" svg:height="3.17708in" style:rel-width="scale" style:rel-height="scale" presentation:class="graphic" presentation:placeholder="false">
          <draw:image xlink:href="media/image32.png" xlink:type="simple" xlink:show="embed" xlink:actuate="onLoad"/>
          <svg:title/>
          <svg:desc/>
        </draw:frame>
      </draw:page>
      <draw:page draw:name="Slide14" draw:style-name="a1442" draw:master-page-name="Master1-Layout2-obj-Title-and-Content" presentation:presentation-page-layout-name="Master1-PPL2" draw:id="Slide-269">
        <draw:frame draw:id="id297" presentation:style-name="a1446" draw:name="Title 6" svg:x="0.74401in" svg:y="0.82374in" svg:width="10.51385in" svg:height="1.18213in" presentation:class="title" presentation:placeholder="false">
          <draw:text-box>
            <text:p text:style-name="a1445" text:class-names="" text:cond-style-name=""><text:span text:style-name="a1443" text:class-names="">GRAPHS</text:span><text:span text:style-name="a1444" text:class-names=""/></text:p>
          </draw:text-box>
          <svg:title/>
          <svg:desc/>
        </draw:frame>
        <draw:frame draw:id="id298" presentation:style-name="a1447" draw:name="Content Placeholder 9" svg:x="0.10186in" svg:y="2.64444in" svg:width="5.68538in" svg:height="3.83763in" style:rel-width="scale" style:rel-height="scale" presentation:class="graphic" presentation:placeholder="false">
          <draw:image xlink:href="media/image33.png" xlink:type="simple" xlink:show="embed" xlink:actuate="onLoad"/>
          <svg:title/>
          <svg:desc/>
        </draw:frame>
        <draw:frame draw:id="id299" draw:style-name="a1448" draw:name="Picture 11" svg:x="5.96147in" svg:y="2.64444in" svg:width="5.96076in" svg:height="3.83763in" style:rel-width="scale" style:rel-height="scale">
          <draw:image xlink:href="media/image34.png" xlink:type="simple" xlink:show="embed" xlink:actuate="onLoad"/>
          <svg:title/>
          <svg:desc/>
        </draw:frame>
      </draw:page>
      <draw:page draw:name="Slide15" draw:style-name="a1450" draw:master-page-name="Master1-Layout2-obj-Title-and-Content" presentation:presentation-page-layout-name="Master1-PPL2" draw:id="Slide-270">
        <draw:frame draw:id="id300" presentation:style-name="a1454" draw:name="Title 1" svg:x="0.74401in" svg:y="0.82374in" svg:width="10.51385in" svg:height="1.18213in" presentation:class="title" presentation:placeholder="false">
          <draw:text-box>
            <text:p text:style-name="a1453" text:class-names="" text:cond-style-name=""><text:span text:style-name="a1451" text:class-names="">FINAL GRAPHS (PRICES)</text:span><text:span text:style-name="a1452" text:class-names=""/></text:p>
          </draw:text-box>
          <svg:title/>
          <svg:desc/>
        </draw:frame>
        <draw:frame draw:id="id301" presentation:style-name="a1455" draw:name="Content Placeholder 4" svg:x="0.31489in" svg:y="2.32171in" svg:width="6.32139in" svg:height="4.28032in" style:rel-width="scale" style:rel-height="scale" presentation:class="graphic" presentation:placeholder="false">
          <draw:image xlink:href="media/image35.png" xlink:type="simple" xlink:show="embed" xlink:actuate="onLoad"/>
          <svg:title/>
          <svg:desc/>
        </draw:frame>
        <draw:frame draw:id="id302" draw:style-name="a1456" draw:name="Picture 6" svg:x="6.99614in" svg:y="2.37739in" svg:width="5.80953in" svg:height="4.16897in" style:rel-width="scale" style:rel-height="scale">
          <draw:image xlink:href="media/image36.png" xlink:type="simple" xlink:show="embed" xlink:actuate="onLoad"/>
          <svg:title/>
          <svg:desc/>
        </draw:frame>
      </draw:page>
      <draw:page draw:name="Slide16" draw:style-name="a1458" draw:master-page-name="Master1-Layout2-obj-Title-and-Content" presentation:presentation-page-layout-name="Master1-PPL2" draw:id="Slide-271">
        <draw:frame draw:id="id303" presentation:style-name="a1462" draw:name="Title 1" svg:x="0.74401in" svg:y="0.82374in" svg:width="10.51385in" svg:height="1.18213in" presentation:class="title" presentation:placeholder="false">
          <draw:text-box>
            <text:p text:style-name="a1461" text:class-names="" text:cond-style-name=""><text:span text:style-name="a1459" text:class-names="">OUTPUT(TAKING SAMPLE DATA)</text:span><text:span text:style-name="a1460" text:class-names=""/></text:p>
          </draw:text-box>
          <svg:title/>
          <svg:desc/>
        </draw:frame>
        <draw:frame draw:id="id304" presentation:style-name="a1562" draw:name="Content Placeholder 2" svg:x="0.34043in" svg:y="2.28723in" svg:width="10.91743in" svg:height="5.31915in" presentation:class="outline" presentation:placeholder="false">
          <draw:text-box>
            <text:list text:style-name="a1467">
              <text:list-item>
                <text:p text:style-name="a1466" text:class-names="" text:cond-style-name=""><text:span text:style-name="a1463" text:class-names="">model=job lib . load(</text:span><text:span text:style-name="a1464" text:class-names="">'pizza _ price_ predict’</text:span><text:span text:style-name="a1465" text:class-names="">)</text:span></text:p>
              </text:list-item>
            </text:list>
            <text:list text:style-name="a1473">
              <text:list-item>
                <text:p text:style-name="a1472" text:class-names="" text:cond-style-name=""><text:span text:style-name="a1468" text:class-names="">import</text:span><text:span text:style-name="a1469" text:class-names=""><text:s text:c="1"/>pandas<text:s text:c="1"/></text:span><text:span text:style-name="a1470" text:class-names="">as</text:span><text:span text:style-name="a1471" text:class-names=""><text:s text:c="1"/>pd</text:span></text:p>
              </text:list-item>
            </text:list>
            <text:list text:style-name="a1476">
              <text:list-item>
                <text:p text:style-name="a1475" text:class-names="" text:cond-style-name=""><text:span text:style-name="a1474" text:class-names="">D f= pd. Data Frame(</text:span></text:p>
              </text:list-item>
            </text:list>
            <text:list text:style-name="a1479">
              <text:list-item>
                <text:p text:style-name="a1478" text:class-names="" text:cond-style-name=""><text:span text:style-name="a1477" text:class-names="">    {</text:span></text:p>
              </text:list-item>
            </text:list>
            <text:list text:style-name="a1486">
              <text:list-item>
                <text:p text:style-name="a1485" text:class-names="" text:cond-style-name=""><text:span text:style-name="a1480" text:class-names="">       <text:s text:c="1"/></text:span><text:span text:style-name="a1481" text:class-names="">'company'</text:span><text:span text:style-name="a1482" text:class-names="">:</text:span><text:span text:style-name="a1483" text:class-names="">2</text:span><text:span text:style-name="a1484" text:class-names="">,</text:span></text:p>
              </text:list-item>
            </text:list>
            <text:list text:style-name="a1493">
              <text:list-item>
                <text:p text:style-name="a1492" text:class-names="" text:cond-style-name=""><text:span text:style-name="a1487" text:class-names="">       <text:s text:c="1"/></text:span><text:span text:style-name="a1488" text:class-names="">'diameter'</text:span><text:span text:style-name="a1489" text:class-names="">:</text:span><text:span text:style-name="a1490" text:class-names="">23.0</text:span><text:span text:style-name="a1491" text:class-names="">,</text:span></text:p>
              </text:list-item>
            </text:list>
            <text:list text:style-name="a1500">
              <text:list-item>
                <text:p text:style-name="a1499" text:class-names="" text:cond-style-name=""><text:span text:style-name="a1494" text:class-names="">       <text:s text:c="1"/></text:span><text:span text:style-name="a1495" text:class-names="">'topping'</text:span><text:span text:style-name="a1496" text:class-names="">:</text:span><text:span text:style-name="a1497" text:class-names="">6</text:span><text:span text:style-name="a1498" text:class-names="">,</text:span></text:p>
              </text:list-item>
            </text:list>
            <text:list text:style-name="a1507">
              <text:list-item>
                <text:p text:style-name="a1506" text:class-names="" text:cond-style-name=""><text:span text:style-name="a1501" text:class-names="">       <text:s text:c="1"/></text:span><text:span text:style-name="a1502" text:class-names="">'variant'</text:span><text:span text:style-name="a1503" text:class-names="">:</text:span><text:span text:style-name="a1504" text:class-names="">8</text:span><text:span text:style-name="a1505" text:class-names="">,</text:span></text:p>
              </text:list-item>
            </text:list>
            <text:list text:style-name="a1514">
              <text:list-item>
                <text:p text:style-name="a1513" text:class-names="" text:cond-style-name=""><text:span text:style-name="a1508" text:class-names="">       <text:s text:c="1"/></text:span><text:span text:style-name="a1509" text:class-names="">'size'</text:span><text:span text:style-name="a1510" text:class-names="">:</text:span><text:span text:style-name="a1511" text:class-names="">8</text:span><text:span text:style-name="a1512" text:class-names="">,</text:span></text:p>
              </text:list-item>
            </text:list>
            <text:list text:style-name="a1521">
              <text:list-item>
                <text:p text:style-name="a1520" text:class-names="" text:cond-style-name=""><text:span text:style-name="a1515" text:class-names="">       <text:s text:c="1"/></text:span><text:span text:style-name="a1516" text:class-names="">'extra_sauce'</text:span><text:span text:style-name="a1517" text:class-names="">:</text:span><text:span text:style-name="a1518" text:class-names="">5</text:span><text:span text:style-name="a1519" text:class-names="">,</text:span></text:p>
              </text:list-item>
            </text:list>
            <text:list text:style-name="a1528">
              <text:list-item>
                <text:p text:style-name="a1527" text:class-names="" text:cond-style-name=""><text:span text:style-name="a1522" text:class-names="">       <text:s text:c="1"/></text:span><text:span text:style-name="a1523" text:class-names="">'extra_cheese'</text:span><text:span text:style-name="a1524" text:class-names="">:</text:span><text:span text:style-name="a1525" text:class-names="">7</text:span><text:span text:style-name="a1526" text:class-names="">,</text:span></text:p>
              </text:list-item>
            </text:list>
            <text:list text:style-name="a1535">
              <text:list-item>
                <text:p text:style-name="a1534" text:class-names="" text:cond-style-name=""><text:span text:style-name="a1529" text:class-names="">       <text:s text:c="1"/></text:span><text:span text:style-name="a1530" text:class-names="">'extra_mushrooms'</text:span><text:span text:style-name="a1531" text:class-names="">:</text:span><text:span text:style-name="a1532" text:class-names="">7</text:span><text:span text:style-name="a1533" text:class-names=""/></text:p>
              </text:list-item>
            </text:list>
            <text:list text:style-name="a1540">
              <text:list-item>
                <text:p text:style-name="a1539" text:class-names="" text:cond-style-name=""><text:span text:style-name="a1536" text:class-names="">    },index=[</text:span><text:span text:style-name="a1537" text:class-names="">0</text:span><text:span text:style-name="a1538" text:class-names="">])</text:span></text:p>
              </text:list-item>
            </text:list>
            <text:list text:style-name="a1543">
              <text:list-item>
                <text:p text:style-name="a1542" text:class-names="" text:cond-style-name=""><text:span text:style-name="a1541" text:class-names="">Model . predict(df)</text:span></text:p>
              </text:list-item>
            </text:list>
            <text:list text:style-name="a1548">
              <text:list-item>
                <text:p text:style-name="a1547" text:class-names="" text:cond-style-name=""><text:span text:style-name="a1544" text:class-names=""><text:line-break/></text:span><text:span text:style-name="a1545" text:class-names="">#finally predicted the price....</text:span><text:span text:style-name="a1546" text:class-names=""/></text:p>
              </text:list-item>
            </text:list>
            <text:list text:style-name="a1552">
              <text:list-item>
                <text:p text:style-name="a1551" text:class-names="" text:cond-style-name=""><text:span text:style-name="a1549" text:class-names="">array([1013.90594], d type=float32)</text:span><text:span text:style-name="a1550" text:class-names=""/></text:p>
              </text:list-item>
            </text:list>
            <text:list text:style-name="a1555">
              <text:list-item>
                <text:p text:style-name="a1554" text:class-names="" text:cond-style-name=""><text:span text:style-name="a1553" text:class-names=""/></text:p>
              </text:list-item>
            </text:list>
            <text:list text:style-name="a1558">
              <text:list-item>
                <text:p text:style-name="a1557" text:class-names="" text:cond-style-name=""><text:span text:style-name="a1556" text:class-names=""/></text:p>
              </text:list-item>
            </text:list>
            <text:list text:style-name="a1561">
              <text:list-item>
                <text:p text:style-name="a1560" text:class-names="" text:cond-style-name=""><text:span text:style-name="a1559" text:class-names=""/></text:p>
              </text:list-item>
            </text:list>
          </draw:text-box>
          <svg:title/>
          <svg:desc/>
        </draw:frame>
      </draw:page>
      <draw:page draw:name="Slide17" draw:style-name="a1564" draw:master-page-name="Master1-Layout2-obj-Title-and-Content" presentation:presentation-page-layout-name="Master1-PPL2" draw:id="Slide-272">
        <draw:frame draw:id="id305" presentation:style-name="a1568" draw:name="Title 1" svg:x="0.74401in" svg:y="0.82374in" svg:width="10.51385in" svg:height="1.18213in" presentation:class="title" presentation:placeholder="false">
          <draw:text-box>
            <text:p text:style-name="a1567" text:class-names="" text:cond-style-name=""><text:span text:style-name="a1565" text:class-names="">CONCLUSION:</text:span><text:span text:style-name="a1566" text:class-names=""/></text:p>
          </draw:text-box>
          <svg:title/>
          <svg:desc/>
        </draw:frame>
        <draw:frame draw:id="id306" presentation:style-name="a1590" draw:name="Content Placeholder 2" svg:x="0.74401in" svg:y="2.55564in" svg:width="10.51385in" svg:height="3.93626in" presentation:class="outline" presentation:placeholder="false">
          <draw:text-box>
            <text:list text:style-name="a1571">
              <text:list-item>
                <text:p text:style-name="a1570" text:class-names="" text:cond-style-name=""><text:span text:style-name="a1569" text:class-names="">In conclusion, our pizza price prediction model demonstrates the potential for accurately estimating pizza prices based on various attributes. This can be a valuable tool for both pizzerias and customers to make informed decisions. As the project evolves and incorporates more data and features, it has the potential to become an even more robust and useful tool for the pizza industry.</text:span></text:p>
              </text:list-item>
            </text:list>
            <text:list text:style-name="a1574">
              <text:list-item>
                <text:p text:style-name="a1573" text:class-names="" text:cond-style-name=""><text:span text:style-name="a1572" text:class-names="">This project serves as a testament to the power of data science and machine learning in solving real-world problems and making informed decisions in the food service industry.</text:span></text:p>
              </text:list-item>
            </text:list>
            <text:list text:style-name="a1577">
              <text:list-item>
                <text:p text:style-name="a1576" text:class-names="" text:cond-style-name=""><text:span text:style-name="a1575" text:class-names=""/></text:p>
              </text:list-item>
            </text:list>
            <text:list text:style-name="a1580">
              <text:list-item>
                <text:p text:style-name="a1579" text:class-names="" text:cond-style-name=""><text:span text:style-name="a1578" text:class-names=""/></text:p>
              </text:list-item>
            </text:list>
            <text:list text:style-name="a1583">
              <text:list-item>
                <text:p text:style-name="a1582" text:class-names="" text:cond-style-name=""><text:span text:style-name="a1581" text:class-names=""/></text:p>
              </text:list-item>
            </text:list>
            <text:list text:style-name="a1586">
              <text:list-item>
                <text:p text:style-name="a1585" text:class-names="" text:cond-style-name=""><text:span text:style-name="a1584" text:class-names=""/></text:p>
              </text:list-item>
            </text:list>
            <text:list text:style-name="a1589">
              <text:list-item>
                <text:p text:style-name="a1588" text:class-names="" text:cond-style-name=""><text:span text:style-name="a1587" text:class-names=""/></text:p>
              </text:list-item>
            </text:list>
          </draw:text-box>
          <svg:title/>
          <svg:desc/>
        </draw:frame>
      </draw:page>
      <draw:page draw:name="Slide18" draw:style-name="a1592" draw:master-page-name="Master1-Layout7-blank-Blank" presentation:presentation-page-layout-name="Master1-PPL7" draw:id="Slide-273">
        <draw:custom-shape svg:x="1.33673in" svg:y="1.04081in" svg:width="10.36735in" svg:height="1.00977in" draw:id="id307" draw:style-name="a1595" draw:name="Rectangle 3">
          <svg:title/>
          <svg:desc/>
          <text:p text:style-name="a1594" text:class-names="" text:cond-style-name=""><text:span text:style-name="a1593" text:class-names="">THANK YOU</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itle and Content">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Section Header">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Two Content">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iso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Title Only">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Blank">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t with Caption">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Picture with Caption">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Panoramic Picture with Caption">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itle and Caption">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Quote with Caption">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Name Card">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3 Column">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3 Picture Column">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itle and Vertical Text">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Vertical Title and Text">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table-cell" style:name="a676">
      <style:table-cell-properties fo:background-color="#f09415" fo:border-bottom="0.04167in solid #ffffff"/>
      <style:text-properties fo:color="#ffffff" fo:font-family="+mn-lt" style:font-family-asian="+mn-ea" style:font-family-complex="+mn-cs" fo:font-weight="bold" style:font-weight-asian="bold" style:font-weight-complex="bold"/>
    </style:style>
    <style:style style:family="table-cell" style:name="a677">
      <style:table-cell-properties fo:background-color="#f09415" fo:border-top="0.04167in solid #ffffff"/>
      <style:text-properties fo:color="#ffffff" fo:font-family="+mn-lt" style:font-family-asian="+mn-ea" style:font-family-complex="+mn-cs" fo:font-weight="bold" style:font-weight-asian="bold" style:font-weight-complex="bold"/>
    </style:style>
    <style:style style:family="table-cell" style:name="a671">
      <style:table-cell-properties fo:background-color="#fcef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78">
      <style:table-cell-properties fo:background-color="#f09415"/>
      <style:text-properties fo:color="#ffffff" fo:font-family="+mn-lt" style:font-family-asian="+mn-ea" style:font-family-complex="+mn-cs" fo:font-weight="bold" style:font-weight-asian="bold" style:font-weight-complex="bold"/>
    </style:style>
    <style:style style:family="table-cell" style:name="a672">
      <style:table-cell-properties/>
    </style:style>
    <style:style style:family="table-cell" style:name="a679">
      <style:table-cell-properties fo:background-color="#f09415"/>
      <style:text-properties fo:color="#ffffff" fo:font-family="+mn-lt" style:font-family-asian="+mn-ea" style:font-family-complex="+mn-cs" fo:font-weight="bold" style:font-weight-asian="bold" style:font-weight-complex="bold"/>
    </style:style>
    <style:style style:family="graphic" style:name="Graphics"/>
    <style:style style:family="table-cell" style:name="a673">
      <style:table-cell-properties fo:background-color="#f9dccc"/>
    </style:style>
    <style:style style:family="table-cell" style:name="a674">
      <style:table-cell-properties/>
    </style:style>
    <style:style style:family="table-cell" style:name="a675">
      <style:table-cell-properties fo:background-color="#f9dccc"/>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097" draw:style="linear" draw:angle="480" draw:start-color="#f78925" draw:end-color="#d54209" draw:start-intensity="100%" draw:end-intensity="100%"/>
    <draw:gradient draw:name="a808" draw:style="linear" draw:angle="480" draw:start-color="#f78925" draw:end-color="#d54209" draw:start-intensity="100%" draw:end-intensity="100%"/>
    <draw:gradient draw:name="a1423" draw:style="linear" draw:angle="480" draw:start-color="#f78925" draw:end-color="#d54209" draw:start-intensity="100%" draw:end-intensity="100%"/>
    <draw:gradient draw:name="a984" draw:style="linear" draw:angle="480" draw:start-color="#f78925" draw:end-color="#d54209" draw:start-intensity="100%" draw:end-intensity="100%"/>
    <draw:gradient draw:name="a1449" draw:style="linear" draw:angle="480" draw:start-color="#f78925" draw:end-color="#d54209" draw:start-intensity="100%" draw:end-intensity="100%"/>
    <draw:gradient draw:name="a363" draw:style="linear" draw:angle="480" draw:start-color="#f78925" draw:end-color="#d54209" draw:start-intensity="100%" draw:end-intensity="100%"/>
    <draw:gradient draw:name="a99" draw:style="linear" draw:angle="480" draw:start-color="#f78925" draw:end-color="#d54209" draw:start-intensity="100%" draw:end-intensity="100%"/>
    <draw:gradient draw:name="a736" draw:style="linear" draw:angle="480" draw:start-color="#f78925" draw:end-color="#d54209" draw:start-intensity="100%" draw:end-intensity="100%"/>
    <draw:gradient draw:name="a739" draw:style="linear" draw:angle="480" draw:start-color="#f78925" draw:end-color="#d54209" draw:start-intensity="100%" draw:end-intensity="100%"/>
    <draw:gradient draw:name="a593" draw:style="linear" draw:angle="480" draw:start-color="#f78925" draw:end-color="#d54209" draw:start-intensity="100%" draw:end-intensity="100%"/>
    <draw:gradient draw:name="a1405" draw:style="linear" draw:angle="480" draw:start-color="#f78925" draw:end-color="#d54209" draw:start-intensity="100%" draw:end-intensity="100%"/>
    <draw:gradient draw:name="a967" draw:style="linear" draw:angle="480" draw:start-color="#f78925" draw:end-color="#d54209" draw:start-intensity="100%" draw:end-intensity="100%"/>
    <draw:gradient draw:name="a1059" draw:style="linear" draw:angle="480" draw:start-color="#f78925" draw:end-color="#d54209" draw:start-intensity="100%" draw:end-intensity="100%"/>
    <draw:gradient draw:name="a271" draw:style="linear" draw:angle="480" draw:start-color="#f78925" draw:end-color="#d54209" draw:start-intensity="100%" draw:end-intensity="100%"/>
    <draw:gradient draw:name="a719" draw:style="linear" draw:angle="480" draw:start-color="#f78925" draw:end-color="#d54209" draw:start-intensity="100%" draw:end-intensity="100%"/>
    <draw:gradient draw:name="a32" draw:style="linear" draw:angle="480" draw:start-color="#f78925" draw:end-color="#d54209" draw:start-intensity="100%" draw:end-intensity="100%"/>
    <draw:gradient draw:name="a1109" draw:style="linear" draw:angle="480" draw:start-color="#f78925" draw:end-color="#d54209" draw:start-intensity="100%" draw:end-intensity="100%"/>
    <draw:gradient draw:name="a59" draw:style="linear" draw:angle="480" draw:start-color="#f78925" draw:end-color="#d54209" draw:start-intensity="100%" draw:end-intensity="100%"/>
    <draw:gradient draw:name="a1563" draw:style="linear" draw:angle="480" draw:start-color="#f78925" draw:end-color="#d54209" draw:start-intensity="100%" draw:end-intensity="100%"/>
    <draw:gradient draw:name="a1191" draw:style="linear" draw:angle="480" draw:start-color="#f78925" draw:end-color="#d54209" draw:start-intensity="100%" draw:end-intensity="100%"/>
    <draw:gradient draw:name="a851" draw:style="linear" draw:angle="480" draw:start-color="#f78925" draw:end-color="#d54209" draw:start-intensity="100%" draw:end-intensity="100%"/>
    <draw:gradient draw:name="a1266" draw:style="linear" draw:angle="480" draw:start-color="#f78925" draw:end-color="#d54209" draw:start-intensity="100%" draw:end-intensity="100%"/>
    <draw:gradient draw:name="a183" draw:style="linear" draw:angle="480" draw:start-color="#f78925" draw:end-color="#d54209" draw:start-intensity="100%" draw:end-intensity="100%"/>
    <draw:gradient draw:name="a904" draw:style="linear" draw:angle="480" draw:start-color="#f78925" draw:end-color="#d54209" draw:start-intensity="100%" draw:end-intensity="100%"/>
    <draw:gradient draw:name="a1246" draw:style="linear" draw:angle="480" draw:start-color="#f78925" draw:end-color="#d54209" draw:start-intensity="100%" draw:end-intensity="100%"/>
    <draw:gradient draw:name="a1198" draw:style="linear" draw:angle="480" draw:start-color="#f78925" draw:end-color="#d54209" draw:start-intensity="100%" draw:end-intensity="100%"/>
    <draw:gradient draw:name="a460" draw:style="linear" draw:angle="480" draw:start-color="#f78925" draw:end-color="#d54209" draw:start-intensity="100%" draw:end-intensity="100%"/>
    <draw:gradient draw:name="a1150" draw:style="linear" draw:angle="480" draw:start-color="#f78925" draw:end-color="#d54209" draw:start-intensity="100%" draw:end-intensity="100%"/>
    <draw:gradient draw:name="a536" draw:style="linear" draw:angle="480" draw:start-color="#f78925" draw:end-color="#d54209" draw:start-intensity="100%" draw:end-intensity="100%"/>
    <draw:gradient draw:name="a488" draw:style="linear" draw:angle="480" draw:start-color="#f78925" draw:end-color="#d54209" draw:start-intensity="100%" draw:end-intensity="100%"/>
    <draw:gradient draw:name="a1083" draw:style="linear" draw:angle="480" draw:start-color="#f78925" draw:end-color="#d54209" draw:start-intensity="100%" draw:end-intensity="100%"/>
    <draw:gradient draw:name="a394" draw:style="linear" draw:angle="480" draw:start-color="#f78925" draw:end-color="#d54209" draw:start-intensity="100%" draw:end-intensity="100%"/>
    <draw:gradient draw:name="a1457" draw:style="linear" draw:angle="480" draw:start-color="#f78925" draw:end-color="#d54209" draw:start-intensity="100%" draw:end-intensity="100%"/>
    <draw:gradient draw:name="a1384" draw:style="linear" draw:angle="480" draw:start-color="#f78925" draw:end-color="#d54209" draw:start-intensity="100%" draw:end-intensity="100%"/>
    <draw:gradient draw:name="a422" draw:style="linear" draw:angle="480" draw:start-color="#f78925" draw:end-color="#d54209" draw:start-intensity="100%" draw:end-intensity="100%"/>
    <draw:gradient draw:name="a1361" draw:style="linear" draw:angle="480" draw:start-color="#f78925" draw:end-color="#d54209" draw:start-intensity="100%" draw:end-intensity="100%"/>
    <draw:gradient draw:name="a127" draw:style="linear" draw:angle="480" draw:start-color="#f78925" draw:end-color="#d54209" draw:start-intensity="100%" draw:end-intensity="100%"/>
    <draw:gradient draw:name="a1066" draw:style="linear" draw:angle="480" draw:start-color="#f78925" draw:end-color="#d54209" draw:start-intensity="100%" draw:end-intensity="100%"/>
    <draw:gradient draw:name="a1591" draw:style="linear" draw:angle="480" draw:start-color="#f78925" draw:end-color="#d54209" draw:start-intensity="100%" draw:end-intensity="100%"/>
    <draw:gradient draw:name="a702" draw:style="linear" draw:angle="480" draw:start-color="#f78925" draw:end-color="#d54209" draw:start-intensity="100%" draw:end-intensity="100%"/>
    <draw:gradient draw:name="a332" draw:style="linear" draw:angle="480" draw:start-color="#f78925" draw:end-color="#d54209" draw:start-intensity="100%" draw:end-intensity="100%"/>
    <draw:gradient draw:name="a955" draw:style="linear" draw:angle="480" draw:start-color="#f78925" draw:end-color="#d54209" draw:start-intensity="100%" draw:end-intensity="100%"/>
    <draw:gradient draw:name="a1321" draw:style="linear" draw:angle="480" draw:start-color="#f78925" draw:end-color="#d54209" draw:start-intensity="100%" draw:end-intensity="100%"/>
    <draw:gradient draw:name="a1346" draw:style="linear" draw:angle="480" draw:start-color="#f78925" draw:end-color="#d54209" draw:start-intensity="100%" draw:end-intensity="100%"/>
    <draw:gradient draw:name="a633" draw:style="linear" draw:angle="480" draw:start-color="#f78925" draw:end-color="#d54209" draw:start-intensity="100%" draw:end-intensity="100%"/>
    <draw:gradient draw:name="a1298" draw:style="linear" draw:angle="480" draw:start-color="#f78925" draw:end-color="#d54209" draw:start-intensity="100%" draw:end-intensity="100%"/>
    <draw:gradient draw:name="a1001" draw:style="linear" draw:angle="480" draw:start-color="#f78925" draw:end-color="#d54209" draw:start-intensity="100%" draw:end-intensity="100%"/>
    <draw:gradient draw:name="a288" draw:style="linear" draw:angle="480" draw:start-color="#f78925" draw:end-color="#d54209" draw:start-intensity="100%" draw:end-intensity="100%"/>
    <draw:gradient draw:name="a911" draw:style="linear" draw:angle="480" draw:start-color="#f78925" draw:end-color="#d54209" draw:start-intensity="100%" draw:end-intensity="100%"/>
    <draw:gradient draw:name="a1277" draw:style="linear" draw:angle="480" draw:start-color="#f78925" draw:end-color="#d54209" draw:start-intensity="100%" draw:end-intensity="100%"/>
    <draw:gradient draw:name="a0" draw:style="linear" draw:angle="480" draw:start-color="#f78925" draw:end-color="#d54209" draw:start-intensity="100%" draw:end-intensity="100%"/>
    <draw:gradient draw:name="a794" draw:style="linear" draw:angle="480" draw:start-color="#f78925" draw:end-color="#d54209" draw:start-intensity="100%" draw:end-intensity="100%"/>
    <draw:gradient draw:name="a1184" draw:style="linear" draw:angle="480" draw:start-color="#f78925" draw:end-color="#d54209" draw:start-intensity="100%" draw:end-intensity="100%"/>
    <draw:gradient draw:name="a1008" draw:style="linear" draw:angle="480" draw:start-color="#f78925" draw:end-color="#d54209" draw:start-intensity="100%" draw:end-intensity="100%"/>
    <draw:gradient draw:name="a844" draw:style="linear" draw:angle="480" draw:start-color="#f78925" draw:end-color="#d54209" draw:start-intensity="100%" draw:end-intensity="100%"/>
    <draw:gradient draw:name="a247" draw:style="linear" draw:angle="480" draw:start-color="#f78925" draw:end-color="#d54209" draw:start-intensity="100%" draw:end-intensity="100%"/>
    <draw:gradient draw:name="a774" draw:style="linear" draw:angle="480" draw:start-color="#f78925" draw:end-color="#d54209" draw:start-intensity="100%" draw:end-intensity="100%"/>
    <draw:gradient draw:name="a1239" draw:style="linear" draw:angle="480" draw:start-color="#f78925" draw:end-color="#d54209" draw:start-intensity="100%" draw:end-intensity="100%"/>
    <draw:gradient draw:name="a825" draw:style="linear" draw:angle="480" draw:start-color="#f78925" draw:end-color="#d54209" draw:start-intensity="100%" draw:end-intensity="100%"/>
    <draw:gradient draw:name="a1441" draw:style="linear" draw:angle="480" draw:start-color="#f78925" draw:end-color="#d54209" draw:start-intensity="100%" draw:end-intensity="100%"/>
    <draw:gradient draw:name="a680" draw:style="linear" draw:angle="480" draw:start-color="#f78925" draw:end-color="#d54209" draw:start-intensity="100%" draw:end-intensity="100%"/>
    <draw:gradient draw:name="a1394" draw:style="linear" draw:angle="480" draw:start-color="#f78925" draw:end-color="#d54209" draw:start-intensity="100%" draw:end-intensity="100%"/>
    <table:table-template table:name="{5C22544A-7EE6-4342-B048-85BDC9FD1C3A}">
      <table:first-row table:style-name="a676" table:paragraph-style-name=""/>
      <table:last-row table:style-name="a677" table:paragraph-style-name=""/>
      <table:first-column table:style-name="a678" table:paragraph-style-name=""/>
      <table:last-column table:style-name="a679" table:paragraph-style-name=""/>
      <table:body table:style-name="a671" table:paragraph-style-name=""/>
      <table:even-rows table:style-name="a674" table:paragraph-style-name=""/>
      <table:odd-rows table:style-name="a675" table:paragraph-style-name=""/>
      <table:even-columns table:style-name="a672" table:paragraph-style-name=""/>
      <table:odd-columns table:style-name="a67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gradient" draw:fill-gradient-name="a6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parent-style-name="Graphics">
      <style:graphic-properties draw:fill="none" draw:stroke="none" draw:image-opacity="10%"/>
    </style:style>
    <style:style style:family="paragraph" style:name="a2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draw:stroke="none" draw:image-opacity="10%"/>
    </style:style>
    <style:style style:family="paragraph" style:name="a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parent-style-name="Graphics">
      <style:graphic-properties draw:fill="none" draw:stroke="non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draw:stroke="none"/>
    </style:style>
    <style:style style:family="paragraph" style:name="a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gradient" draw:fill-gradient-name="a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 style:parent-style-name="Graphics">
      <style:graphic-properties draw:fill="none" draw:stroke="none" draw:image-opacity="10%"/>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parent-style-name="Graphics">
      <style:graphic-properties draw:fill="none" draw:stroke="non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parent-style-name="Graphics">
      <style:graphic-properties draw:fill="none" draw:stroke="non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537">
      <style:drawing-page-properties draw:fill="gradient" draw:fill-gradient-name="a5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parent-style-name="Graphics">
      <style:graphic-properties draw:fill="none" draw:stroke="none" draw:image-opacity="10%"/>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graphic" style:name="a539" style:parent-style-name="Graphics">
      <style:graphic-properties draw:fill="none" draw:stroke="non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2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gradient" draw:fill-gradient-name="a3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4" style:parent-style-name="Graphics">
      <style:graphic-properties draw:fill="none" draw:stroke="none" draw:image-opacity="10%"/>
    </style:style>
    <style:style style:family="graphic" style:name="a335" style:parent-style-name="Graphics">
      <style:graphic-properties draw:fill="none" draw:stroke="none"/>
    </style:style>
    <style:style style:family="graphic" style:name="a336" style:parent-style-name="Graphics">
      <style:graphic-properties draw:fill="none" draw:stroke="non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gradient" draw:fill-gradient-name="a1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parent-style-name="Graphics">
      <style:graphic-properties draw:fill="none" draw:stroke="none" draw:image-opacity="10%"/>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7">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parent-style-name="Graphics">
      <style:graphic-properties draw:fill="none" draw:stroke="non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1" style:parent-style-name="Graphics">
      <style:graphic-properties draw:fill="none" draw:stroke="none"/>
    </style:style>
    <style:style style:family="paragraph" style:name="a5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13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gradient" draw:fill-gradient-name="a2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9" style:parent-style-name="Graphics">
      <style:graphic-properties draw:fill="none" draw:stroke="none" draw:image-opacity="10%"/>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gradient" draw:fill-gradient-name="a4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2" style:parent-style-name="Graphics">
      <style:graphic-properties draw:fill="none" draw:stroke="none" draw:image-opacity="10%"/>
    </style:style>
    <style:style style:family="graphic" style:name="a463" style:parent-style-name="Graphics">
      <style:graphic-properties draw:fill="none" draw:stroke="none"/>
    </style:style>
    <style:style style:family="graphic" style:name="a464" style:parent-style-name="Graphics">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250" style:parent-style-name="Graphics">
      <style:graphic-properties draw:fill="none" draw:stroke="non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parent-style-name="Graphics">
      <style:graphic-properties draw:fill="none" draw:stroke="non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4">
      <style:drawing-page-properties draw:fill="gradient" draw:fill-gradient-name="a3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5" style:parent-style-name="Graphics">
      <style:graphic-properties draw:fill="none" draw:stroke="none" draw:image-opacity="10%"/>
    </style:style>
    <style:style style:family="graphic" style:name="a366" style:parent-style-name="Graphics">
      <style:graphic-properties draw:fill="none" draw:stroke="none"/>
    </style:style>
    <style:style style:family="graphic" style:name="a367" style:parent-style-name="Graphics">
      <style:graphic-properties draw:fill="none" draw:stroke="non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gradient" draw:fill-gradient-name="a4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4">
      <style:drawing-page-properties draw:fill="gradient" draw:fill-gradient-name="a5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parent-style-name="Graphics">
      <style:graphic-properties draw:fill="none" draw:stroke="none" draw:image-opacity="10%"/>
    </style:style>
    <style:style style:family="graphic" style:name="a596" style:parent-style-name="Graphics">
      <style:graphic-properties draw:fill="none" draw:stroke="non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parent-style-name="Graphics">
      <style:graphic-properties draw:fill="none" draw:stroke="none"/>
    </style:style>
    <style:style style:family="paragraph" style:name="a1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2">
      <style:drawing-page-properties draw:fill="gradient" draw:fill-gradient-name="a2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3" style:parent-style-name="Graphics">
      <style:graphic-properties draw:fill="none" draw:stroke="none" draw:image-opacity="10%"/>
    </style:style>
    <style:style style:family="graphic" style:name="a274" style:parent-style-name="Graphics">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parent-style-name="Graphics">
      <style:graphic-properties draw:fill="none" draw:stroke="none" draw:image-opacity="10%"/>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parent-style-name="Graphics">
      <style:graphic-properties draw:fill="none" draw:stroke="none"/>
    </style:style>
    <style:style style:family="graphic" style:name="a492" style:parent-style-name="Graphics">
      <style:graphic-properties draw:fill="none" draw:stroke="non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1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gradient" draw:fill-gradient-name="a2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5">
      <style:drawing-page-properties draw:fill="gradient" draw:fill-gradient-name="a3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parent-style-name="Graphics">
      <style:graphic-properties draw:fill="none" draw:stroke="none" draw:image-opacity="10%"/>
    </style:style>
    <style:style style:family="graphic" style:name="a397" style:parent-style-name="Graphics">
      <style:graphic-properties draw:fill="none" draw:stroke="none"/>
    </style:style>
    <style:style style:family="graphic" style:name="a398" style:parent-style-name="Graphics">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gradient" draw:fill-gradient-name="a1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5" style:parent-style-name="Graphics">
      <style:graphic-properties draw:fill="none" draw:stroke="none" draw:image-opacity="10%"/>
    </style:style>
    <style:style style:family="graphic" style:name="a186" style:parent-style-name="Graphics">
      <style:graphic-properties draw:fill="none" draw:stroke="none"/>
    </style:style>
    <style:style style:family="graphic" style:name="a187" style:parent-style-name="Graphics">
      <style:graphic-properties draw:fill="none" draw:stroke="non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parent-style-name="Graphics">
      <style:graphic-properties draw:fill="none" draw:stroke="none" draw:image-opacity="10%"/>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parent-style-name="Graphics">
      <style:graphic-properties draw:fill="none" draw:stroke="none"/>
    </style:style>
    <style:style style:family="graphic" style:name="a292" style:parent-style-name="Graphics">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
      <style:drawing-page-properties draw:fill="gradient" draw:fill-gradient-name="a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parent-style-name="Graphics">
      <style:graphic-properties draw:fill="none" draw:stroke="none" draw:image-opacity="10%"/>
    </style:style>
    <style:style style:family="graphic" style:name="a35" style:parent-style-name="Graphics">
      <style:graphic-properties draw:fill="none" draw:stroke="none"/>
    </style:style>
    <style:style style:family="graphic" style:name="a36" style:parent-style-name="Graphics">
      <style:graphic-properties draw:fill="none" draw:stroke="non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 style:parent-style-name="Graphics">
      <style:graphic-properties draw:fill="none" draw:stroke="none" draw:image-opacity="10%"/>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drawing-page" style:name="a60">
      <style:drawing-page-properties draw:fill="gradient" draw:fill-gradient-name="a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parent-style-name="Graphics">
      <style:graphic-properties draw:fill="none" draw:stroke="none" draw:image-opacity="10%"/>
    </style:style>
    <style:style style:family="paragraph" style:name="a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draw:fill="none" draw:stroke="non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3" style:parent-style-name="Graphics">
      <style:graphic-properties draw:fill="none" draw:stroke="non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in" style:page-layout-name="pageLayout1" draw:style-name="a1">
      <draw:frame draw:id="id0" draw:style-name="a2" draw:name="Picture 6" svg:x="0in" svg:y="0in" svg:width="13.33333in" svg:height="7.5in" style:rel-width="scale" style:rel-height="scale">
        <draw:image xlink:href="media/image37.png" xlink:type="simple" xlink:show="embed" xlink:actuate="onLoad"/>
        <svg:title/>
        <svg:desc>hashOverlay-FullResolve.png</svg:desc>
      </draw:frame>
      <draw:frame draw:id="id1" presentation:style-name="a5" draw:name="Title Placeholder 1" svg:x="0.74401in" svg:y="0.82374in" svg:width="10.51385in" svg:height="1.18213in" presentation:class="title" presentation:placeholder="false">
        <draw:text-box>
          <text:p text:style-name="a4" text:class-names="" text:cond-style-name=""><text:span text:style-name="a3" text:class-names="">Click to edit Master title style</text:span></text:p>
        </draw:text-box>
        <svg:title/>
        <svg:desc/>
      </draw:frame>
      <draw:frame draw:id="id2" presentation:style-name="a21" draw:name="Text Placeholder 2" svg:x="0.74401in" svg:y="2.55564in" svg:width="10.51385in" svg:height="3.93626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3" presentation:style-name="a25" draw:name="Date Placeholder 3" svg:x="8.25785in" svg:y="6.49189in" svg:width="3in" svg:height="0.39931in" presentation:class="date-time" presentation:placeholder="false">
        <draw:text-box>
          <text:p text:style-name="a24" text:class-names="" text:cond-style-name=""><text:span text:style-name="a22" text:class-names=""><text:date text:fixed="false" style:data-style-name="a23">05/11/2023</text:date></text:span></text:p>
        </draw:text-box>
        <svg:title/>
        <svg:desc/>
      </draw:frame>
      <draw:frame draw:id="id4" presentation:style-name="a28" draw:name="Footer Placeholder 4" svg:x="0.74401in" svg:y="6.49189in" svg:width="7.5138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11.73387in" svg:y="0.82374in" svg:width="1.26219in" svg:height="1.1929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3">
      <draw:frame draw:id="id6" draw:layer="Master1-bg" draw:style-name="a34" draw:name="Picture 6" svg:x="0in" svg:y="0in" svg:width="13.33333in" svg:height="7.5in" style:rel-width="scale" style:rel-height="scale">
        <draw:image xlink:href="media/image37.png" xlink:type="simple" xlink:show="embed" xlink:actuate="onLoad"/>
        <svg:title/>
        <svg:desc>hashOverlay-FullResolve.png</svg:desc>
      </draw:frame>
      <draw:frame draw:id="id7" draw:style-name="a35" draw:name="Picture 6" svg:x="0in" svg:y="4.64004in" svg:width="9.80762in" svg:height="0.30177in" style:rel-width="scale" style:rel-height="scale">
        <draw:image xlink:href="media/image38.png" xlink:type="simple" xlink:show="embed" xlink:actuate="onLoad"/>
        <svg:title/>
        <svg:desc>HD-ShadowLong.png</svg:desc>
      </draw:frame>
      <draw:frame draw:id="id8" draw:style-name="a36" draw:name="Picture 7" svg:x="9.96469in" svg:y="4.64113in" svg:width="3.36517in" svg:height="0.30287in" style:rel-width="scale" style:rel-height="scale">
        <draw:image xlink:href="media/image39.png" xlink:type="simple" xlink:show="embed" xlink:actuate="onLoad"/>
        <svg:title/>
        <svg:desc>HD-ShadowShort.png</svg:desc>
      </draw:frame>
      <draw:custom-shape svg:x="0in" svg:y="2.83254in" svg:width="9.80762in" svg:height="1.81576in" draw:id="id9" draw:style-name="a39" draw:name="Rectangle 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10" draw:style-name="a42" draw:name="Rectangle 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frame draw:id="id11" presentation:style-name="a45" draw:name="Title 1" svg:x="0.74401in" svg:y="2.98962in" svg:width="8.90653in" svg:height="1.50161in" presentation:class="title" presentation:placeholder="false">
        <draw:text-box>
          <text:p text:style-name="a44" text:class-names="" text:cond-style-name=""><text:span text:style-name="a43" text:class-names="">Click to edit Master title style</text:span></text:p>
        </draw:text-box>
        <svg:title/>
        <svg:desc/>
      </draw:frame>
      <draw:frame draw:id="id12" presentation:style-name="a48" draw:name="Subtitle 2" svg:x="0.74401in" svg:y="4.80538in" svg:width="8.90653in" svg:height="1.22232in" presentation:class="subtitle" presentation:placeholder="false">
        <draw:text-box>
          <text:p text:style-name="a47" text:class-names="" text:cond-style-name=""><text:span text:style-name="a46" text:class-names="">Click to edit Master subtitle style</text:span></text:p>
        </draw:text-box>
        <svg:title/>
        <svg:desc/>
      </draw:frame>
      <draw:frame draw:id="id13" presentation:style-name="a52" draw:name="Date Placeholder 3" svg:x="8.25785in" svg:y="6.49189in" svg:width="3in" svg:height="0.39931in" presentation:class="date-time" presentation:placeholder="false">
        <draw:text-box>
          <text:p text:style-name="a51" text:class-names="" text:cond-style-name=""><text:span text:style-name="a49" text:class-names=""><text:date text:fixed="false" style:data-style-name="a50">05/11/2023</text:date></text:span></text:p>
        </draw:text-box>
        <svg:title/>
        <svg:desc/>
      </draw:frame>
      <draw:frame draw:id="id14" presentation:style-name="a55" draw:name="Footer Placeholder 4" svg:x="0.74401in" svg:y="6.49189in" svg:width="7.51385in" svg:height="0.39931in" presentation:class="footer" presentation:placeholder="false">
        <draw:text-box>
          <text:p text:style-name="a54" text:class-names="" text:cond-style-name=""><text:span text:style-name="a53" text:class-names=""/></text:p>
        </draw:text-box>
        <svg:title/>
        <svg:desc/>
      </draw:frame>
      <draw:frame draw:id="id15" presentation:style-name="a58" draw:name="Slide Number Placeholder 5" svg:x="10.12177in" svg:y="3.00781in" svg:width="1.28159in" svg:height="1.48342in" presentation:class="page-number" presentation:placeholder="false">
        <draw:text-box>
          <text:p text:style-name="a57" text:class-names="" text:cond-style-name=""><text:span text:style-name="a56" text:class-names=""><text:page-number style:num-format="1" text:fixed="false"/></text:span></text:p>
        </draw:text-box>
        <svg:title/>
        <svg:desc/>
      </draw:frame>
    </style:master-page>
    <style:master-page style:name="Master1-Layout2-obj-Title-and-Content" style:page-layout-name="pageLayout1" draw:style-name="a60">
      <draw:frame draw:id="id16" draw:layer="Master1-bg" draw:style-name="a61" draw:name="Picture 6" svg:x="0in" svg:y="0in" svg:width="13.33333in" svg:height="7.5in" style:rel-width="scale" style:rel-height="scale">
        <draw:image xlink:href="media/image37.png" xlink:type="simple" xlink:show="embed" xlink:actuate="onLoad"/>
        <svg:title/>
        <svg:desc>hashOverlay-FullResolve.png</svg:desc>
      </draw:frame>
      <draw:frame draw:id="id17" draw:style-name="a62" draw:name="Picture 14" svg:x="0in" svg:y="2.15468in" svg:width="11.41493in" svg:height="0.35123in" style:rel-width="scale" style:rel-height="scale">
        <draw:image xlink:href="media/image38.png" xlink:type="simple" xlink:show="embed" xlink:actuate="onLoad"/>
        <svg:title/>
        <svg:desc>HD-ShadowLong.png</svg:desc>
      </draw:frame>
      <draw:frame draw:id="id18" draw:style-name="a63" draw:name="Picture 15"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19" draw:style-name="a66" draw:name="Rectangle 16">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20" draw:style-name="a69" draw:name="Rectangle 17">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frame draw:id="id21" presentation:style-name="a72" draw:name="Title 1" svg:x="0.74401in" svg:y="0.82374in" svg:width="10.51385in" svg:height="1.18213in" presentation:class="title" presentation:placeholder="false">
        <draw:text-box>
          <text:p text:style-name="a71" text:class-names="" text:cond-style-name=""><text:span text:style-name="a70" text:class-names="">Click to edit Master title style</text:span></text:p>
        </draw:text-box>
        <svg:title/>
        <svg:desc/>
      </draw:frame>
      <draw:frame draw:id="id22" presentation:style-name="a88" draw:name="Content Placeholder 2" svg:x="0.74401in" svg:y="2.55564in" svg:width="10.51385in" svg:height="3.93626in" presentation:class="object" presentation:placeholder="false">
        <draw:text-box>
          <text:list text:style-name="a75">
            <text:list-item>
              <text:p text:style-name="a74" text:class-names="" text:cond-style-name=""><text:span text:style-name="a73" text:class-names="">Click to edit Master text styles</text:span></text:p>
            </text:list-item>
          </text:list>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Fifth level</text:span></text:p>
                            </text:list-item>
                          </text:list>
                        </text:list-item>
                      </text:list>
                    </text:list-item>
                  </text:list>
                </text:list-item>
              </text:list>
            </text:list-item>
          </text:list>
        </draw:text-box>
        <svg:title/>
        <svg:desc/>
      </draw:frame>
      <draw:frame draw:id="id23" presentation:style-name="a92" draw:name="Date Placeholder 3" svg:x="8.25785in" svg:y="6.49189in" svg:width="3in" svg:height="0.39931in" presentation:class="date-time" presentation:placeholder="false">
        <draw:text-box>
          <text:p text:style-name="a91" text:class-names="" text:cond-style-name=""><text:span text:style-name="a89" text:class-names=""><text:date text:fixed="false" style:data-style-name="a90">05/11/2023</text:date></text:span></text:p>
        </draw:text-box>
        <svg:title/>
        <svg:desc/>
      </draw:frame>
      <draw:frame draw:id="id24" presentation:style-name="a95" draw:name="Footer Placeholder 4" svg:x="0.74401in" svg:y="6.49189in" svg:width="7.51385in" svg:height="0.39931in" presentation:class="footer" presentation:placeholder="false">
        <draw:text-box>
          <text:p text:style-name="a94" text:class-names="" text:cond-style-name=""><text:span text:style-name="a93" text:class-names=""/></text:p>
        </draw:text-box>
        <svg:title/>
        <svg:desc/>
      </draw:frame>
      <draw:frame draw:id="id25" presentation:style-name="a98" draw:name="Slide Number Placeholder 5" svg:x="11.73387in" svg:y="0.82374in" svg:width="1.26219in" svg:height="1.1929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3-secHead-Section-Header" style:page-layout-name="pageLayout1" draw:style-name="a100">
      <draw:frame draw:id="id26" draw:layer="Master1-bg" draw:style-name="a101" draw:name="Picture 6" svg:x="0in" svg:y="0in" svg:width="13.33333in" svg:height="7.5in" style:rel-width="scale" style:rel-height="scale">
        <draw:image xlink:href="media/image37.png" xlink:type="simple" xlink:show="embed" xlink:actuate="onLoad"/>
        <svg:title/>
        <svg:desc>hashOverlay-FullResolve.png</svg:desc>
      </draw:frame>
      <draw:frame draw:id="id27" draw:style-name="a102" draw:name="Picture 6" svg:x="0in" svg:y="4.4695in" svg:width="11.41493in" svg:height="0.35123in" style:rel-width="scale" style:rel-height="scale">
        <draw:image xlink:href="media/image38.png" xlink:type="simple" xlink:show="embed" xlink:actuate="onLoad"/>
        <svg:title/>
        <svg:desc>HD-ShadowLong.png</svg:desc>
      </draw:frame>
      <draw:frame draw:id="id28" draw:style-name="a103" draw:name="Picture 7" svg:x="11.5768in" svg:y="4.47058in" svg:width="1.75306in" svg:height="0.15778in" style:rel-width="scale" style:rel-height="scale">
        <draw:image xlink:href="media/image39.png" xlink:type="simple" xlink:show="embed" xlink:actuate="onLoad"/>
        <svg:title/>
        <svg:desc>HD-ShadowShort.png</svg:desc>
      </draw:frame>
      <draw:custom-shape svg:x="0in" svg:y="2.98148in" svg:width="11.41493in" svg:height="1.49628in" draw:id="id29" draw:style-name="a106" draw:name="Rectangle 8">
        <svg:title/>
        <svg:desc/>
        <text:p text:style-name="a105" text:class-names="" text:cond-style-name=""><text:span text:style-name="a104"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30" draw:style-name="a109" draw:name="Rectangle 9">
        <svg:title/>
        <svg:desc/>
        <text:p text:style-name="a108" text:class-names="" text:cond-style-name=""><text:span text:style-name="a107" text:class-names=""/></text:p>
        <draw:enhanced-geometry xmlns:dr3d="urn:oasis:names:tc:opendocument:xmlns:dr3d:1.0" draw:type="non-primitive" svg:viewBox="0 0 21600 21600" draw:enhanced-path="M 0 0 L 21600 0 21600 21600 0 21600 Z N"/>
      </draw:custom-shape>
      <draw:frame draw:id="id31" presentation:style-name="a112" draw:name="Title 1" svg:x="0.74401in" svg:y="3.13856in" svg:width="10.51385in" svg:height="1.1929in" presentation:class="title" presentation:placeholder="false">
        <draw:text-box>
          <text:p text:style-name="a111" text:class-names="" text:cond-style-name=""><text:span text:style-name="a110" text:class-names="">Click to edit Master title style</text:span></text:p>
        </draw:text-box>
        <svg:title/>
        <svg:desc/>
      </draw:frame>
      <draw:frame draw:id="id32" presentation:style-name="a116" draw:name="Text Placeholder 2" svg:x="0.74401in" svg:y="4.62836in" svg:width="10.51385in" svg:height="1.86354in" presentation:class="outline" presentation:placeholder="false">
        <draw:text-box>
          <text:list text:style-name="a115">
            <text:list-item>
              <text:p text:style-name="a114" text:class-names="" text:cond-style-name=""><text:span text:style-name="a113" text:class-names="">Click to edit Master text styles</text:span></text:p>
            </text:list-item>
          </text:list>
        </draw:text-box>
        <svg:title/>
        <svg:desc/>
      </draw:frame>
      <draw:frame draw:id="id33" presentation:style-name="a120" draw:name="Date Placeholder 3" svg:x="8.25785in" svg:y="6.49189in" svg:width="3in" svg:height="0.39931in" presentation:class="date-time" presentation:placeholder="false">
        <draw:text-box>
          <text:p text:style-name="a119" text:class-names="" text:cond-style-name=""><text:span text:style-name="a117" text:class-names=""><text:date text:fixed="false" style:data-style-name="a118">05/11/2023</text:date></text:span></text:p>
        </draw:text-box>
        <svg:title/>
        <svg:desc/>
      </draw:frame>
      <draw:frame draw:id="id34" presentation:style-name="a123" draw:name="Footer Placeholder 4" svg:x="0.74401in" svg:y="6.49189in" svg:width="7.51385in" svg:height="0.39931in" presentation:class="footer" presentation:placeholder="false">
        <draw:text-box>
          <text:p text:style-name="a122" text:class-names="" text:cond-style-name=""><text:span text:style-name="a121" text:class-names=""/></text:p>
        </draw:text-box>
        <svg:title/>
        <svg:desc/>
      </draw:frame>
      <draw:frame draw:id="id35" presentation:style-name="a126" draw:name="Slide Number Placeholder 5" svg:x="11.73387in" svg:y="3.13856in" svg:width="1.26219in" svg:height="1.1929in" presentation:class="page-number" presentation:placeholder="false">
        <draw:text-box>
          <text:p text:style-name="a125" text:class-names="" text:cond-style-name=""><text:span text:style-name="a124" text:class-names=""><text:page-number style:num-format="1" text:fixed="false"/></text:span></text:p>
        </draw:text-box>
        <svg:title/>
        <svg:desc/>
      </draw:frame>
    </style:master-page>
    <style:master-page style:name="Master1-Layout4-twoObj-Two-Content" style:page-layout-name="pageLayout1" draw:style-name="a128">
      <draw:frame draw:id="id36" draw:layer="Master1-bg" draw:style-name="a129" draw:name="Picture 6" svg:x="0in" svg:y="0in" svg:width="13.33333in" svg:height="7.5in" style:rel-width="scale" style:rel-height="scale">
        <draw:image xlink:href="media/image37.png" xlink:type="simple" xlink:show="embed" xlink:actuate="onLoad"/>
        <svg:title/>
        <svg:desc>hashOverlay-FullResolve.png</svg:desc>
      </draw:frame>
      <draw:frame draw:id="id37" draw:style-name="a130" draw:name="Picture 7" svg:x="0in" svg:y="2.15468in" svg:width="11.41493in" svg:height="0.35123in" style:rel-width="scale" style:rel-height="scale">
        <draw:image xlink:href="media/image38.png" xlink:type="simple" xlink:show="embed" xlink:actuate="onLoad"/>
        <svg:title/>
        <svg:desc>HD-ShadowLong.png</svg:desc>
      </draw:frame>
      <draw:frame draw:id="id38" draw:style-name="a131" draw:name="Picture 8"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39" draw:style-name="a134" draw:name="Rectangle 9">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0" draw:style-name="a137" draw:name="Rectangle 10">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frame draw:id="id41" presentation:style-name="a140" draw:name="Title 1" svg:x="0.74401in" svg:y="0.82374in" svg:width="10.51385in" svg:height="1.18213in" presentation:class="title" presentation:placeholder="false">
        <draw:text-box>
          <text:p text:style-name="a139" text:class-names="" text:cond-style-name=""><text:span text:style-name="a138" text:class-names="">Click to edit Master title style</text:span></text:p>
        </draw:text-box>
        <svg:title/>
        <svg:desc/>
      </draw:frame>
      <draw:frame draw:id="id42" presentation:style-name="a156" draw:name="Content Placeholder 2" svg:x="0.74401in" svg:y="2.55564in" svg:width="5.13819in" svg:height="3.93626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43" presentation:style-name="a172" draw:name="Content Placeholder 3" svg:x="6.11781in" svg:y="2.55564in" svg:width="5.14005in" svg:height="3.93626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44" presentation:style-name="a176" draw:name="Date Placeholder 4" svg:x="8.25785in" svg:y="6.49189in" svg:width="3in" svg:height="0.39931in" presentation:class="date-time" presentation:placeholder="false">
        <draw:text-box>
          <text:p text:style-name="a175" text:class-names="" text:cond-style-name=""><text:span text:style-name="a173" text:class-names=""><text:date text:fixed="false" style:data-style-name="a174">05/11/2023</text:date></text:span></text:p>
        </draw:text-box>
        <svg:title/>
        <svg:desc/>
      </draw:frame>
      <draw:frame draw:id="id45" presentation:style-name="a179" draw:name="Footer Placeholder 5" svg:x="0.74401in" svg:y="6.49189in" svg:width="7.51385in" svg:height="0.39931in" presentation:class="footer" presentation:placeholder="false">
        <draw:text-box>
          <text:p text:style-name="a178" text:class-names="" text:cond-style-name=""><text:span text:style-name="a177" text:class-names=""/></text:p>
        </draw:text-box>
        <svg:title/>
        <svg:desc/>
      </draw:frame>
      <draw:frame draw:id="id46" presentation:style-name="a182" draw:name="Slide Number Placeholder 6" svg:x="11.73387in" svg:y="0.82374in" svg:width="1.26219in" svg:height="1.1929in" presentation:class="page-number" presentation:placeholder="false">
        <draw:text-box>
          <text:p text:style-name="a181" text:class-names="" text:cond-style-name=""><text:span text:style-name="a180" text:class-names=""><text:page-number style:num-format="1" text:fixed="false"/></text:span></text:p>
        </draw:text-box>
        <svg:title/>
        <svg:desc/>
      </draw:frame>
    </style:master-page>
    <style:master-page style:name="Master1-Layout5-twoTxTwoObj-Comparison" style:page-layout-name="pageLayout1" draw:style-name="a184">
      <draw:frame draw:id="id47" draw:layer="Master1-bg" draw:style-name="a185" draw:name="Picture 6" svg:x="0in" svg:y="0in" svg:width="13.33333in" svg:height="7.5in" style:rel-width="scale" style:rel-height="scale">
        <draw:image xlink:href="media/image37.png" xlink:type="simple" xlink:show="embed" xlink:actuate="onLoad"/>
        <svg:title/>
        <svg:desc>hashOverlay-FullResolve.png</svg:desc>
      </draw:frame>
      <draw:frame draw:id="id48" draw:style-name="a186" draw:name="Picture 9" svg:x="0in" svg:y="2.15468in" svg:width="11.41493in" svg:height="0.35123in" style:rel-width="scale" style:rel-height="scale">
        <draw:image xlink:href="media/image38.png" xlink:type="simple" xlink:show="embed" xlink:actuate="onLoad"/>
        <svg:title/>
        <svg:desc>HD-ShadowLong.png</svg:desc>
      </draw:frame>
      <draw:frame draw:id="id49" draw:style-name="a187" draw:name="Picture 10"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50" draw:style-name="a190" draw:name="Rectangle 11">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1" draw:style-name="a193" draw:name="Rectangle 12">
        <svg:title/>
        <svg:desc/>
        <text:p text:style-name="a192" text:class-names="" text:cond-style-name=""><text:span text:style-name="a191" text:class-names=""/></text:p>
        <draw:enhanced-geometry xmlns:dr3d="urn:oasis:names:tc:opendocument:xmlns:dr3d:1.0" draw:type="non-primitive" svg:viewBox="0 0 21600 21600" draw:enhanced-path="M 0 0 L 21600 0 21600 21600 0 21600 Z N"/>
      </draw:custom-shape>
      <draw:frame draw:id="id52" presentation:style-name="a196" draw:name="Title 1" svg:x="0.74401in" svg:y="0.82374in" svg:width="10.51385in" svg:height="1.18213in" presentation:class="title" presentation:placeholder="false">
        <draw:text-box>
          <text:p text:style-name="a195" text:class-names="" text:cond-style-name=""><text:span text:style-name="a194" text:class-names="">Click to edit Master title style</text:span></text:p>
        </draw:text-box>
        <svg:title/>
        <svg:desc/>
      </draw:frame>
      <draw:frame draw:id="id53" presentation:style-name="a200" draw:name="Text Placeholder 2" svg:x="0.9912in" svg:y="2.55564in" svg:width="4.891in" svg:height="0.75802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54" presentation:style-name="a216" draw:name="Content Placeholder 3" svg:x="0.74401in" svg:y="3.31366in" svg:width="5.13818in" svg:height="3.17824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55" presentation:style-name="a220" draw:name="Text Placeholder 4" svg:x="6.365in" svg:y="2.55564in" svg:width="4.89286in" svg:height="0.75686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56" presentation:style-name="a236" draw:name="Content Placeholder 5" svg:x="6.11781in" svg:y="3.31366in" svg:width="5.14005in" svg:height="3.17824in" presentation:class="object" presentation:placeholder="false">
        <draw:text-box>
          <text:list text:style-name="a223">
            <text:list-item>
              <text:p text:style-name="a222" text:class-names="" text:cond-style-name=""><text:span text:style-name="a221" text:class-names="">Click to edit Master text styles</text:span></text:p>
            </text:list-item>
          </text:list>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57" presentation:style-name="a240" draw:name="Date Placeholder 6" svg:x="8.25785in" svg:y="6.49189in" svg:width="3in" svg:height="0.39931in" presentation:class="date-time" presentation:placeholder="false">
        <draw:text-box>
          <text:p text:style-name="a239" text:class-names="" text:cond-style-name=""><text:span text:style-name="a237" text:class-names=""><text:date text:fixed="false" style:data-style-name="a238">05/11/2023</text:date></text:span></text:p>
        </draw:text-box>
        <svg:title/>
        <svg:desc/>
      </draw:frame>
      <draw:frame draw:id="id58" presentation:style-name="a243" draw:name="Footer Placeholder 7" svg:x="0.74401in" svg:y="6.49189in" svg:width="7.51385in" svg:height="0.39931in" presentation:class="footer" presentation:placeholder="false">
        <draw:text-box>
          <text:p text:style-name="a242" text:class-names="" text:cond-style-name=""><text:span text:style-name="a241" text:class-names=""/></text:p>
        </draw:text-box>
        <svg:title/>
        <svg:desc/>
      </draw:frame>
      <draw:frame draw:id="id59" presentation:style-name="a246" draw:name="Slide Number Placeholder 8" svg:x="11.73387in" svg:y="0.82374in" svg:width="1.26219in" svg:height="1.1929in" presentation:class="page-number" presentation:placeholder="false">
        <draw:text-box>
          <text:p text:style-name="a245" text:class-names="" text:cond-style-name=""><text:span text:style-name="a244" text:class-names=""><text:page-number style:num-format="1" text:fixed="false"/></text:span></text:p>
        </draw:text-box>
        <svg:title/>
        <svg:desc/>
      </draw:frame>
    </style:master-page>
    <style:master-page style:name="Master1-Layout6-titleOnly-Title-Only" style:page-layout-name="pageLayout1" draw:style-name="a248">
      <draw:frame draw:id="id60" draw:layer="Master1-bg" draw:style-name="a249" draw:name="Picture 6" svg:x="0in" svg:y="0in" svg:width="13.33333in" svg:height="7.5in" style:rel-width="scale" style:rel-height="scale">
        <draw:image xlink:href="media/image37.png" xlink:type="simple" xlink:show="embed" xlink:actuate="onLoad"/>
        <svg:title/>
        <svg:desc>hashOverlay-FullResolve.png</svg:desc>
      </draw:frame>
      <draw:frame draw:id="id61" draw:style-name="a250" draw:name="Picture 5" svg:x="0in" svg:y="2.15468in" svg:width="11.41493in" svg:height="0.35123in" style:rel-width="scale" style:rel-height="scale">
        <draw:image xlink:href="media/image38.png" xlink:type="simple" xlink:show="embed" xlink:actuate="onLoad"/>
        <svg:title/>
        <svg:desc>HD-ShadowLong.png</svg:desc>
      </draw:frame>
      <draw:frame draw:id="id62" draw:style-name="a251" draw:name="Picture 6"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63"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64" draw:style-name="a257" draw:name="Rectangle 8">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frame draw:id="id65" presentation:style-name="a260" draw:name="Title 1" svg:x="0.74401in" svg:y="0.82374in" svg:width="10.51385in" svg:height="1.18213in" presentation:class="title" presentation:placeholder="false">
        <draw:text-box>
          <text:p text:style-name="a259" text:class-names="" text:cond-style-name=""><text:span text:style-name="a258" text:class-names="">Click to edit Master title style</text:span></text:p>
        </draw:text-box>
        <svg:title/>
        <svg:desc/>
      </draw:frame>
      <draw:frame draw:id="id66" presentation:style-name="a264" draw:name="Date Placeholder 2" svg:x="8.25785in" svg:y="6.49189in" svg:width="3in" svg:height="0.39931in" presentation:class="date-time" presentation:placeholder="false">
        <draw:text-box>
          <text:p text:style-name="a263" text:class-names="" text:cond-style-name=""><text:span text:style-name="a261" text:class-names=""><text:date text:fixed="false" style:data-style-name="a262">05/11/2023</text:date></text:span></text:p>
        </draw:text-box>
        <svg:title/>
        <svg:desc/>
      </draw:frame>
      <draw:frame draw:id="id67" presentation:style-name="a267" draw:name="Footer Placeholder 3" svg:x="0.74401in" svg:y="6.49189in" svg:width="7.51385in" svg:height="0.39931in" presentation:class="footer" presentation:placeholder="false">
        <draw:text-box>
          <text:p text:style-name="a266" text:class-names="" text:cond-style-name=""><text:span text:style-name="a265" text:class-names=""/></text:p>
        </draw:text-box>
        <svg:title/>
        <svg:desc/>
      </draw:frame>
      <draw:frame draw:id="id68" presentation:style-name="a270" draw:name="Slide Number Placeholder 4" svg:x="11.73387in" svg:y="0.82374in" svg:width="1.26219in" svg:height="1.1929in" presentation:class="page-number" presentation:placeholder="false">
        <draw:text-box>
          <text:p text:style-name="a269" text:class-names="" text:cond-style-name=""><text:span text:style-name="a268" text:class-names=""><text:page-number style:num-format="1" text:fixed="false"/></text:span></text:p>
        </draw:text-box>
        <svg:title/>
        <svg:desc/>
      </draw:frame>
    </style:master-page>
    <style:master-page style:name="Master1-Layout7-blank-Blank" style:page-layout-name="pageLayout1" draw:style-name="a272">
      <draw:frame draw:id="id69" draw:layer="Master1-bg" draw:style-name="a273" draw:name="Picture 6" svg:x="0in" svg:y="0in" svg:width="13.33333in" svg:height="7.5in" style:rel-width="scale" style:rel-height="scale">
        <draw:image xlink:href="media/image37.png" xlink:type="simple" xlink:show="embed" xlink:actuate="onLoad"/>
        <svg:title/>
        <svg:desc>hashOverlay-FullResolve.png</svg:desc>
      </draw:frame>
      <draw:frame draw:id="id70" draw:style-name="a274" draw:name="Picture 4" svg:x="11.5768in" svg:y="2.15577in" svg:width="1.75306in" svg:height="0.15778in" style:rel-width="scale" style:rel-height="scale">
        <draw:image xlink:href="media/image39.png" xlink:type="simple" xlink:show="embed" xlink:actuate="onLoad"/>
        <svg:title/>
        <svg:desc>HD-ShadowShort.png</svg:desc>
      </draw:frame>
      <draw:custom-shape svg:x="11.5768in" svg:y="0.66667in" svg:width="1.75306in" svg:height="1.49628in" draw:id="id71" draw:style-name="a277" draw:name="Rectangle 5">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frame draw:id="id72" presentation:style-name="a281" draw:name="Date Placeholder 1" svg:x="8.25785in" svg:y="6.49189in" svg:width="3in" svg:height="0.39931in" presentation:class="date-time" presentation:placeholder="false">
        <draw:text-box>
          <text:p text:style-name="a280" text:class-names="" text:cond-style-name=""><text:span text:style-name="a278" text:class-names=""><text:date text:fixed="false" style:data-style-name="a279">05/11/2023</text:date></text:span></text:p>
        </draw:text-box>
        <svg:title/>
        <svg:desc/>
      </draw:frame>
      <draw:frame draw:id="id73" presentation:style-name="a284" draw:name="Footer Placeholder 2" svg:x="0.74401in" svg:y="6.49189in" svg:width="7.51385in" svg:height="0.39931in" presentation:class="footer" presentation:placeholder="false">
        <draw:text-box>
          <text:p text:style-name="a283" text:class-names="" text:cond-style-name=""><text:span text:style-name="a282" text:class-names=""/></text:p>
        </draw:text-box>
        <svg:title/>
        <svg:desc/>
      </draw:frame>
      <draw:frame draw:id="id74" presentation:style-name="a287" draw:name="Slide Number Placeholder 3" svg:x="11.73387in" svg:y="0.82374in" svg:width="1.26219in" svg:height="1.1929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8-objTx-Content-with-Caption" style:page-layout-name="pageLayout1" draw:style-name="a289">
      <draw:frame draw:id="id75" draw:layer="Master1-bg" draw:style-name="a290" draw:name="Picture 6" svg:x="0in" svg:y="0in" svg:width="13.33333in" svg:height="7.5in" style:rel-width="scale" style:rel-height="scale">
        <draw:image xlink:href="media/image37.png" xlink:type="simple" xlink:show="embed" xlink:actuate="onLoad"/>
        <svg:title/>
        <svg:desc>hashOverlay-FullResolve.png</svg:desc>
      </draw:frame>
      <draw:frame draw:id="id76" draw:style-name="a291" draw:name="Picture 7" svg:x="0in" svg:y="2.15468in" svg:width="11.41493in" svg:height="0.35123in" style:rel-width="scale" style:rel-height="scale">
        <draw:image xlink:href="media/image38.png" xlink:type="simple" xlink:show="embed" xlink:actuate="onLoad"/>
        <svg:title/>
        <svg:desc>HD-ShadowLong.png</svg:desc>
      </draw:frame>
      <draw:frame draw:id="id77" draw:style-name="a292" draw:name="Picture 8"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78" draw:style-name="a295" draw:name="Rectangle 9">
        <svg:title/>
        <svg:desc/>
        <text:p text:style-name="a294" text:class-names="" text:cond-style-name=""><text:span text:style-name="a29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9" draw:style-name="a298" draw:name="Rectangle 10">
        <svg:title/>
        <svg:desc/>
        <text:p text:style-name="a297" text:class-names="" text:cond-style-name=""><text:span text:style-name="a296" text:class-names=""/></text:p>
        <draw:enhanced-geometry xmlns:dr3d="urn:oasis:names:tc:opendocument:xmlns:dr3d:1.0" draw:type="non-primitive" svg:viewBox="0 0 21600 21600" draw:enhanced-path="M 0 0 L 21600 0 21600 21600 0 21600 Z N"/>
      </draw:custom-shape>
      <draw:frame draw:id="id80" presentation:style-name="a301" draw:name="Title 1" svg:x="0.74401in" svg:y="0.82374in" svg:width="10.51384in" svg:height="1.18213in" presentation:class="title" presentation:placeholder="false">
        <draw:text-box>
          <text:p text:style-name="a300" text:class-names="" text:cond-style-name=""><text:span text:style-name="a299" text:class-names="">Click to edit Master title style</text:span></text:p>
        </draw:text-box>
        <svg:title/>
        <svg:desc/>
      </draw:frame>
      <draw:frame draw:id="id81" presentation:style-name="a317" draw:name="Content Placeholder 2" svg:x="5.1245in" svg:y="2.55564in" svg:width="6.13335in" svg:height="3.93626in" presentation:class="object" presentation:placeholder="false">
        <draw:text-box>
          <text:list text:style-name="a304">
            <text:list-item>
              <text:p text:style-name="a303" text:class-names="" text:cond-style-name=""><text:span text:style-name="a302" text:class-names="">Click to edit Master text styles</text:span></text:p>
            </text:list-item>
          </text:list>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4" text:class-names="">Fifth level</text:span></text:p>
                            </text:list-item>
                          </text:list>
                        </text:list-item>
                      </text:list>
                    </text:list-item>
                  </text:list>
                </text:list-item>
              </text:list>
            </text:list-item>
          </text:list>
        </draw:text-box>
        <svg:title/>
        <svg:desc/>
      </draw:frame>
      <draw:frame draw:id="id82" presentation:style-name="a321" draw:name="Text Placeholder 3" svg:x="0.74401in" svg:y="2.55563in" svg:width="4.14488in" svg:height="3.93626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83" presentation:style-name="a325" draw:name="Date Placeholder 4" svg:x="8.25785in" svg:y="6.49189in" svg:width="3in" svg:height="0.39931in" presentation:class="date-time" presentation:placeholder="false">
        <draw:text-box>
          <text:p text:style-name="a324" text:class-names="" text:cond-style-name=""><text:span text:style-name="a322" text:class-names=""><text:date text:fixed="false" style:data-style-name="a323">05/11/2023</text:date></text:span></text:p>
        </draw:text-box>
        <svg:title/>
        <svg:desc/>
      </draw:frame>
      <draw:frame draw:id="id84" presentation:style-name="a328" draw:name="Footer Placeholder 5" svg:x="0.74401in" svg:y="6.49189in" svg:width="7.51385in" svg:height="0.39931in" presentation:class="footer" presentation:placeholder="false">
        <draw:text-box>
          <text:p text:style-name="a327" text:class-names="" text:cond-style-name=""><text:span text:style-name="a326" text:class-names=""/></text:p>
        </draw:text-box>
        <svg:title/>
        <svg:desc/>
      </draw:frame>
      <draw:frame draw:id="id85" presentation:style-name="a331" draw:name="Slide Number Placeholder 6" svg:x="11.73387in" svg:y="0.82374in" svg:width="1.26219in" svg:height="1.1929in" presentation:class="page-number" presentation:placeholder="false">
        <draw:text-box>
          <text:p text:style-name="a330" text:class-names="" text:cond-style-name=""><text:span text:style-name="a329" text:class-names=""><text:page-number style:num-format="1" text:fixed="false"/></text:span></text:p>
        </draw:text-box>
        <svg:title/>
        <svg:desc/>
      </draw:frame>
    </style:master-page>
    <style:master-page style:name="Master1-Layout9-picTx-Picture-with-Caption" style:page-layout-name="pageLayout1" draw:style-name="a333">
      <draw:frame draw:id="id86" draw:layer="Master1-bg" draw:style-name="a334" draw:name="Picture 6" svg:x="0in" svg:y="0in" svg:width="13.33333in" svg:height="7.5in" style:rel-width="scale" style:rel-height="scale">
        <draw:image xlink:href="media/image37.png" xlink:type="simple" xlink:show="embed" xlink:actuate="onLoad"/>
        <svg:title/>
        <svg:desc>hashOverlay-FullResolve.png</svg:desc>
      </draw:frame>
      <draw:frame draw:id="id87" draw:style-name="a335" draw:name="Picture 7" svg:x="0in" svg:y="2.15468in" svg:width="11.41493in" svg:height="0.35123in" style:rel-width="scale" style:rel-height="scale">
        <draw:image xlink:href="media/image38.png" xlink:type="simple" xlink:show="embed" xlink:actuate="onLoad"/>
        <svg:title/>
        <svg:desc>HD-ShadowLong.png</svg:desc>
      </draw:frame>
      <draw:frame draw:id="id88" draw:style-name="a336" draw:name="Picture 8"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89" draw:style-name="a339" draw:name="Rectangle 9">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90" draw:style-name="a342" draw:name="Rectangle 10">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frame draw:id="id91" presentation:style-name="a345" draw:name="Title 1" svg:x="0.74401in" svg:y="0.82374in" svg:width="10.51384in" svg:height="1.18213in" presentation:class="title" presentation:placeholder="false">
        <draw:text-box>
          <text:p text:style-name="a344" text:class-names="" text:cond-style-name=""><text:span text:style-name="a343" text:class-names="">Click to edit Master title style</text:span></text:p>
        </draw:text-box>
        <svg:title/>
        <svg:desc/>
      </draw:frame>
      <draw:frame draw:id="id92" presentation:style-name="a348" draw:name="Picture Placeholder 2" svg:x="5.32407in" svg:y="2.55564in" svg:width="5.93378in" svg:height="3.93626in" presentation:class="graphic" presentation:placeholder="false">
        <draw:text-box>
          <text:p text:style-name="a347" text:class-names="" text:cond-style-name=""><text:span text:style-name="a346" text:class-names="">Click icon to add picture</text:span></text:p>
        </draw:text-box>
        <svg:title/>
        <svg:desc/>
      </draw:frame>
      <draw:frame draw:id="id93" presentation:style-name="a352" draw:name="Text Placeholder 3" svg:x="0.74401in" svg:y="2.55564in" svg:width="4.23913in" svg:height="3.93626in" presentation:class="outline" presentation:placeholder="false">
        <draw:text-box>
          <text:list text:style-name="a351">
            <text:list-item>
              <text:p text:style-name="a350" text:class-names="" text:cond-style-name=""><text:span text:style-name="a349" text:class-names="">Click to edit Master text styles</text:span></text:p>
            </text:list-item>
          </text:list>
        </draw:text-box>
        <svg:title/>
        <svg:desc/>
      </draw:frame>
      <draw:frame draw:id="id94" presentation:style-name="a356" draw:name="Date Placeholder 4" svg:x="8.25785in" svg:y="6.49189in" svg:width="3in" svg:height="0.39931in" presentation:class="date-time" presentation:placeholder="false">
        <draw:text-box>
          <text:p text:style-name="a355" text:class-names="" text:cond-style-name=""><text:span text:style-name="a353" text:class-names=""><text:date text:fixed="false" style:data-style-name="a354">05/11/2023</text:date></text:span></text:p>
        </draw:text-box>
        <svg:title/>
        <svg:desc/>
      </draw:frame>
      <draw:frame draw:id="id95" presentation:style-name="a359" draw:name="Footer Placeholder 5" svg:x="0.74401in" svg:y="6.49189in" svg:width="7.51385in" svg:height="0.39931in" presentation:class="footer" presentation:placeholder="false">
        <draw:text-box>
          <text:p text:style-name="a358" text:class-names="" text:cond-style-name=""><text:span text:style-name="a357" text:class-names=""/></text:p>
        </draw:text-box>
        <svg:title/>
        <svg:desc/>
      </draw:frame>
      <draw:frame draw:id="id96" presentation:style-name="a362" draw:name="Slide Number Placeholder 6" svg:x="11.73387in" svg:y="0.82374in" svg:width="1.26219in" svg:height="1.1929in" presentation:class="page-number" presentation:placeholder="false">
        <draw:text-box>
          <text:p text:style-name="a361" text:class-names="" text:cond-style-name=""><text:span text:style-name="a360" text:class-names=""><text:page-number style:num-format="1" text:fixed="false"/></text:span></text:p>
        </draw:text-box>
        <svg:title/>
        <svg:desc/>
      </draw:frame>
    </style:master-page>
    <style:master-page style:name="Master1-Layout10-cust-Panoramic-Picture-with-Caption" style:page-layout-name="pageLayout1" draw:style-name="a364">
      <draw:frame draw:id="id97" draw:layer="Master1-bg" draw:style-name="a365" draw:name="Picture 6" svg:x="0in" svg:y="0in" svg:width="13.33333in" svg:height="7.5in" style:rel-width="scale" style:rel-height="scale">
        <draw:image xlink:href="media/image37.png" xlink:type="simple" xlink:show="embed" xlink:actuate="onLoad"/>
        <svg:title/>
        <svg:desc>hashOverlay-FullResolve.png</svg:desc>
      </draw:frame>
      <draw:frame draw:id="id98" draw:style-name="a366" draw:name="Picture 7" svg:x="0in" svg:y="6.48363in" svg:width="11.41493in" svg:height="0.35123in" style:rel-width="scale" style:rel-height="scale">
        <draw:image xlink:href="media/image38.png" xlink:type="simple" xlink:show="embed" xlink:actuate="onLoad"/>
        <svg:title/>
        <svg:desc>HD-ShadowLong.png</svg:desc>
      </draw:frame>
      <draw:frame draw:id="id99" draw:style-name="a367" draw:name="Picture 8" svg:x="11.5768in" svg:y="6.48471in" svg:width="1.75306in" svg:height="0.15778in" style:rel-width="scale" style:rel-height="scale">
        <draw:image xlink:href="media/image39.png" xlink:type="simple" xlink:show="embed" xlink:actuate="onLoad"/>
        <svg:title/>
        <svg:desc>HD-ShadowShort.png</svg:desc>
      </draw:frame>
      <draw:custom-shape svg:x="0in" svg:y="4.99561in" svg:width="11.41493in" svg:height="1.49628in" draw:id="id100" draw:style-name="a370" draw:name="Rectangle 9">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73" draw:name="Rectangle 1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102" presentation:style-name="a376" draw:name="Title 1" svg:x="0.74401in" svg:y="5.15269in" svg:width="10.51384in" svg:height="0.49546in" presentation:class="title" presentation:placeholder="false">
        <draw:text-box>
          <text:p text:style-name="a375" text:class-names="" text:cond-style-name=""><text:span text:style-name="a374" text:class-names="">Click to edit Master title style</text:span></text:p>
        </draw:text-box>
        <svg:title/>
        <svg:desc/>
      </draw:frame>
      <draw:frame draw:id="id103" presentation:style-name="a379" draw:name="Picture Placeholder 2" svg:x="0.74401in" svg:y="0.66666in" svg:width="10.51384in" svg:height="3.92561in" presentation:class="graphic" presentation:placeholder="false">
        <draw:text-box>
          <text:p text:style-name="a378" text:class-names="" text:cond-style-name=""><text:span text:style-name="a377" text:class-names="">Click icon to add picture</text:span></text:p>
        </draw:text-box>
        <svg:title/>
        <svg:desc/>
      </draw:frame>
      <draw:frame draw:id="id104" presentation:style-name="a383" draw:name="Text Placeholder 3" svg:x="0.74401in" svg:y="5.65352in" svg:width="10.51385in" svg:height="0.68129in" presentation:class="outline" presentation:placeholder="false">
        <draw:text-box>
          <text:list text:style-name="a382">
            <text:list-item>
              <text:p text:style-name="a381" text:class-names="" text:cond-style-name=""><text:span text:style-name="a380" text:class-names="">Click to edit Master text styles</text:span></text:p>
            </text:list-item>
          </text:list>
        </draw:text-box>
        <svg:title/>
        <svg:desc/>
      </draw:frame>
      <draw:frame draw:id="id105" presentation:style-name="a387" draw:name="Date Placeholder 4" svg:x="8.25785in" svg:y="6.49189in" svg:width="3in" svg:height="0.39931in" presentation:class="date-time" presentation:placeholder="false">
        <draw:text-box>
          <text:p text:style-name="a386" text:class-names="" text:cond-style-name=""><text:span text:style-name="a384" text:class-names=""><text:date text:fixed="false" style:data-style-name="a385">05/11/2023</text:date></text:span></text:p>
        </draw:text-box>
        <svg:title/>
        <svg:desc/>
      </draw:frame>
      <draw:frame draw:id="id106" presentation:style-name="a390" draw:name="Footer Placeholder 5" svg:x="0.74401in" svg:y="6.49189in" svg:width="7.51385in" svg:height="0.39931in" presentation:class="footer" presentation:placeholder="false">
        <draw:text-box>
          <text:p text:style-name="a389" text:class-names="" text:cond-style-name=""><text:span text:style-name="a388" text:class-names=""/></text:p>
        </draw:text-box>
        <svg:title/>
        <svg:desc/>
      </draw:frame>
      <draw:frame draw:id="id107" presentation:style-name="a393" draw:name="Slide Number Placeholder 6" svg:x="11.73387in" svg:y="5.15235in" svg:width="1.26219in" svg:height="1.1929in" presentation:class="page-number" presentation:placeholder="false">
        <draw:text-box>
          <text:p text:style-name="a392" text:class-names="" text:cond-style-name=""><text:span text:style-name="a391" text:class-names=""><text:page-number style:num-format="1" text:fixed="false"/></text:span></text:p>
        </draw:text-box>
        <svg:title/>
        <svg:desc/>
      </draw:frame>
    </style:master-page>
    <style:master-page style:name="Master1-Layout11-cust-Title-and-Caption" style:page-layout-name="pageLayout1" draw:style-name="a395">
      <draw:frame draw:id="id108" draw:layer="Master1-bg" draw:style-name="a396" draw:name="Picture 6" svg:x="0in" svg:y="0in" svg:width="13.33333in" svg:height="7.5in" style:rel-width="scale" style:rel-height="scale">
        <draw:image xlink:href="media/image37.png" xlink:type="simple" xlink:show="embed" xlink:actuate="onLoad"/>
        <svg:title/>
        <svg:desc>hashOverlay-FullResolve.png</svg:desc>
      </draw:frame>
      <draw:frame draw:id="id109" draw:style-name="a397" draw:name="Picture 7" svg:x="0in" svg:y="6.48363in" svg:width="11.41493in" svg:height="0.35123in" style:rel-width="scale" style:rel-height="scale">
        <draw:image xlink:href="media/image38.png" xlink:type="simple" xlink:show="embed" xlink:actuate="onLoad"/>
        <svg:title/>
        <svg:desc>HD-ShadowLong.png</svg:desc>
      </draw:frame>
      <draw:frame draw:id="id110" draw:style-name="a398" draw:name="Picture 8" svg:x="11.5768in" svg:y="6.48471in" svg:width="1.75306in" svg:height="0.15778in" style:rel-width="scale" style:rel-height="scale">
        <draw:image xlink:href="media/image39.png" xlink:type="simple" xlink:show="embed" xlink:actuate="onLoad"/>
        <svg:title/>
        <svg:desc>HD-ShadowShort.png</svg:desc>
      </draw:frame>
      <draw:custom-shape svg:x="0in" svg:y="4.99561in" svg:width="11.41493in" svg:height="1.49628in" draw:id="id111" draw:style-name="a401" draw:name="Rectangle 9">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2" draw:style-name="a404" draw:name="Rectangle 1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113" presentation:style-name="a407" draw:name="Title 1" svg:x="0.74401in" svg:y="0.66666in" svg:width="10.51384in" svg:height="3.92908in" presentation:class="title" presentation:placeholder="false">
        <draw:text-box>
          <text:p text:style-name="a406" text:class-names="" text:cond-style-name=""><text:span text:style-name="a405" text:class-names="">Click to edit Master title style</text:span></text:p>
        </draw:text-box>
        <svg:title/>
        <svg:desc/>
      </draw:frame>
      <draw:frame draw:id="id114" presentation:style-name="a411" draw:name="Text Placeholder 3" svg:x="0.74401in" svg:y="5.15268in" svg:width="10.51384in" svg:height="1.1929in" presentation:class="outline" presentation:placeholder="false">
        <draw:text-box>
          <text:list text:style-name="a410">
            <text:list-item>
              <text:p text:style-name="a409" text:class-names="" text:cond-style-name=""><text:span text:style-name="a408" text:class-names="">Click to edit Master text styles</text:span></text:p>
            </text:list-item>
          </text:list>
        </draw:text-box>
        <svg:title/>
        <svg:desc/>
      </draw:frame>
      <draw:frame draw:id="id115" presentation:style-name="a415" draw:name="Date Placeholder 4" svg:x="8.25785in" svg:y="6.49189in" svg:width="3in" svg:height="0.39931in" presentation:class="date-time" presentation:placeholder="false">
        <draw:text-box>
          <text:p text:style-name="a414" text:class-names="" text:cond-style-name=""><text:span text:style-name="a412" text:class-names=""><text:date text:fixed="false" style:data-style-name="a413">05/11/2023</text:date></text:span></text:p>
        </draw:text-box>
        <svg:title/>
        <svg:desc/>
      </draw:frame>
      <draw:frame draw:id="id116" presentation:style-name="a418" draw:name="Footer Placeholder 5" svg:x="0.74401in" svg:y="6.49189in" svg:width="7.51385in" svg:height="0.39931in" presentation:class="footer" presentation:placeholder="false">
        <draw:text-box>
          <text:p text:style-name="a417" text:class-names="" text:cond-style-name=""><text:span text:style-name="a416" text:class-names=""/></text:p>
        </draw:text-box>
        <svg:title/>
        <svg:desc/>
      </draw:frame>
      <draw:frame draw:id="id117" presentation:style-name="a421" draw:name="Slide Number Placeholder 6" svg:x="11.73387in" svg:y="5.15268in" svg:width="1.26219in" svg:height="1.1929in" presentation:class="page-number" presentation:placeholder="false">
        <draw:text-box>
          <text:p text:style-name="a420" text:class-names="" text:cond-style-name=""><text:span text:style-name="a419" text:class-names=""><text:page-number style:num-format="1" text:fixed="false"/></text:span></text:p>
        </draw:text-box>
        <svg:title/>
        <svg:desc/>
      </draw:frame>
    </style:master-page>
    <style:master-page style:name="Master1-Layout12-cust-Quote-with-Caption" style:page-layout-name="pageLayout1" draw:style-name="a423">
      <draw:frame draw:id="id118" draw:layer="Master1-bg" draw:style-name="a424" draw:name="Picture 6" svg:x="0in" svg:y="0in" svg:width="13.33333in" svg:height="7.5in" style:rel-width="scale" style:rel-height="scale">
        <draw:image xlink:href="media/image37.png" xlink:type="simple" xlink:show="embed" xlink:actuate="onLoad"/>
        <svg:title/>
        <svg:desc>hashOverlay-FullResolve.png</svg:desc>
      </draw:frame>
      <draw:frame draw:id="id119" draw:style-name="a425" draw:name="Picture 10" svg:x="0in" svg:y="6.48363in" svg:width="11.41493in" svg:height="0.35123in" style:rel-width="scale" style:rel-height="scale">
        <draw:image xlink:href="media/image38.png" xlink:type="simple" xlink:show="embed" xlink:actuate="onLoad"/>
        <svg:title/>
        <svg:desc>HD-ShadowLong.png</svg:desc>
      </draw:frame>
      <draw:frame draw:id="id120" draw:style-name="a426" draw:name="Picture 12" svg:x="11.5768in" svg:y="6.48471in" svg:width="1.75306in" svg:height="0.15778in" style:rel-width="scale" style:rel-height="scale">
        <draw:image xlink:href="media/image39.png" xlink:type="simple" xlink:show="embed" xlink:actuate="onLoad"/>
        <svg:title/>
        <svg:desc>HD-ShadowShort.png</svg:desc>
      </draw:frame>
      <draw:custom-shape svg:x="0in" svg:y="4.99561in" svg:width="11.41493in" svg:height="1.49628in" draw:id="id121" draw:style-name="a429" draw:name="Rectangle 13">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32" draw:name="Rectangle 14">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frame draw:id="id123" presentation:style-name="a435" draw:name="Title 1" svg:x="1.23344in" svg:y="0.66666in" svg:width="9.53508in" svg:height="3.32028in" presentation:class="title" presentation:placeholder="false">
        <draw:text-box>
          <text:p text:style-name="a434" text:class-names="" text:cond-style-name=""><text:span text:style-name="a433" text:class-names="">Click to edit Master title style</text:span></text:p>
        </draw:text-box>
        <svg:title/>
        <svg:desc/>
      </draw:frame>
      <draw:frame draw:id="id124" presentation:style-name="a439" draw:name="Text Placeholder 3" svg:x="1.53356in" svg:y="3.99538in" svg:width="8.92014in" svg:height="0.60036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125" presentation:style-name="a443" draw:name="Text Placeholder 3" svg:x="0.74401in" svg:y="5.15268in" svg:width="10.51384in" svg:height="1.1929in" presentation:class="outline" presentation:placeholder="false">
        <draw:text-box>
          <text:list text:style-name="a442">
            <text:list-item>
              <text:p text:style-name="a441" text:class-names="" text:cond-style-name=""><text:span text:style-name="a440" text:class-names="">Click to edit Master text styles</text:span></text:p>
            </text:list-item>
          </text:list>
        </draw:text-box>
        <svg:title/>
        <svg:desc/>
      </draw:frame>
      <draw:frame draw:id="id126" presentation:style-name="a447" draw:name="Date Placeholder 4" svg:x="8.25785in" svg:y="6.49189in" svg:width="3in" svg:height="0.39931in" presentation:class="date-time" presentation:placeholder="false">
        <draw:text-box>
          <text:p text:style-name="a446" text:class-names="" text:cond-style-name=""><text:span text:style-name="a444" text:class-names=""><text:date text:fixed="false" style:data-style-name="a445">05/11/2023</text:date></text:span></text:p>
        </draw:text-box>
        <svg:title/>
        <svg:desc/>
      </draw:frame>
      <draw:frame draw:id="id127" presentation:style-name="a450" draw:name="Footer Placeholder 5" svg:x="0.74401in" svg:y="6.49189in" svg:width="7.51385in" svg:height="0.39931in" presentation:class="footer" presentation:placeholder="false">
        <draw:text-box>
          <text:p text:style-name="a449" text:class-names="" text:cond-style-name=""><text:span text:style-name="a448" text:class-names=""/></text:p>
        </draw:text-box>
        <svg:title/>
        <svg:desc/>
      </draw:frame>
      <draw:frame draw:id="id128" presentation:style-name="a453" draw:name="Slide Number Placeholder 6" svg:x="11.73387in" svg:y="5.15084in" svg:width="1.26219in" svg:height="1.1929in" presentation:class="page-number" presentation:placeholder="false">
        <draw:text-box>
          <text:p text:style-name="a452" text:class-names="" text:cond-style-name=""><text:span text:style-name="a451" text:class-names=""><text:page-number style:num-format="1" text:fixed="false"/></text:span></text:p>
        </draw:text-box>
        <svg:title/>
        <svg:desc/>
      </draw:frame>
      <draw:frame draw:id="id129" draw:style-name="a456" draw:name="TextBox 15" svg:x="0.6382in" svg:y="0.81815in" svg:width="0.66667in" svg:height="0.63952in">
        <draw:text-box>
          <text:p text:style-name="a455" text:class-names="" text:cond-style-name=""><text:span text:style-name="a454" text:class-names="">“</text:span></text:p>
        </draw:text-box>
        <svg:title/>
        <svg:desc/>
      </draw:frame>
      <draw:frame draw:id="id130" draw:style-name="a459" draw:name="TextBox 16" svg:x="10.56738in" svg:y="3.3175in" svg:width="0.66667in" svg:height="0.63952in">
        <draw:text-box>
          <text:p text:style-name="a458" text:class-names="" text:cond-style-name=""><text:span text:style-name="a457" text:class-names="">”</text:span></text:p>
        </draw:text-box>
        <svg:title/>
        <svg:desc/>
      </draw:frame>
    </style:master-page>
    <style:master-page style:name="Master1-Layout13-cust-Name-Card" style:page-layout-name="pageLayout1" draw:style-name="a461">
      <draw:frame draw:id="id131" draw:layer="Master1-bg" draw:style-name="a462" draw:name="Picture 6" svg:x="0in" svg:y="0in" svg:width="13.33333in" svg:height="7.5in" style:rel-width="scale" style:rel-height="scale">
        <draw:image xlink:href="media/image37.png" xlink:type="simple" xlink:show="embed" xlink:actuate="onLoad"/>
        <svg:title/>
        <svg:desc>hashOverlay-FullResolve.png</svg:desc>
      </draw:frame>
      <draw:frame draw:id="id132" draw:style-name="a463" draw:name="Picture 8" svg:x="0in" svg:y="6.48363in" svg:width="11.41493in" svg:height="0.35123in" style:rel-width="scale" style:rel-height="scale">
        <draw:image xlink:href="media/image38.png" xlink:type="simple" xlink:show="embed" xlink:actuate="onLoad"/>
        <svg:title/>
        <svg:desc>HD-ShadowLong.png</svg:desc>
      </draw:frame>
      <draw:frame draw:id="id133" draw:style-name="a464" draw:name="Picture 9" svg:x="11.5768in" svg:y="6.48471in" svg:width="1.75306in" svg:height="0.15778in" style:rel-width="scale" style:rel-height="scale">
        <draw:image xlink:href="media/image39.png" xlink:type="simple" xlink:show="embed" xlink:actuate="onLoad"/>
        <svg:title/>
        <svg:desc>HD-ShadowShort.png</svg:desc>
      </draw:frame>
      <draw:custom-shape svg:x="0in" svg:y="4.99561in" svg:width="11.41493in" svg:height="1.49628in" draw:id="id134" draw:style-name="a467" draw:name="Rectangle 10">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35" draw:style-name="a470" draw:name="Rectangle 11">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36" presentation:style-name="a473" draw:name="Title 1" svg:x="0.74401in" svg:y="5.15268in" svg:width="10.51385in" svg:height="0.64363in" presentation:class="title" presentation:placeholder="false">
        <draw:text-box>
          <text:p text:style-name="a472" text:class-names="" text:cond-style-name=""><text:span text:style-name="a471" text:class-names="">Click to edit Master title style</text:span></text:p>
        </draw:text-box>
        <svg:title/>
        <svg:desc/>
      </draw:frame>
      <draw:frame draw:id="id137" presentation:style-name="a477" draw:name="Text Placeholder 3" svg:x="0.74401in" svg:y="5.79631in" svg:width="10.51385in" svg:height="0.54927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38" presentation:style-name="a481" draw:name="Date Placeholder 4" svg:x="8.25785in" svg:y="6.49189in" svg:width="3in" svg:height="0.39931in" presentation:class="date-time" presentation:placeholder="false">
        <draw:text-box>
          <text:p text:style-name="a480" text:class-names="" text:cond-style-name=""><text:span text:style-name="a478" text:class-names=""><text:date text:fixed="false" style:data-style-name="a479">05/11/2023</text:date></text:span></text:p>
        </draw:text-box>
        <svg:title/>
        <svg:desc/>
      </draw:frame>
      <draw:frame draw:id="id139" presentation:style-name="a484" draw:name="Footer Placeholder 5" svg:x="0.74401in" svg:y="6.49189in" svg:width="7.51385in" svg:height="0.39931in" presentation:class="footer" presentation:placeholder="false">
        <draw:text-box>
          <text:p text:style-name="a483" text:class-names="" text:cond-style-name=""><text:span text:style-name="a482" text:class-names=""/></text:p>
        </draw:text-box>
        <svg:title/>
        <svg:desc/>
      </draw:frame>
      <draw:frame draw:id="id140" presentation:style-name="a487" draw:name="Slide Number Placeholder 6" svg:x="11.73387in" svg:y="5.15084in" svg:width="1.26219in" svg:height="1.1929in" presentation:class="page-number" presentation:placeholder="false">
        <draw:text-box>
          <text:p text:style-name="a486" text:class-names="" text:cond-style-name=""><text:span text:style-name="a485" text:class-names=""><text:page-number style:num-format="1" text:fixed="false"/></text:span></text:p>
        </draw:text-box>
        <svg:title/>
        <svg:desc/>
      </draw:frame>
    </style:master-page>
    <style:master-page style:name="Master1-Layout14-cust-3-Column" style:page-layout-name="pageLayout1" draw:style-name="a489">
      <draw:frame draw:id="id141" draw:layer="Master1-bg" draw:style-name="a490" draw:name="Picture 6" svg:x="0in" svg:y="0in" svg:width="13.33333in" svg:height="7.5in" style:rel-width="scale" style:rel-height="scale">
        <draw:image xlink:href="media/image37.png" xlink:type="simple" xlink:show="embed" xlink:actuate="onLoad"/>
        <svg:title/>
        <svg:desc>hashOverlay-FullResolve.png</svg:desc>
      </draw:frame>
      <draw:frame draw:id="id142" draw:style-name="a491" draw:name="Picture 12" svg:x="0in" svg:y="2.15468in" svg:width="11.41493in" svg:height="0.35123in" style:rel-width="scale" style:rel-height="scale">
        <draw:image xlink:href="media/image38.png" xlink:type="simple" xlink:show="embed" xlink:actuate="onLoad"/>
        <svg:title/>
        <svg:desc>HD-ShadowLong.png</svg:desc>
      </draw:frame>
      <draw:frame draw:id="id143" draw:style-name="a492" draw:name="Picture 13"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144" draw:style-name="a495" draw:name="Rectangle 15">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498" draw:name="Rectangle 16">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custom-shape>
      <draw:frame draw:id="id146" presentation:style-name="a501" draw:name="Title 1" svg:x="0.73187in" svg:y="0.82374in" svg:width="10.52598in" svg:height="1.18213in" presentation:class="title" presentation:placeholder="false">
        <draw:text-box>
          <text:p text:style-name="a500" text:class-names="" text:cond-style-name=""><text:span text:style-name="a499" text:class-names="">Click to edit Master title style</text:span></text:p>
        </draw:text-box>
        <svg:title/>
        <svg:desc/>
      </draw:frame>
      <draw:frame draw:id="id147" presentation:style-name="a505" draw:name="Text Placeholder 2" svg:x="0.72282in" svg:y="2.55564in" svg:width="3.35743in" svg:height="0.63021in" presentation:class="outline" presentation:placeholder="false">
        <draw:text-box>
          <text:list text:style-name="a504">
            <text:list-item>
              <text:p text:style-name="a503" text:class-names="" text:cond-style-name=""><text:span text:style-name="a502" text:class-names="">Click to edit Master text styles</text:span></text:p>
            </text:list-item>
          </text:list>
        </draw:text-box>
        <svg:title/>
        <svg:desc/>
      </draw:frame>
      <draw:frame draw:id="id148" presentation:style-name="a509" draw:name="Text Placeholder 3" svg:x="0.74401in" svg:y="3.30564in" svg:width="3.33519in" svg:height="3.18626in" presentation:class="outline" presentation:placeholder="false">
        <draw:text-box>
          <text:list text:style-name="a508">
            <text:list-item>
              <text:p text:style-name="a507" text:class-names="" text:cond-style-name=""><text:span text:style-name="a506" text:class-names="">Click to edit Master text styles</text:span></text:p>
            </text:list-item>
          </text:list>
        </draw:text-box>
        <svg:title/>
        <svg:desc/>
      </draw:frame>
      <draw:frame draw:id="id149" presentation:style-name="a513" draw:name="Text Placeholder 4" svg:x="4.32636in" svg:y="2.55564in" svg:width="3.35in" svg:height="0.63021in" presentation:class="outline" presentation:placeholder="false">
        <draw:text-box>
          <text:list text:style-name="a512">
            <text:list-item>
              <text:p text:style-name="a511" text:class-names="" text:cond-style-name=""><text:span text:style-name="a510" text:class-names="">Click to edit Master text styles</text:span></text:p>
            </text:list-item>
          </text:list>
        </draw:text-box>
        <svg:title/>
        <svg:desc/>
      </draw:frame>
      <draw:frame draw:id="id150" presentation:style-name="a517" draw:name="Text Placeholder 3" svg:x="4.31482in" svg:y="3.30564in" svg:width="3.35in" svg:height="3.18626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51" presentation:style-name="a521" draw:name="Text Placeholder 4" svg:x="7.90043in" svg:y="2.55564in" svg:width="3.35742in" svg:height="0.63021in" presentation:class="outline" presentation:placeholder="false">
        <draw:text-box>
          <text:list text:style-name="a520">
            <text:list-item>
              <text:p text:style-name="a519" text:class-names="" text:cond-style-name=""><text:span text:style-name="a518" text:class-names="">Click to edit Master text styles</text:span></text:p>
            </text:list-item>
          </text:list>
        </draw:text-box>
        <svg:title/>
        <svg:desc/>
      </draw:frame>
      <draw:frame draw:id="id152" presentation:style-name="a525" draw:name="Text Placeholder 3" svg:x="7.90043in" svg:y="3.30564in" svg:width="3.35742in" svg:height="3.18626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153" presentation:style-name="a529" draw:name="Date Placeholder 2" svg:x="8.25785in" svg:y="6.49189in" svg:width="3in" svg:height="0.39931in" presentation:class="date-time" presentation:placeholder="false">
        <draw:text-box>
          <text:p text:style-name="a528" text:class-names="" text:cond-style-name=""><text:span text:style-name="a526" text:class-names=""><text:date text:fixed="false" style:data-style-name="a527">05/11/2023</text:date></text:span></text:p>
        </draw:text-box>
        <svg:title/>
        <svg:desc/>
      </draw:frame>
      <draw:frame draw:id="id154" presentation:style-name="a532" draw:name="Footer Placeholder 3" svg:x="0.74401in" svg:y="6.49189in" svg:width="7.51385in" svg:height="0.39931in" presentation:class="footer" presentation:placeholder="false">
        <draw:text-box>
          <text:p text:style-name="a531" text:class-names="" text:cond-style-name=""><text:span text:style-name="a530" text:class-names=""/></text:p>
        </draw:text-box>
        <svg:title/>
        <svg:desc/>
      </draw:frame>
      <draw:frame draw:id="id155" presentation:style-name="a535" draw:name="Slide Number Placeholder 4" svg:x="11.73387in" svg:y="0.82374in" svg:width="1.26219in" svg:height="1.1929in" presentation:class="page-number" presentation:placeholder="false">
        <draw:text-box>
          <text:p text:style-name="a534" text:class-names="" text:cond-style-name=""><text:span text:style-name="a533" text:class-names=""><text:page-number style:num-format="1" text:fixed="false"/></text:span></text:p>
        </draw:text-box>
        <svg:title/>
        <svg:desc/>
      </draw:frame>
    </style:master-page>
    <style:master-page style:name="Master1-Layout15-cust-3-Picture-Column" style:page-layout-name="pageLayout1" draw:style-name="a537">
      <draw:frame draw:id="id156" draw:layer="Master1-bg" draw:style-name="a538" draw:name="Picture 6" svg:x="0in" svg:y="0in" svg:width="13.33333in" svg:height="7.5in" style:rel-width="scale" style:rel-height="scale">
        <draw:image xlink:href="media/image37.png" xlink:type="simple" xlink:show="embed" xlink:actuate="onLoad"/>
        <svg:title/>
        <svg:desc>hashOverlay-FullResolve.png</svg:desc>
      </draw:frame>
      <draw:frame draw:id="id157" draw:style-name="a539" draw:name="Picture 14" svg:x="0in" svg:y="2.15468in" svg:width="11.41493in" svg:height="0.35123in" style:rel-width="scale" style:rel-height="scale">
        <draw:image xlink:href="media/image38.png" xlink:type="simple" xlink:show="embed" xlink:actuate="onLoad"/>
        <svg:title/>
        <svg:desc>HD-ShadowLong.png</svg:desc>
      </draw:frame>
      <draw:frame draw:id="id158" draw:style-name="a540" draw:name="Picture 15"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159" draw:style-name="a543" draw:name="Rectangle 16">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0" draw:style-name="a546" draw:name="Rectangle 17">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frame draw:id="id161" presentation:style-name="a549" draw:name="Title 1" svg:x="0.74401in" svg:y="0.82374in" svg:width="10.51385in" svg:height="1.18213in" presentation:class="title" presentation:placeholder="false">
        <draw:text-box>
          <text:p text:style-name="a548" text:class-names="" text:cond-style-name=""><text:span text:style-name="a547" text:class-names="">Click to edit Master title style</text:span></text:p>
        </draw:text-box>
        <svg:title/>
        <svg:desc/>
      </draw:frame>
      <draw:frame draw:id="id162" presentation:style-name="a553" draw:name="Text Placeholder 2" svg:x="0.744in" svg:y="4.69981in" svg:width="3.3352in" svg:height="0.63021in" presentation:class="outline" presentation:placeholder="false">
        <draw:text-box>
          <text:list text:style-name="a552">
            <text:list-item>
              <text:p text:style-name="a551" text:class-names="" text:cond-style-name=""><text:span text:style-name="a550" text:class-names="">Click to edit Master text styles</text:span></text:p>
            </text:list-item>
          </text:list>
        </draw:text-box>
        <svg:title/>
        <svg:desc/>
      </draw:frame>
      <draw:frame draw:id="id163" presentation:style-name="a556" draw:name="Picture Placeholder 2" svg:x="0.744in" svg:y="2.55564in" svg:width="3.3352in" svg:height="1.66667in" presentation:class="graphic" presentation:placeholder="false">
        <draw:text-box>
          <text:p text:style-name="a555" text:class-names="" text:cond-style-name=""><text:span text:style-name="a554" text:class-names="">Click icon to add picture</text:span></text:p>
        </draw:text-box>
        <svg:title/>
        <svg:desc/>
      </draw:frame>
      <draw:frame draw:id="id164" presentation:style-name="a560" draw:name="Text Placeholder 3" svg:x="0.744in" svg:y="5.33001in" svg:width="3.3352in" svg:height="1.16188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165" presentation:style-name="a564" draw:name="Text Placeholder 4" svg:x="4.31482in" svg:y="4.69981in" svg:width="3.35in" svg:height="0.63021in" presentation:class="outline" presentation:placeholder="false">
        <draw:text-box>
          <text:list text:style-name="a563">
            <text:list-item>
              <text:p text:style-name="a562" text:class-names="" text:cond-style-name=""><text:span text:style-name="a561" text:class-names="">Click to edit Master text styles</text:span></text:p>
            </text:list-item>
          </text:list>
        </draw:text-box>
        <svg:title/>
        <svg:desc/>
      </draw:frame>
      <draw:frame draw:id="id166" presentation:style-name="a567" draw:name="Picture Placeholder 2" svg:x="4.31482in" svg:y="2.55564in" svg:width="3.35in" svg:height="1.66667in" presentation:class="graphic" presentation:placeholder="false">
        <draw:text-box>
          <text:p text:style-name="a566" text:class-names="" text:cond-style-name=""><text:span text:style-name="a565" text:class-names="">Click icon to add picture</text:span></text:p>
        </draw:text-box>
        <svg:title/>
        <svg:desc/>
      </draw:frame>
      <draw:frame draw:id="id167" presentation:style-name="a571" draw:name="Text Placeholder 3" svg:x="4.31334in" svg:y="5.33001in" svg:width="3.35444in" svg:height="1.16188in" presentation:class="outline" presentation:placeholder="false">
        <draw:text-box>
          <text:list text:style-name="a570">
            <text:list-item>
              <text:p text:style-name="a569" text:class-names="" text:cond-style-name=""><text:span text:style-name="a568" text:class-names="">Click to edit Master text styles</text:span></text:p>
            </text:list-item>
          </text:list>
        </draw:text-box>
        <svg:title/>
        <svg:desc/>
      </draw:frame>
      <draw:frame draw:id="id168" presentation:style-name="a575" draw:name="Text Placeholder 4" svg:x="7.90757in" svg:y="4.69981in" svg:width="3.35029in" svg:height="0.63021in" presentation:class="outline" presentation:placeholder="false">
        <draw:text-box>
          <text:list text:style-name="a574">
            <text:list-item>
              <text:p text:style-name="a573" text:class-names="" text:cond-style-name=""><text:span text:style-name="a572" text:class-names="">Click to edit Master text styles</text:span></text:p>
            </text:list-item>
          </text:list>
        </draw:text-box>
        <svg:title/>
        <svg:desc/>
      </draw:frame>
      <draw:frame draw:id="id169" presentation:style-name="a578" draw:name="Picture Placeholder 2" svg:x="7.90756in" svg:y="2.55564in" svg:width="3.35029in" svg:height="1.66667in" presentation:class="graphic" presentation:placeholder="false">
        <draw:text-box>
          <text:p text:style-name="a577" text:class-names="" text:cond-style-name=""><text:span text:style-name="a576" text:class-names="">Click icon to add picture</text:span></text:p>
        </draw:text-box>
        <svg:title/>
        <svg:desc/>
      </draw:frame>
      <draw:frame draw:id="id170" presentation:style-name="a582" draw:name="Text Placeholder 3" svg:x="7.90743in" svg:y="5.33001in" svg:width="3.35473in" svg:height="1.16188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171" presentation:style-name="a586" draw:name="Date Placeholder 2" svg:x="8.25785in" svg:y="6.49189in" svg:width="3in" svg:height="0.39931in" presentation:class="date-time" presentation:placeholder="false">
        <draw:text-box>
          <text:p text:style-name="a585" text:class-names="" text:cond-style-name=""><text:span text:style-name="a583" text:class-names=""><text:date text:fixed="false" style:data-style-name="a584">05/11/2023</text:date></text:span></text:p>
        </draw:text-box>
        <svg:title/>
        <svg:desc/>
      </draw:frame>
      <draw:frame draw:id="id172" presentation:style-name="a589" draw:name="Footer Placeholder 3" svg:x="0.74401in" svg:y="6.49189in" svg:width="7.51385in" svg:height="0.39931in" presentation:class="footer" presentation:placeholder="false">
        <draw:text-box>
          <text:p text:style-name="a588" text:class-names="" text:cond-style-name=""><text:span text:style-name="a587" text:class-names=""/></text:p>
        </draw:text-box>
        <svg:title/>
        <svg:desc/>
      </draw:frame>
      <draw:frame draw:id="id173" presentation:style-name="a592" draw:name="Slide Number Placeholder 4" svg:x="11.73387in" svg:y="0.82374in" svg:width="1.26219in" svg:height="1.1929in" presentation:class="page-number" presentation:placeholder="false">
        <draw:text-box>
          <text:p text:style-name="a591" text:class-names="" text:cond-style-name=""><text:span text:style-name="a590" text:class-names=""><text:page-number style:num-format="1" text:fixed="false"/></text:span></text:p>
        </draw:text-box>
        <svg:title/>
        <svg:desc/>
      </draw:frame>
    </style:master-page>
    <style:master-page style:name="Master1-Layout16-vertTx-Title-and-Vertical-Text" style:page-layout-name="pageLayout1" draw:style-name="a594">
      <draw:frame draw:id="id174" draw:layer="Master1-bg" draw:style-name="a595" draw:name="Picture 6" svg:x="0in" svg:y="0in" svg:width="13.33333in" svg:height="7.5in" style:rel-width="scale" style:rel-height="scale">
        <draw:image xlink:href="media/image37.png" xlink:type="simple" xlink:show="embed" xlink:actuate="onLoad"/>
        <svg:title/>
        <svg:desc>hashOverlay-FullResolve.png</svg:desc>
      </draw:frame>
      <draw:frame draw:id="id175" draw:style-name="a596" draw:name="Picture 6" svg:x="0in" svg:y="2.15468in" svg:width="11.41493in" svg:height="0.35123in" style:rel-width="scale" style:rel-height="scale">
        <draw:image xlink:href="media/image38.png" xlink:type="simple" xlink:show="embed" xlink:actuate="onLoad"/>
        <svg:title/>
        <svg:desc>HD-ShadowLong.png</svg:desc>
      </draw:frame>
      <draw:frame draw:id="id176" draw:style-name="a597" draw:name="Picture 7" svg:x="11.5768in" svg:y="2.15577in" svg:width="1.75306in" svg:height="0.15778in" style:rel-width="scale" style:rel-height="scale">
        <draw:image xlink:href="media/image39.png" xlink:type="simple" xlink:show="embed" xlink:actuate="onLoad"/>
        <svg:title/>
        <svg:desc>HD-ShadowShort.png</svg:desc>
      </draw:frame>
      <draw:custom-shape svg:x="0in" svg:y="0.66667in" svg:width="11.41493in" svg:height="1.49628in" draw:id="id177" draw:style-name="a600" draw:name="Rectangle 8">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78" draw:style-name="a603" draw:name="Rectangle 9">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frame draw:id="id179" presentation:style-name="a606" draw:name="Title 1" svg:x="0.74401in" svg:y="0.82374in" svg:width="10.51385in" svg:height="1.18213in" presentation:class="title" presentation:placeholder="false">
        <draw:text-box>
          <text:p text:style-name="a605" text:class-names="" text:cond-style-name=""><text:span text:style-name="a604" text:class-names="">Click to edit Master title style</text:span></text:p>
        </draw:text-box>
        <svg:title/>
        <svg:desc/>
      </draw:frame>
      <draw:frame draw:id="id180" presentation:style-name="a622" draw:name="Vertical Text Placeholder 2" svg:x="0.74401in" svg:y="2.55564in" svg:width="10.51385in" svg:height="3.93626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9" text:class-names="">Fifth level</text:span></text:p>
                            </text:list-item>
                          </text:list>
                        </text:list-item>
                      </text:list>
                    </text:list-item>
                  </text:list>
                </text:list-item>
              </text:list>
            </text:list-item>
          </text:list>
        </draw:text-box>
        <svg:title/>
        <svg:desc/>
      </draw:frame>
      <draw:frame draw:id="id181" presentation:style-name="a626" draw:name="Date Placeholder 3" svg:x="8.25785in" svg:y="6.49189in" svg:width="3in" svg:height="0.39931in" presentation:class="date-time" presentation:placeholder="false">
        <draw:text-box>
          <text:p text:style-name="a625" text:class-names="" text:cond-style-name=""><text:span text:style-name="a623" text:class-names=""><text:date text:fixed="false" style:data-style-name="a624">05/11/2023</text:date></text:span></text:p>
        </draw:text-box>
        <svg:title/>
        <svg:desc/>
      </draw:frame>
      <draw:frame draw:id="id182" presentation:style-name="a629" draw:name="Footer Placeholder 4" svg:x="0.74401in" svg:y="6.49189in" svg:width="7.51385in" svg:height="0.39931in" presentation:class="footer" presentation:placeholder="false">
        <draw:text-box>
          <text:p text:style-name="a628" text:class-names="" text:cond-style-name=""><text:span text:style-name="a627" text:class-names=""/></text:p>
        </draw:text-box>
        <svg:title/>
        <svg:desc/>
      </draw:frame>
      <draw:frame draw:id="id183" presentation:style-name="a632" draw:name="Slide Number Placeholder 5" svg:x="11.73387in" svg:y="0.82374in" svg:width="1.26219in" svg:height="1.1929in" presentation:class="page-number" presentation:placeholder="false">
        <draw:text-box>
          <text:p text:style-name="a631" text:class-names="" text:cond-style-name=""><text:span text:style-name="a630" text:class-names=""><text:page-number style:num-format="1" text:fixed="false"/></text:span></text:p>
        </draw:text-box>
        <svg:title/>
        <svg:desc/>
      </draw:frame>
    </style:master-page>
    <style:master-page style:name="Master1-Layout17-vertTitleAndTx-Vertical-Title-and-Text" style:page-layout-name="pageLayout1" draw:style-name="a634">
      <draw:frame draw:id="id184" draw:layer="Master1-bg" draw:style-name="a635" draw:name="Picture 6" svg:x="0in" svg:y="0in" svg:width="13.33333in" svg:height="7.5in" style:rel-width="scale" style:rel-height="scale">
        <draw:image xlink:href="media/image37.png" xlink:type="simple" xlink:show="embed" xlink:actuate="onLoad"/>
        <svg:title/>
        <svg:desc>hashOverlay-FullResolve.png</svg:desc>
      </draw:frame>
      <draw:custom-shape svg:width="5.58507in" svg:height="1.49628in" draw:id="id185" draw:style-name="a638" draw:transform="translate(-2.79253in -0.74814in) rotate(-1.5708) translate(11.66853in 2.79253in)"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width="1.75306in" svg:height="1.49628in" draw:id="id186" draw:style-name="a641" draw:transform="translate(-0.87653in -0.74814in) rotate(-1.5708) translate(11.66853in 6.62347in)" draw:name="Rectangle 7">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frame draw:id="id187" presentation:style-name="a644" draw:name="Vertical Title 1" svg:x="11.07746in" svg:y="0.66666in" svg:width="1.17432in" svg:height="4.76133in" presentation:class="title" presentation:placeholder="false">
        <draw:text-box>
          <text:p text:style-name="a643" text:class-names="" text:cond-style-name=""><text:span text:style-name="a642" text:class-names="">Click to edit Master title style</text:span></text:p>
        </draw:text-box>
        <svg:title/>
        <svg:desc/>
      </draw:frame>
      <draw:frame draw:id="id188" presentation:style-name="a660" draw:name="Vertical Text Placeholder 2" svg:x="0.74401in" svg:y="0.66666in" svg:width="9.70035in" svg:height="5.82523in" presentation:class="outline" presentation:placeholder="false">
        <draw:text-box>
          <text:list text:style-name="a647">
            <text:list-item>
              <text:p text:style-name="a646" text:class-names="" text:cond-style-name=""><text:span text:style-name="a645" text:class-names="">Click to edit Master text styles</text:span></text:p>
            </text:list-item>
          </text:list>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Fifth level</text:span></text:p>
                            </text:list-item>
                          </text:list>
                        </text:list-item>
                      </text:list>
                    </text:list-item>
                  </text:list>
                </text:list-item>
              </text:list>
            </text:list-item>
          </text:list>
        </draw:text-box>
        <svg:title/>
        <svg:desc/>
      </draw:frame>
      <draw:frame draw:id="id189" presentation:style-name="a664" draw:name="Date Placeholder 3" svg:x="7.44436in" svg:y="6.49189in" svg:width="3in" svg:height="0.39931in" presentation:class="date-time" presentation:placeholder="false">
        <draw:text-box>
          <text:p text:style-name="a663" text:class-names="" text:cond-style-name=""><text:span text:style-name="a661" text:class-names=""><text:date text:fixed="false" style:data-style-name="a662">05/11/2023</text:date></text:span></text:p>
        </draw:text-box>
        <svg:title/>
        <svg:desc/>
      </draw:frame>
      <draw:frame draw:id="id190" presentation:style-name="a667" draw:name="Footer Placeholder 4" svg:x="0.74401in" svg:y="6.49189in" svg:width="6.70036in" svg:height="0.39931in" presentation:class="footer" presentation:placeholder="false">
        <draw:text-box>
          <text:p text:style-name="a666" text:class-names="" text:cond-style-name=""><text:span text:style-name="a665" text:class-names=""/></text:p>
        </draw:text-box>
        <svg:title/>
        <svg:desc/>
      </draw:frame>
      <draw:frame draw:id="id191" presentation:style-name="a670" draw:name="Slide Number Placeholder 5" svg:x="11.04281in" svg:y="5.90402in" svg:width="1.26219in" svg:height="1.1929in" presentation:class="page-number" presentation:placeholder="false">
        <draw:text-box>
          <text:p text:style-name="a669" text:class-names="" text:cond-style-name=""><text:span text:style-name="a66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Bandaru naga sai dhanya</meta:initial-creator>
    <dc:creator>Bandaru naga sai dhanya</dc:creator>
    <meta:creation-date>2023-09-24T14:47:59Z</meta:creation-date>
    <dc:date>2023-11-05T17:06:58Z</dc:date>
    <meta:template xlink:href="Berlin" xlink:type="simple"/>
    <meta:editing-cycles>29</meta:editing-cycles>
    <meta:editing-duration>PT24394S</meta:editing-duration>
    <meta:document-statistic meta:paragraph-count="192" meta:word-count="1533"/>
  </office:meta>
</office:document-meta>
</file>